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36"/>
    <style:style style:name="co1" style:family="table-column">
      <style:table-column-properties fo:break-before="auto" style:column-width="1.65805555555556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2.04611111111111cm"/>
    </style:style>
    <style:style style:name="co4" style:family="table-column">
      <style:table-column-properties fo:break-before="auto" style:column-width="2.38125cm"/>
    </style:style>
    <style:style style:name="co5" style:family="table-column">
      <style:table-column-properties fo:break-before="auto" style:column-width="4.3568055555555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ro3" style:family="table-row">
      <style:table-row-properties style:row-height="12.6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Experiment 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<text:s/>T_start</text:p>
          </table:table-cell>
          <table:table-cell office:value-type="string" table:style-name="ce2">
            <text:p><text:s/>T_end</text:p>
          </table:table-cell>
          <table:table-cell office:value-type="string" table:style-name="ce3">
            <text:p>T_elapsed (ms)</text:p>
          </table:table-cell>
          <table:table-cell office:value-type="string" table:style-name="ce3">
            <text:p>P_CPU (%)</text:p>
          </table:table-cell>
          <table:table-cell office:value-type="string" table:style-name="ce3">
            <text:p>Pw_CPU (W)</text:p>
          </table:table-cell>
          <table:table-cell office:value-type="string" table:style-name="ce4">
            <text:p>Consumed energy (J=Ws)</text:p>
          </table:table-cell>
          <table:table-cell table:number-columns-repeated="16378" table:style-name="ce3"/>
        </table:table-row>
        <table:table-row table:style-name="ro2">
          <table:table-cell office:value-type="time" office:time-value="PT16H18M0S" table:style-name="ce5">
            <text:p>16:18:00</text:p>
          </table:table-cell>
          <table:table-cell office:value-type="time" office:time-value="PT16H18M1S" table:style-name="ce5">
            <text:p>16:18:01</text:p>
          </table:table-cell>
          <table:table-cell office:value-type="float" office:value="1014" table:style-name="ce1">
            <text:p>1014</text:p>
          </table:table-cell>
          <table:table-cell office:value-type="float" office:value="0.247" table:style-name="ce1">
            <text:p>0,247</text:p>
          </table:table-cell>
          <table:table-cell office:value-type="float" office:value="0.108" table:style-name="ce1">
            <text:p>0,108</text:p>
          </table:table-cell>
          <table:table-cell office:value-type="float" office:value="0.109512" table:formula="of:=[.C3]/1000*[.E3]" table:style-name="ce1">
            <text:p>0,109512</text:p>
          </table:table-cell>
          <table:table-cell table:number-columns-repeated="16378"/>
        </table:table-row>
        <table:table-row table:style-name="ro2">
          <table:table-cell office:value-type="time" office:time-value="PT16H18M1S" table:style-name="ce5">
            <text:p>16:18:01</text:p>
          </table:table-cell>
          <table:table-cell office:value-type="time" office:time-value="PT16H18M2S" table:style-name="ce5">
            <text:p>16:18:02</text:p>
          </table:table-cell>
          <table:table-cell office:value-type="float" office:value="1015" table:style-name="ce1">
            <text:p>1015</text:p>
          </table:table-cell>
          <table:table-cell office:value-type="float" office:value="0.73899999999999999" table:style-name="ce1">
            <text:p>0,739</text:p>
          </table:table-cell>
          <table:table-cell office:value-type="float" office:value="0.13200000000000001" table:style-name="ce1">
            <text:p>0,132</text:p>
          </table:table-cell>
          <table:table-cell office:value-type="float" office:value="0.13397999999999999" table:formula="of:=[.C4]/1000*[.E4]" table:style-name="ce1">
            <text:p>0,13398</text:p>
          </table:table-cell>
          <table:table-cell table:number-columns-repeated="16378"/>
        </table:table-row>
        <table:table-row table:style-name="ro2">
          <table:table-cell office:value-type="time" office:time-value="PT16H18M2S" table:style-name="ce5">
            <text:p>16:18:02</text:p>
          </table:table-cell>
          <table:table-cell office:value-type="time" office:time-value="PT16H18M3S" table:style-name="ce5">
            <text:p>16:18:03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" table:style-name="ce1">
            <text:p>0,1</text:p>
          </table:table-cell>
          <table:table-cell office:value-type="float" office:value="0.10149999999999999" table:formula="of:=[.C5]/1000*[.E5]" table:style-name="ce1">
            <text:p>0,1015</text:p>
          </table:table-cell>
          <table:table-cell table:number-columns-repeated="16378"/>
        </table:table-row>
        <table:table-row table:style-name="ro2">
          <table:table-cell office:value-type="time" office:time-value="PT16H18M3S" table:style-name="ce5">
            <text:p>16:18:03</text:p>
          </table:table-cell>
          <table:table-cell office:value-type="time" office:time-value="PT16H18M4S" table:style-name="ce5">
            <text:p>16:18:04</text:p>
          </table:table-cell>
          <table:table-cell office:value-type="float" office:value="1016" table:style-name="ce1">
            <text:p>1016</text:p>
          </table:table-cell>
          <table:table-cell office:value-type="float" office:value="0.73799999999999999" table:style-name="ce1">
            <text:p>0,738</text:p>
          </table:table-cell>
          <table:table-cell office:value-type="float" office:value="0.14099999999999999" table:style-name="ce1">
            <text:p>0,141</text:p>
          </table:table-cell>
          <table:table-cell office:value-type="float" office:value="0.14325599999999999" table:formula="of:=[.C6]/1000*[.E6]" table:style-name="ce1">
            <text:p>0,143256</text:p>
          </table:table-cell>
          <table:table-cell table:number-columns-repeated="16378"/>
        </table:table-row>
        <table:table-row table:style-name="ro2">
          <table:table-cell office:value-type="time" office:time-value="PT16H18M4S" table:style-name="ce5">
            <text:p>16:18:04</text:p>
          </table:table-cell>
          <table:table-cell office:value-type="time" office:time-value="PT16H18M5S" table:style-name="ce5">
            <text:p>16:18:05</text:p>
          </table:table-cell>
          <table:table-cell office:value-type="float" office:value="1015" table:style-name="ce1">
            <text:p>1015</text:p>
          </table:table-cell>
          <table:table-cell office:value-type="float" office:value="0.73899999999999999" table:style-name="ce1">
            <text:p>0,739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0.10048499999999999" table:formula="of:=[.C7]/1000*[.E7]" table:style-name="ce1">
            <text:p>0,100485</text:p>
          </table:table-cell>
          <table:table-cell table:number-columns-repeated="16378"/>
        </table:table-row>
        <table:table-row table:style-name="ro2">
          <table:table-cell office:value-type="time" office:time-value="PT16H18M5S" table:style-name="ce5">
            <text:p>16:18:05</text:p>
          </table:table-cell>
          <table:table-cell office:value-type="time" office:time-value="PT16H18M6S" table:style-name="ce5">
            <text:p>16:18:06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0199999999999999" table:style-name="ce1">
            <text:p>0,102</text:p>
          </table:table-cell>
          <table:table-cell office:value-type="float" office:value="0.10352999999999998" table:formula="of:=[.C8]/1000*[.E8]" table:style-name="ce1">
            <text:p>0,10353</text:p>
          </table:table-cell>
          <table:table-cell table:number-columns-repeated="16378"/>
        </table:table-row>
        <table:table-row table:style-name="ro2">
          <table:table-cell office:value-type="time" office:time-value="PT16H18M6S" table:style-name="ce5">
            <text:p>16:18:06</text:p>
          </table:table-cell>
          <table:table-cell office:value-type="time" office:time-value="PT16H18M7S" table:style-name="ce5">
            <text:p>16:18:07</text:p>
          </table:table-cell>
          <table:table-cell office:value-type="float" office:value="1015" table:style-name="ce1">
            <text:p>1015</text:p>
          </table:table-cell>
          <table:table-cell office:value-type="float" office:value="0.73899999999999999" table:style-name="ce1">
            <text:p>0,739</text:p>
          </table:table-cell>
          <table:table-cell office:value-type="float" office:value="9.8000000000000004E-2" table:style-name="ce1">
            <text:p>0,098</text:p>
          </table:table-cell>
          <table:table-cell office:value-type="float" office:value="9.9469999999999989E-2" table:formula="of:=[.C9]/1000*[.E9]" table:style-name="ce1">
            <text:p>0,09947</text:p>
          </table:table-cell>
          <table:table-cell table:number-columns-repeated="16378"/>
        </table:table-row>
        <table:table-row table:style-name="ro2">
          <table:table-cell office:value-type="time" office:time-value="PT16H18M7S" table:style-name="ce5">
            <text:p>16:18:07</text:p>
          </table:table-cell>
          <table:table-cell office:value-type="time" office:time-value="PT16H18M8S" table:style-name="ce5">
            <text:p>16:18:08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0.102515" table:formula="of:=[.C10]/1000*[.E10]" table:style-name="ce1">
            <text:p>0,102515</text:p>
          </table:table-cell>
          <table:table-cell table:number-columns-repeated="16378"/>
        </table:table-row>
        <table:table-row table:style-name="ro2">
          <table:table-cell office:value-type="time" office:time-value="PT16H18M8S" table:style-name="ce5">
            <text:p>16:18:08</text:p>
          </table:table-cell>
          <table:table-cell office:value-type="time" office:time-value="PT16H18M9S" table:style-name="ce5">
            <text:p>16:18:09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9.3379999999999991E-2" table:formula="of:=[.C11]/1000*[.E11]" table:style-name="ce1">
            <text:p>0,09338</text:p>
          </table:table-cell>
          <table:table-cell table:number-columns-repeated="16378"/>
        </table:table-row>
        <table:table-row table:style-name="ro2">
          <table:table-cell office:value-type="time" office:time-value="PT16H18M9S" table:style-name="ce5">
            <text:p>16:18:09</text:p>
          </table:table-cell>
          <table:table-cell office:value-type="time" office:time-value="PT16H18M10S" table:style-name="ce5">
            <text:p>16:18:10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9.7000000000000003E-2" table:style-name="ce1">
            <text:p>0,097</text:p>
          </table:table-cell>
          <table:table-cell office:value-type="float" office:value="9.8454999999999987E-2" table:formula="of:=[.C12]/1000*[.E12]" table:style-name="ce1">
            <text:p>0,098455</text:p>
          </table:table-cell>
          <table:table-cell table:number-columns-repeated="16378"/>
        </table:table-row>
        <table:table-row table:style-name="ro2">
          <table:table-cell office:value-type="time" office:time-value="PT16H18M10S" table:style-name="ce5">
            <text:p>16:18:10</text:p>
          </table:table-cell>
          <table:table-cell office:value-type="time" office:time-value="PT16H18M11S" table:style-name="ce5">
            <text:p>16:18:11</text:p>
          </table:table-cell>
          <table:table-cell office:value-type="float" office:value="1015" table:style-name="ce1">
            <text:p>1015</text:p>
          </table:table-cell>
          <table:table-cell office:value-type="float" office:value="0.73899999999999999" table:style-name="ce1">
            <text:p>0,739</text:p>
          </table:table-cell>
          <table:table-cell office:value-type="float" office:value="0.105" table:style-name="ce1">
            <text:p>0,105</text:p>
          </table:table-cell>
          <table:table-cell office:value-type="float" office:value="0.10657499999999999" table:formula="of:=[.C13]/1000*[.E13]" table:style-name="ce1">
            <text:p>0,106575</text:p>
          </table:table-cell>
          <table:table-cell table:number-columns-repeated="16378"/>
        </table:table-row>
        <table:table-row table:style-name="ro2">
          <table:table-cell office:value-type="time" office:time-value="PT16H18M11S" table:style-name="ce5">
            <text:p>16:18:11</text:p>
          </table:table-cell>
          <table:table-cell office:value-type="time" office:time-value="PT16H18M12S" table:style-name="ce5">
            <text:p>16:18:12</text:p>
          </table:table-cell>
          <table:table-cell office:value-type="float" office:value="1016" table:style-name="ce1">
            <text:p>1016</text:p>
          </table:table-cell>
          <table:table-cell office:value-type="float" office:value="1.476" table:style-name="ce1">
            <text:p>1,476</text:p>
          </table:table-cell>
          <table:table-cell office:value-type="float" office:value="0.13500000000000001" table:style-name="ce1">
            <text:p>0,135</text:p>
          </table:table-cell>
          <table:table-cell office:value-type="float" office:value="0.13716" table:formula="of:=[.C14]/1000*[.E14]" table:style-name="ce1">
            <text:p>0,13716</text:p>
          </table:table-cell>
          <table:table-cell table:number-columns-repeated="16378"/>
        </table:table-row>
        <table:table-row table:style-name="ro2">
          <table:table-cell office:value-type="time" office:time-value="PT16H18M12S" table:style-name="ce5">
            <text:p>16:18:12</text:p>
          </table:table-cell>
          <table:table-cell office:value-type="time" office:time-value="PT16H18M13S" table:style-name="ce5">
            <text:p>16:18:13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0199999999999999" table:style-name="ce1">
            <text:p>0,102</text:p>
          </table:table-cell>
          <table:table-cell office:value-type="float" office:value="0.10352999999999998" table:formula="of:=[.C15]/1000*[.E15]" table:style-name="ce1">
            <text:p>0,10353</text:p>
          </table:table-cell>
          <table:table-cell table:number-columns-repeated="16378"/>
        </table:table-row>
        <table:table-row table:style-name="ro2">
          <table:table-cell office:value-type="time" office:time-value="PT16H18M13S" table:style-name="ce5">
            <text:p>16:18:13</text:p>
          </table:table-cell>
          <table:table-cell office:value-type="time" office:time-value="PT16H18M14S" table:style-name="ce5">
            <text:p>16:18:14</text:p>
          </table:table-cell>
          <table:table-cell office:value-type="float" office:value="1016" table:style-name="ce1">
            <text:p>1016</text:p>
          </table:table-cell>
          <table:table-cell office:value-type="float" office:value="0.73799999999999999" table:style-name="ce1">
            <text:p>0,738</text:p>
          </table:table-cell>
          <table:table-cell office:value-type="float" office:value="0.105" table:style-name="ce1">
            <text:p>0,105</text:p>
          </table:table-cell>
          <table:table-cell office:value-type="float" office:value="0.10668" table:formula="of:=[.C16]/1000*[.E16]" table:style-name="ce1">
            <text:p>0,10668</text:p>
          </table:table-cell>
          <table:table-cell table:number-columns-repeated="16378"/>
        </table:table-row>
        <table:table-row table:style-name="ro2">
          <table:table-cell office:value-type="time" office:time-value="PT16H18M14S" table:style-name="ce5">
            <text:p>16:18:14</text:p>
          </table:table-cell>
          <table:table-cell office:value-type="time" office:time-value="PT16H18M15S" table:style-name="ce5">
            <text:p>16:18:15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04" table:style-name="ce1">
            <text:p>0,104</text:p>
          </table:table-cell>
          <table:table-cell office:value-type="float" office:value="0.10555999999999999" table:formula="of:=[.C17]/1000*[.E17]" table:style-name="ce1">
            <text:p>0,10556</text:p>
          </table:table-cell>
          <table:table-cell table:number-columns-repeated="16378"/>
        </table:table-row>
        <table:table-row table:style-name="ro2">
          <table:table-cell office:value-type="time" office:time-value="PT16H18M15S" table:style-name="ce5">
            <text:p>16:18:15</text:p>
          </table:table-cell>
          <table:table-cell office:value-type="time" office:time-value="PT16H18M16S" table:style-name="ce5">
            <text:p>16:18:16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11" table:style-name="ce1">
            <text:p>0,111</text:p>
          </table:table-cell>
          <table:table-cell office:value-type="float" office:value="0.11266499999999999" table:formula="of:=[.C18]/1000*[.E18]" table:style-name="ce1">
            <text:p>0,112665</text:p>
          </table:table-cell>
          <table:table-cell table:number-columns-repeated="16378"/>
        </table:table-row>
        <table:table-row table:style-name="ro2">
          <table:table-cell office:value-type="time" office:time-value="PT16H18M16S" table:style-name="ce5">
            <text:p>16:18:16</text:p>
          </table:table-cell>
          <table:table-cell office:value-type="time" office:time-value="PT16H18M17S" table:style-name="ce5">
            <text:p>16:18:17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1600000000000001" table:style-name="ce1">
            <text:p>0,116</text:p>
          </table:table-cell>
          <table:table-cell office:value-type="float" office:value="0.11774" table:formula="of:=[.C19]/1000*[.E19]" table:style-name="ce1">
            <text:p>0,11774</text:p>
          </table:table-cell>
          <table:table-cell table:number-columns-repeated="16378"/>
        </table:table-row>
        <table:table-row table:style-name="ro2">
          <table:table-cell office:value-type="time" office:time-value="PT16H18M17S" table:style-name="ce5">
            <text:p>16:18:17</text:p>
          </table:table-cell>
          <table:table-cell office:value-type="time" office:time-value="PT16H18M18S" table:style-name="ce5">
            <text:p>16:18:18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05" table:style-name="ce1">
            <text:p>0,105</text:p>
          </table:table-cell>
          <table:table-cell office:value-type="float" office:value="0.10657499999999999" table:formula="of:=[.C20]/1000*[.E20]" table:style-name="ce1">
            <text:p>0,106575</text:p>
          </table:table-cell>
          <table:table-cell table:number-columns-repeated="16378"/>
        </table:table-row>
        <table:table-row table:style-name="ro2">
          <table:table-cell office:value-type="time" office:time-value="PT16H18M18S" table:style-name="ce5">
            <text:p>16:18:18</text:p>
          </table:table-cell>
          <table:table-cell office:value-type="time" office:time-value="PT16H18M19S" table:style-name="ce5">
            <text:p>16:18:19</text:p>
          </table:table-cell>
          <table:table-cell office:value-type="float" office:value="1015" table:style-name="ce1">
            <text:p>1015</text:p>
          </table:table-cell>
          <table:table-cell office:value-type="float" office:value="0.73899999999999999" table:style-name="ce1">
            <text:p>0,739</text:p>
          </table:table-cell>
          <table:table-cell office:value-type="float" office:value="9.4E-2" table:style-name="ce1">
            <text:p>0,094</text:p>
          </table:table-cell>
          <table:table-cell office:value-type="float" office:value="9.5409999999999995E-2" table:formula="of:=[.C21]/1000*[.E21]" table:style-name="ce1">
            <text:p>0,09541</text:p>
          </table:table-cell>
          <table:table-cell table:number-columns-repeated="16378"/>
        </table:table-row>
        <table:table-row table:style-name="ro2">
          <table:table-cell office:value-type="time" office:time-value="PT16H18M19S" table:style-name="ce5">
            <text:p>16:18:19</text:p>
          </table:table-cell>
          <table:table-cell office:value-type="time" office:time-value="PT16H18M20S" table:style-name="ce5">
            <text:p>16:18:20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0.102515" table:formula="of:=[.C22]/1000*[.E22]" table:style-name="ce1">
            <text:p>0,102515</text:p>
          </table:table-cell>
          <table:table-cell table:number-columns-repeated="16378"/>
        </table:table-row>
        <table:table-row table:style-name="ro2">
          <table:table-cell office:value-type="time" office:time-value="PT16H18M20S" table:style-name="ce5">
            <text:p>16:18:20</text:p>
          </table:table-cell>
          <table:table-cell office:value-type="time" office:time-value="PT16H18M21S" table:style-name="ce5">
            <text:p>16:18:21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" table:style-name="ce1">
            <text:p>0,1</text:p>
          </table:table-cell>
          <table:table-cell office:value-type="float" office:value="0.1014" table:formula="of:=[.C23]/1000*[.E23]" table:style-name="ce1">
            <text:p>0,1014</text:p>
          </table:table-cell>
          <table:table-cell table:number-columns-repeated="16378"/>
        </table:table-row>
        <table:table-row table:style-name="ro2">
          <table:table-cell office:value-type="time" office:time-value="PT16H18M21S" table:style-name="ce5">
            <text:p>16:18:21</text:p>
          </table:table-cell>
          <table:table-cell office:value-type="time" office:time-value="PT16H18M22S" table:style-name="ce5">
            <text:p>16:18:22</text:p>
          </table:table-cell>
          <table:table-cell office:value-type="float" office:value="1015" table:style-name="ce1">
            <text:p>1015</text:p>
          </table:table-cell>
          <table:table-cell office:value-type="float" office:value="0.73899999999999999" table:style-name="ce1">
            <text:p>0,739</text:p>
          </table:table-cell>
          <table:table-cell office:value-type="float" office:value="9.2999999999999999E-2" table:style-name="ce1">
            <text:p>0,093</text:p>
          </table:table-cell>
          <table:table-cell office:value-type="float" office:value="9.4394999999999993E-2" table:formula="of:=[.C24]/1000*[.E24]" table:style-name="ce1">
            <text:p>0,094395</text:p>
          </table:table-cell>
          <table:table-cell table:number-columns-repeated="16378"/>
        </table:table-row>
        <table:table-row table:style-name="ro2">
          <table:table-cell office:value-type="time" office:time-value="PT16H18M22S" table:style-name="ce5">
            <text:p>16:18:22</text:p>
          </table:table-cell>
          <table:table-cell office:value-type="time" office:time-value="PT16H18M23S" table:style-name="ce5">
            <text:p>16:18:23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9700000000000001" table:style-name="ce1">
            <text:p>0,197</text:p>
          </table:table-cell>
          <table:table-cell office:value-type="float" office:value="0.19995499999999999" table:formula="of:=[.C25]/1000*[.E25]" table:style-name="ce1">
            <text:p>0,199955</text:p>
          </table:table-cell>
          <table:table-cell table:number-columns-repeated="16378"/>
        </table:table-row>
        <table:table-row table:style-name="ro2">
          <table:table-cell office:value-type="time" office:time-value="PT16H18M23S" table:style-name="ce5">
            <text:p>16:18:23</text:p>
          </table:table-cell>
          <table:table-cell office:value-type="time" office:time-value="PT16H18M24S" table:style-name="ce5">
            <text:p>16:18:24</text:p>
          </table:table-cell>
          <table:table-cell office:value-type="float" office:value="1017" table:style-name="ce1">
            <text:p>1017</text:p>
          </table:table-cell>
          <table:table-cell office:value-type="float" office:value="0.73699999999999999" table:style-name="ce1">
            <text:p>0,737</text:p>
          </table:table-cell>
          <table:table-cell office:value-type="float" office:value="0.113" table:style-name="ce1">
            <text:p>0,113</text:p>
          </table:table-cell>
          <table:table-cell office:value-type="float" office:value="0.114921" table:formula="of:=[.C26]/1000*[.E26]" table:style-name="ce1">
            <text:p>0,114921</text:p>
          </table:table-cell>
          <table:table-cell table:number-columns-repeated="16378"/>
        </table:table-row>
        <table:table-row table:style-name="ro2">
          <table:table-cell office:value-type="time" office:time-value="PT16H18M24S" table:style-name="ce5">
            <text:p>16:18:24</text:p>
          </table:table-cell>
          <table:table-cell office:value-type="time" office:time-value="PT16H18M25S" table:style-name="ce5">
            <text:p>16:18:25</text:p>
          </table:table-cell>
          <table:table-cell office:value-type="float" office:value="1014" table:style-name="ce1">
            <text:p>1014</text:p>
          </table:table-cell>
          <table:table-cell office:value-type="float" office:value="0.247" table:style-name="ce1">
            <text:p>0,247</text:p>
          </table:table-cell>
          <table:table-cell office:value-type="float" office:value="0.11" table:style-name="ce1">
            <text:p>0,11</text:p>
          </table:table-cell>
          <table:table-cell office:value-type="float" office:value="0.11154" table:formula="of:=[.C27]/1000*[.E27]" table:style-name="ce1">
            <text:p>0,11154</text:p>
          </table:table-cell>
          <table:table-cell table:number-columns-repeated="16378"/>
        </table:table-row>
        <table:table-row table:style-name="ro2">
          <table:table-cell office:value-type="time" office:time-value="PT16H18M25S" table:style-name="ce5">
            <text:p>16:18:25</text:p>
          </table:table-cell>
          <table:table-cell office:value-type="time" office:time-value="PT16H18M26S" table:style-name="ce5">
            <text:p>16:18:26</text:p>
          </table:table-cell>
          <table:table-cell office:value-type="float" office:value="1015" table:style-name="ce1">
            <text:p>1015</text:p>
          </table:table-cell>
          <table:table-cell office:value-type="float" office:value="0.73899999999999999" table:style-name="ce1">
            <text:p>0,739</text:p>
          </table:table-cell>
          <table:table-cell office:value-type="float" office:value="9.7000000000000003E-2" table:style-name="ce1">
            <text:p>0,097</text:p>
          </table:table-cell>
          <table:table-cell office:value-type="float" office:value="9.8454999999999987E-2" table:formula="of:=[.C28]/1000*[.E28]" table:style-name="ce1">
            <text:p>0,098455</text:p>
          </table:table-cell>
          <table:table-cell table:number-columns-repeated="16378"/>
        </table:table-row>
        <table:table-row table:style-name="ro2">
          <table:table-cell office:value-type="time" office:time-value="PT16H18M26S" table:style-name="ce5">
            <text:p>16:18:26</text:p>
          </table:table-cell>
          <table:table-cell office:value-type="time" office:time-value="PT16H18M27S" table:style-name="ce5">
            <text:p>16:18:27</text:p>
          </table:table-cell>
          <table:table-cell office:value-type="float" office:value="1015" table:style-name="ce1">
            <text:p>1015</text:p>
          </table:table-cell>
          <table:table-cell office:value-type="float" office:value="0.73899999999999999" table:style-name="ce1">
            <text:p>0,739</text:p>
          </table:table-cell>
          <table:table-cell office:value-type="float" office:value="0.10299999999999999" table:style-name="ce1">
            <text:p>0,103</text:p>
          </table:table-cell>
          <table:table-cell office:value-type="float" office:value="0.10454499999999999" table:formula="of:=[.C29]/1000*[.E29]" table:style-name="ce1">
            <text:p>0,104545</text:p>
          </table:table-cell>
          <table:table-cell table:number-columns-repeated="16378"/>
        </table:table-row>
        <table:table-row table:style-name="ro2">
          <table:table-cell office:value-type="time" office:time-value="PT16H18M27S" table:style-name="ce5">
            <text:p>16:18:27</text:p>
          </table:table-cell>
          <table:table-cell office:value-type="time" office:time-value="PT16H18M28S" table:style-name="ce5">
            <text:p>16:18:28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8.8999999999999996E-2" table:style-name="ce1">
            <text:p>0,089</text:p>
          </table:table-cell>
          <table:table-cell office:value-type="float" office:value="9.0334999999999985E-2" table:formula="of:=[.C30]/1000*[.E30]" table:style-name="ce1">
            <text:p>0,090335</text:p>
          </table:table-cell>
          <table:table-cell table:number-columns-repeated="16378"/>
        </table:table-row>
        <table:table-row table:style-name="ro2">
          <table:table-cell office:value-type="time" office:time-value="PT16H18M28S" table:style-name="ce5">
            <text:p>16:18:28</text:p>
          </table:table-cell>
          <table:table-cell office:value-type="time" office:time-value="PT16H18M29S" table:style-name="ce5">
            <text:p>16:18:29</text:p>
          </table:table-cell>
          <table:table-cell office:value-type="float" office:value="1015" table:style-name="ce1">
            <text:p>1015</text:p>
          </table:table-cell>
          <table:table-cell office:value-type="float" office:value="1.478" table:style-name="ce1">
            <text:p>1,478</text:p>
          </table:table-cell>
          <table:table-cell office:value-type="float" office:value="0.11799999999999999" table:style-name="ce1">
            <text:p>0,118</text:p>
          </table:table-cell>
          <table:table-cell office:value-type="float" office:value="0.11976999999999999" table:formula="of:=[.C31]/1000*[.E31]" table:style-name="ce1">
            <text:p>0,11977</text:p>
          </table:table-cell>
          <table:table-cell table:number-columns-repeated="16378"/>
        </table:table-row>
        <table:table-row table:style-name="ro2">
          <table:table-cell office:value-type="time" office:time-value="PT16H18M29S" table:style-name="ce5">
            <text:p>16:18:29</text:p>
          </table:table-cell>
          <table:table-cell office:value-type="time" office:time-value="PT16H18M30S" table:style-name="ce5">
            <text:p>16:18:30</text:p>
          </table:table-cell>
          <table:table-cell office:value-type="float" office:value="1014" table:style-name="ce1">
            <text:p>1014</text:p>
          </table:table-cell>
          <table:table-cell office:value-type="float" office:value="0.74" table:style-name="ce1">
            <text:p>0,74</text:p>
          </table:table-cell>
          <table:table-cell office:value-type="float" office:value="0.14399999999999999" table:style-name="ce1">
            <text:p>0,144</text:p>
          </table:table-cell>
          <table:table-cell office:value-type="float" office:value="0.14601599999999998" table:formula="of:=[.C32]/1000*[.E32]" table:style-name="ce1">
            <text:p>0,146016</text:p>
          </table:table-cell>
          <table:table-cell table:number-columns-repeated="16378"/>
        </table:table-row>
        <table:table-row table:style-name="ro2">
          <table:table-cell office:value-type="time" office:time-value="PT16H18M30S" table:style-name="ce5">
            <text:p>16:18:30</text:p>
          </table:table-cell>
          <table:table-cell office:value-type="time" office:time-value="PT16H18M32S" table:style-name="ce5">
            <text:p>16:18:32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4599999999999999" table:style-name="ce1">
            <text:p>0,146</text:p>
          </table:table-cell>
          <table:table-cell office:value-type="float" office:value="0.14818999999999999" table:formula="of:=[.C33]/1000*[.E33]" table:style-name="ce1">
            <text:p>0,14819</text:p>
          </table:table-cell>
          <table:table-cell table:number-columns-repeated="16378"/>
        </table:table-row>
        <table:table-row table:style-name="ro2">
          <table:table-cell office:value-type="time" office:time-value="PT16H18M32S" table:style-name="ce5">
            <text:p>16:18:32</text:p>
          </table:table-cell>
          <table:table-cell office:value-type="time" office:time-value="PT16H18M33S" table:style-name="ce5">
            <text:p>16:18:33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9.7000000000000003E-2" table:style-name="ce1">
            <text:p>0,097</text:p>
          </table:table-cell>
          <table:table-cell office:value-type="float" office:value="9.8358000000000001E-2" table:formula="of:=[.C34]/1000*[.E34]" table:style-name="ce1">
            <text:p>0,098358</text:p>
          </table:table-cell>
          <table:table-cell table:number-columns-repeated="16378"/>
        </table:table-row>
        <table:table-row table:style-name="ro2">
          <table:table-cell office:value-type="time" office:time-value="PT16H18M33S" table:style-name="ce5">
            <text:p>16:18:33</text:p>
          </table:table-cell>
          <table:table-cell office:value-type="time" office:time-value="PT16H18M34S" table:style-name="ce5">
            <text:p>16:18:34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0299999999999999" table:style-name="ce1">
            <text:p>0,103</text:p>
          </table:table-cell>
          <table:table-cell office:value-type="float" office:value="0.10454499999999999" table:formula="of:=[.C35]/1000*[.E35]" table:style-name="ce1">
            <text:p>0,104545</text:p>
          </table:table-cell>
          <table:table-cell table:number-columns-repeated="16378"/>
        </table:table-row>
        <table:table-row table:style-name="ro2">
          <table:table-cell office:value-type="time" office:time-value="PT16H18M34S" table:style-name="ce5">
            <text:p>16:18:34</text:p>
          </table:table-cell>
          <table:table-cell office:value-type="time" office:time-value="PT16H18M35S" table:style-name="ce5">
            <text:p>16:18:35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12" table:style-name="ce1">
            <text:p>0,112</text:p>
          </table:table-cell>
          <table:table-cell office:value-type="float" office:value="0.11367999999999999" table:formula="of:=[.C36]/1000*[.E36]" table:style-name="ce1">
            <text:p>0,11368</text:p>
          </table:table-cell>
          <table:table-cell table:number-columns-repeated="16378"/>
        </table:table-row>
        <table:table-row table:style-name="ro2">
          <table:table-cell office:value-type="time" office:time-value="PT16H18M35S" table:style-name="ce5">
            <text:p>16:18:35</text:p>
          </table:table-cell>
          <table:table-cell office:value-type="time" office:time-value="PT16H18M36S" table:style-name="ce5">
            <text:p>16:18:36</text:p>
          </table:table-cell>
          <table:table-cell office:value-type="float" office:value="1014" table:style-name="ce1">
            <text:p>1014</text:p>
          </table:table-cell>
          <table:table-cell office:value-type="float" office:value="0.74" table:style-name="ce1">
            <text:p>0,74</text:p>
          </table:table-cell>
          <table:table-cell office:value-type="float" office:value="9.2999999999999999E-2" table:style-name="ce1">
            <text:p>0,093</text:p>
          </table:table-cell>
          <table:table-cell office:value-type="float" office:value="9.4301999999999997E-2" table:formula="of:=[.C37]/1000*[.E37]" table:style-name="ce1">
            <text:p>0,094302</text:p>
          </table:table-cell>
          <table:table-cell table:number-columns-repeated="16378"/>
        </table:table-row>
        <table:table-row table:style-name="ro2">
          <table:table-cell office:value-type="time" office:time-value="PT16H18M36S" table:style-name="ce5">
            <text:p>16:18:36</text:p>
          </table:table-cell>
          <table:table-cell office:value-type="time" office:time-value="PT16H18M37S" table:style-name="ce5">
            <text:p>16:18:37</text:p>
          </table:table-cell>
          <table:table-cell office:value-type="float" office:value="1014" table:style-name="ce1">
            <text:p>1014</text:p>
          </table:table-cell>
          <table:table-cell office:value-type="float" office:value="0.98599999999999999" table:style-name="ce1">
            <text:p>0,986</text:p>
          </table:table-cell>
          <table:table-cell office:value-type="float" office:value="0.11600000000000001" table:style-name="ce1">
            <text:p>0,116</text:p>
          </table:table-cell>
          <table:table-cell office:value-type="float" office:value="0.11762400000000001" table:formula="of:=[.C38]/1000*[.E38]" table:style-name="ce1">
            <text:p>0,117624</text:p>
          </table:table-cell>
          <table:table-cell table:number-columns-repeated="16378"/>
        </table:table-row>
        <table:table-row table:style-name="ro2">
          <table:table-cell office:value-type="time" office:time-value="PT16H18M37S" table:style-name="ce5">
            <text:p>16:18:37</text:p>
          </table:table-cell>
          <table:table-cell office:value-type="time" office:time-value="PT16H18M38S" table:style-name="ce5">
            <text:p>16:18:38</text:p>
          </table:table-cell>
          <table:table-cell office:value-type="float" office:value="1014" table:style-name="ce1">
            <text:p>1014</text:p>
          </table:table-cell>
          <table:table-cell office:value-type="float" office:value="0.74" table:style-name="ce1">
            <text:p>0,74</text:p>
          </table:table-cell>
          <table:table-cell office:value-type="float" office:value="9.7000000000000003E-2" table:style-name="ce1">
            <text:p>0,097</text:p>
          </table:table-cell>
          <table:table-cell office:value-type="float" office:value="9.8358000000000001E-2" table:formula="of:=[.C39]/1000*[.E39]" table:style-name="ce1">
            <text:p>0,098358</text:p>
          </table:table-cell>
          <table:table-cell table:number-columns-repeated="16378"/>
        </table:table-row>
        <table:table-row table:style-name="ro2">
          <table:table-cell office:value-type="time" office:time-value="PT16H18M38S" table:style-name="ce5">
            <text:p>16:18:38</text:p>
          </table:table-cell>
          <table:table-cell office:value-type="time" office:time-value="PT16H18M39S" table:style-name="ce5">
            <text:p>16:18:39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09" table:style-name="ce1">
            <text:p>0,09</text:p>
          </table:table-cell>
          <table:table-cell office:value-type="float" office:value="9.1259999999999994E-2" table:formula="of:=[.C40]/1000*[.E40]" table:style-name="ce1">
            <text:p>0,09126</text:p>
          </table:table-cell>
          <table:table-cell table:number-columns-repeated="16378"/>
        </table:table-row>
        <table:table-row table:style-name="ro2">
          <table:table-cell office:value-type="time" office:time-value="PT16H18M39S" table:style-name="ce5">
            <text:p>16:18:39</text:p>
          </table:table-cell>
          <table:table-cell office:value-type="time" office:time-value="PT16H18M40S" table:style-name="ce5">
            <text:p>16:18:40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7199999999999999" table:style-name="ce1">
            <text:p>0,172</text:p>
          </table:table-cell>
          <table:table-cell office:value-type="float" office:value="0.17440799999999998" table:formula="of:=[.C41]/1000*[.E41]" table:style-name="ce1">
            <text:p>0,174408</text:p>
          </table:table-cell>
          <table:table-cell table:number-columns-repeated="16378"/>
        </table:table-row>
        <table:table-row table:style-name="ro2">
          <table:table-cell office:value-type="time" office:time-value="PT16H18M40S" table:style-name="ce5">
            <text:p>16:18:40</text:p>
          </table:table-cell>
          <table:table-cell office:value-type="time" office:time-value="PT16H18M41S" table:style-name="ce5">
            <text:p>16:18:41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4099999999999999" table:style-name="ce1">
            <text:p>0,141</text:p>
          </table:table-cell>
          <table:table-cell office:value-type="float" office:value="0.14311499999999996" table:formula="of:=[.C42]/1000*[.E42]" table:style-name="ce1">
            <text:p>0,143115</text:p>
          </table:table-cell>
          <table:table-cell table:number-columns-repeated="16378"/>
        </table:table-row>
        <table:table-row table:style-name="ro2">
          <table:table-cell office:value-type="time" office:time-value="PT16H18M41S" table:style-name="ce5">
            <text:p>16:18:41</text:p>
          </table:table-cell>
          <table:table-cell office:value-type="time" office:time-value="PT16H18M42S" table:style-name="ce5">
            <text:p>16:18:42</text:p>
          </table:table-cell>
          <table:table-cell office:value-type="float" office:value="1014" table:style-name="ce1">
            <text:p>1014</text:p>
          </table:table-cell>
          <table:table-cell office:value-type="float" office:value="0.74" table:style-name="ce1">
            <text:p>0,74</text:p>
          </table:table-cell>
          <table:table-cell office:value-type="float" office:value="9.5000000000000001E-2" table:style-name="ce1">
            <text:p>0,095</text:p>
          </table:table-cell>
          <table:table-cell office:value-type="float" office:value="9.6329999999999999E-2" table:formula="of:=[.C43]/1000*[.E43]" table:style-name="ce1">
            <text:p>0,09633</text:p>
          </table:table-cell>
          <table:table-cell table:number-columns-repeated="16378"/>
        </table:table-row>
        <table:table-row table:style-name="ro2">
          <table:table-cell office:value-type="time" office:time-value="PT16H18M42S" table:style-name="ce5">
            <text:p>16:18:42</text:p>
          </table:table-cell>
          <table:table-cell office:value-type="time" office:time-value="PT16H18M43S" table:style-name="ce5">
            <text:p>16:18:43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9.6000000000000002E-2" table:style-name="ce1">
            <text:p>0,096</text:p>
          </table:table-cell>
          <table:table-cell office:value-type="float" office:value="9.7344E-2" table:formula="of:=[.C44]/1000*[.E44]" table:style-name="ce1">
            <text:p>0,097344</text:p>
          </table:table-cell>
          <table:table-cell table:number-columns-repeated="16378"/>
        </table:table-row>
        <table:table-row table:style-name="ro2">
          <table:table-cell office:value-type="time" office:time-value="PT16H18M43S" table:style-name="ce5">
            <text:p>16:18:43</text:p>
          </table:table-cell>
          <table:table-cell office:value-type="time" office:time-value="PT16H18M44S" table:style-name="ce5">
            <text:p>16:18:44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9.2999999999999999E-2" table:style-name="ce1">
            <text:p>0,093</text:p>
          </table:table-cell>
          <table:table-cell office:value-type="float" office:value="9.4301999999999997E-2" table:formula="of:=[.C45]/1000*[.E45]" table:style-name="ce1">
            <text:p>0,094302</text:p>
          </table:table-cell>
          <table:table-cell table:number-columns-repeated="16378"/>
        </table:table-row>
        <table:table-row table:style-name="ro2">
          <table:table-cell office:value-type="time" office:time-value="PT16H18M44S" table:style-name="ce5">
            <text:p>16:18:44</text:p>
          </table:table-cell>
          <table:table-cell office:value-type="time" office:time-value="PT16H18M45S" table:style-name="ce5">
            <text:p>16:18:45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28399999999999997" table:style-name="ce1">
            <text:p>0,284</text:p>
          </table:table-cell>
          <table:table-cell office:value-type="float" office:value="0.28797599999999995" table:formula="of:=[.C46]/1000*[.E46]" table:style-name="ce1">
            <text:p>0,287976</text:p>
          </table:table-cell>
          <table:table-cell table:number-columns-repeated="16378"/>
        </table:table-row>
        <table:table-row table:style-name="ro2">
          <table:table-cell office:value-type="time" office:time-value="PT16H18M45S" table:style-name="ce5">
            <text:p>16:18:45</text:p>
          </table:table-cell>
          <table:table-cell office:value-type="time" office:time-value="PT16H18M46S" table:style-name="ce5">
            <text:p>16:18:46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1" table:style-name="ce1">
            <text:p>0,11</text:p>
          </table:table-cell>
          <table:table-cell office:value-type="float" office:value="0.11154" table:formula="of:=[.C47]/1000*[.E47]" table:style-name="ce1">
            <text:p>0,11154</text:p>
          </table:table-cell>
          <table:table-cell table:number-columns-repeated="16378"/>
        </table:table-row>
        <table:table-row table:style-name="ro2">
          <table:table-cell office:value-type="time" office:time-value="PT16H18M46S" table:style-name="ce5">
            <text:p>16:18:46</text:p>
          </table:table-cell>
          <table:table-cell office:value-type="time" office:time-value="PT16H18M47S" table:style-name="ce5">
            <text:p>16:18:47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0.114" table:style-name="ce1">
            <text:p>0,114</text:p>
          </table:table-cell>
          <table:table-cell office:value-type="float" office:value="0.11548199999999999" table:formula="of:=[.C48]/1000*[.E48]" table:style-name="ce1">
            <text:p>0,115482</text:p>
          </table:table-cell>
          <table:table-cell table:number-columns-repeated="16378"/>
        </table:table-row>
        <table:table-row table:style-name="ro2">
          <table:table-cell office:value-type="time" office:time-value="PT16H18M47S" table:style-name="ce5">
            <text:p>16:18:47</text:p>
          </table:table-cell>
          <table:table-cell office:value-type="time" office:time-value="PT16H18M48S" table:style-name="ce5">
            <text:p>16:18:48</text:p>
          </table:table-cell>
          <table:table-cell office:value-type="float" office:value="1014" table:style-name="ce1">
            <text:p>1014</text:p>
          </table:table-cell>
          <table:table-cell office:value-type="float" office:value="0.74" table:style-name="ce1">
            <text:p>0,74</text:p>
          </table:table-cell>
          <table:table-cell office:value-type="float" office:value="0.09" table:style-name="ce1">
            <text:p>0,09</text:p>
          </table:table-cell>
          <table:table-cell office:value-type="float" office:value="9.1259999999999994E-2" table:formula="of:=[.C49]/1000*[.E49]" table:style-name="ce1">
            <text:p>0,09126</text:p>
          </table:table-cell>
          <table:table-cell table:number-columns-repeated="16378"/>
        </table:table-row>
        <table:table-row table:style-name="ro2">
          <table:table-cell office:value-type="time" office:time-value="PT16H18M48S" table:style-name="ce5">
            <text:p>16:18:48</text:p>
          </table:table-cell>
          <table:table-cell office:value-type="time" office:time-value="PT16H18M49S" table:style-name="ce5">
            <text:p>16:18:49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9.2999999999999999E-2" table:style-name="ce1">
            <text:p>0,093</text:p>
          </table:table-cell>
          <table:table-cell office:value-type="float" office:value="9.4301999999999997E-2" table:formula="of:=[.C50]/1000*[.E50]" table:style-name="ce1">
            <text:p>0,094302</text:p>
          </table:table-cell>
          <table:table-cell table:number-columns-repeated="16378"/>
        </table:table-row>
        <table:table-row table:style-name="ro2">
          <table:table-cell office:value-type="time" office:time-value="PT16H18M49S" table:style-name="ce5">
            <text:p>16:18:49</text:p>
          </table:table-cell>
          <table:table-cell office:value-type="time" office:time-value="PT16H18M50S" table:style-name="ce5">
            <text:p>16:18:50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29399999999999998" table:style-name="ce1">
            <text:p>0,294</text:p>
          </table:table-cell>
          <table:table-cell office:value-type="float" office:value="0.29840999999999995" table:formula="of:=[.C51]/1000*[.E51]" table:style-name="ce1">
            <text:p>0,29841</text:p>
          </table:table-cell>
          <table:table-cell table:number-columns-repeated="16378"/>
        </table:table-row>
        <table:table-row table:style-name="ro2">
          <table:table-cell office:value-type="time" office:time-value="PT16H18M50S" table:style-name="ce5">
            <text:p>16:18:50</text:p>
          </table:table-cell>
          <table:table-cell office:value-type="time" office:time-value="PT16H18M51S" table:style-name="ce5">
            <text:p>16:18:51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08" table:style-name="ce1">
            <text:p>0,108</text:p>
          </table:table-cell>
          <table:table-cell office:value-type="float" office:value="0.109512" table:formula="of:=[.C52]/1000*[.E52]" table:style-name="ce1">
            <text:p>0,109512</text:p>
          </table:table-cell>
          <table:table-cell table:number-columns-repeated="16378"/>
        </table:table-row>
        <table:table-row table:style-name="ro2">
          <table:table-cell office:value-type="time" office:time-value="PT16H18M51S" table:style-name="ce5">
            <text:p>16:18:51</text:p>
          </table:table-cell>
          <table:table-cell office:value-type="time" office:time-value="PT16H18M52S" table:style-name="ce5">
            <text:p>16:18:52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26" table:style-name="ce1">
            <text:p>0,126</text:p>
          </table:table-cell>
          <table:table-cell office:value-type="float" office:value="0.12776399999999999" table:formula="of:=[.C53]/1000*[.E53]" table:style-name="ce1">
            <text:p>0,127764</text:p>
          </table:table-cell>
          <table:table-cell table:number-columns-repeated="16378"/>
        </table:table-row>
        <table:table-row table:style-name="ro2">
          <table:table-cell office:value-type="time" office:time-value="PT16H18M52S" table:style-name="ce5">
            <text:p>16:18:52</text:p>
          </table:table-cell>
          <table:table-cell office:value-type="time" office:time-value="PT16H18M53S" table:style-name="ce5">
            <text:p>16:18:53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9.8000000000000004E-2" table:style-name="ce1">
            <text:p>0,098</text:p>
          </table:table-cell>
          <table:table-cell office:value-type="float" office:value="9.9372000000000002E-2" table:formula="of:=[.C54]/1000*[.E54]" table:style-name="ce1">
            <text:p>0,099372</text:p>
          </table:table-cell>
          <table:table-cell table:number-columns-repeated="16378"/>
        </table:table-row>
        <table:table-row table:style-name="ro2">
          <table:table-cell office:value-type="time" office:time-value="PT16H18M53S" table:style-name="ce5">
            <text:p>16:18:53</text:p>
          </table:table-cell>
          <table:table-cell office:value-type="time" office:time-value="PT16H18M54S" table:style-name="ce5">
            <text:p>16:18:54</text:p>
          </table:table-cell>
          <table:table-cell office:value-type="float" office:value="1014" table:style-name="ce1">
            <text:p>1014</text:p>
          </table:table-cell>
          <table:table-cell office:value-type="float" office:value="0.74" table:style-name="ce1">
            <text:p>0,74</text:p>
          </table:table-cell>
          <table:table-cell office:value-type="float" office:value="0.114" table:style-name="ce1">
            <text:p>0,114</text:p>
          </table:table-cell>
          <table:table-cell office:value-type="float" office:value="0.115596" table:formula="of:=[.C55]/1000*[.E55]" table:style-name="ce1">
            <text:p>0,115596</text:p>
          </table:table-cell>
          <table:table-cell table:number-columns-repeated="16378"/>
        </table:table-row>
        <table:table-row table:style-name="ro2">
          <table:table-cell office:value-type="time" office:time-value="PT16H18M54S" table:style-name="ce5">
            <text:p>16:18:54</text:p>
          </table:table-cell>
          <table:table-cell office:value-type="time" office:time-value="PT16H18M55S" table:style-name="ce5">
            <text:p>16:18:55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09" table:style-name="ce1">
            <text:p>0,109</text:p>
          </table:table-cell>
          <table:table-cell office:value-type="float" office:value="0.110526" table:formula="of:=[.C56]/1000*[.E56]" table:style-name="ce1">
            <text:p>0,110526</text:p>
          </table:table-cell>
          <table:table-cell table:number-columns-repeated="16378"/>
        </table:table-row>
        <table:table-row table:style-name="ro2">
          <table:table-cell office:value-type="time" office:time-value="PT16H18M55S" table:style-name="ce5">
            <text:p>16:18:55</text:p>
          </table:table-cell>
          <table:table-cell office:value-type="time" office:time-value="PT16H18M56S" table:style-name="ce5">
            <text:p>16:18:56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9.2999999999999999E-2" table:style-name="ce1">
            <text:p>0,093</text:p>
          </table:table-cell>
          <table:table-cell office:value-type="float" office:value="9.4301999999999997E-2" table:formula="of:=[.C57]/1000*[.E57]" table:style-name="ce1">
            <text:p>0,094302</text:p>
          </table:table-cell>
          <table:table-cell table:number-columns-repeated="16378"/>
        </table:table-row>
        <table:table-row table:style-name="ro2">
          <table:table-cell office:value-type="time" office:time-value="PT16H18M56S" table:style-name="ce5">
            <text:p>16:18:56</text:p>
          </table:table-cell>
          <table:table-cell office:value-type="time" office:time-value="PT16H18M57S" table:style-name="ce5">
            <text:p>16:18:57</text:p>
          </table:table-cell>
          <table:table-cell office:value-type="float" office:value="1014" table:style-name="ce1">
            <text:p>1014</text:p>
          </table:table-cell>
          <table:table-cell office:value-type="float" office:value="0.74" table:style-name="ce1">
            <text:p>0,74</text:p>
          </table:table-cell>
          <table:table-cell office:value-type="float" office:value="8.5999999999999993E-2" table:style-name="ce1">
            <text:p>0,086</text:p>
          </table:table-cell>
          <table:table-cell office:value-type="float" office:value="8.720399999999999E-2" table:formula="of:=[.C58]/1000*[.E58]" table:style-name="ce1">
            <text:p>0,087204</text:p>
          </table:table-cell>
          <table:table-cell table:number-columns-repeated="16378"/>
        </table:table-row>
        <table:table-row table:style-name="ro2">
          <table:table-cell office:value-type="time" office:time-value="PT16H18M57S" table:style-name="ce5">
            <text:p>16:18:57</text:p>
          </table:table-cell>
          <table:table-cell office:value-type="time" office:time-value="PT16H18M58S" table:style-name="ce5">
            <text:p>16:18:58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9.3287999999999996E-2" table:formula="of:=[.C59]/1000*[.E59]" table:style-name="ce1">
            <text:p>0,093288</text:p>
          </table:table-cell>
          <table:table-cell table:number-columns-repeated="16378"/>
        </table:table-row>
        <table:table-row table:style-name="ro2">
          <table:table-cell office:value-type="time" office:time-value="PT16H18M58S" table:style-name="ce5">
            <text:p>16:18:58</text:p>
          </table:table-cell>
          <table:table-cell office:value-type="time" office:time-value="PT16H18M59S" table:style-name="ce5">
            <text:p>16:18:59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9.5000000000000001E-2" table:style-name="ce1">
            <text:p>0,095</text:p>
          </table:table-cell>
          <table:table-cell office:value-type="float" office:value="9.6329999999999999E-2" table:formula="of:=[.C60]/1000*[.E60]" table:style-name="ce1">
            <text:p>0,09633</text:p>
          </table:table-cell>
          <table:table-cell table:number-columns-repeated="16378"/>
        </table:table-row>
        <table:table-row table:style-name="ro2">
          <table:table-cell office:value-type="time" office:time-value="PT16H18M59S" table:style-name="ce5">
            <text:p>16:18:59</text:p>
          </table:table-cell>
          <table:table-cell office:value-type="time" office:time-value="PT16H19M0S" table:style-name="ce5">
            <text:p>16:19:00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9.8000000000000004E-2" table:style-name="ce1">
            <text:p>0,098</text:p>
          </table:table-cell>
          <table:table-cell office:value-type="float" office:value="9.9372000000000002E-2" table:formula="of:=[.C61]/1000*[.E61]" table:style-name="ce1">
            <text:p>0,099372</text:p>
          </table:table-cell>
          <table:table-cell table:number-columns-repeated="16378"/>
        </table:table-row>
        <table:table-row table:style-name="ro2">
          <table:table-cell office:value-type="time" office:time-value="PT16H19M0S" table:style-name="ce5">
            <text:p>16:19:00</text:p>
          </table:table-cell>
          <table:table-cell office:value-type="time" office:time-value="PT16H19M1S" table:style-name="ce5">
            <text:p>16:19:01</text:p>
          </table:table-cell>
          <table:table-cell office:value-type="float" office:value="1014" table:style-name="ce1">
            <text:p>1014</text:p>
          </table:table-cell>
          <table:table-cell office:value-type="float" office:value="0.74" table:style-name="ce1">
            <text:p>0,74</text:p>
          </table:table-cell>
          <table:table-cell office:value-type="float" office:value="0.111" table:style-name="ce1">
            <text:p>0,111</text:p>
          </table:table-cell>
          <table:table-cell office:value-type="float" office:value="0.112554" table:formula="of:=[.C62]/1000*[.E62]" table:style-name="ce1">
            <text:p>0,112554</text:p>
          </table:table-cell>
          <table:table-cell table:number-columns-repeated="16378"/>
        </table:table-row>
        <table:table-row table:style-name="ro2">
          <table:table-cell office:value-type="time" office:time-value="PT16H19M1S" table:style-name="ce5">
            <text:p>16:19:01</text:p>
          </table:table-cell>
          <table:table-cell office:value-type="time" office:time-value="PT16H19M2S" table:style-name="ce5">
            <text:p>16:19:02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27" table:style-name="ce1">
            <text:p>0,127</text:p>
          </table:table-cell>
          <table:table-cell office:value-type="float" office:value="0.128778" table:formula="of:=[.C63]/1000*[.E63]" table:style-name="ce1">
            <text:p>0,128778</text:p>
          </table:table-cell>
          <table:table-cell table:number-columns-repeated="16378"/>
        </table:table-row>
        <table:table-row table:style-name="ro2">
          <table:table-cell office:value-type="time" office:time-value="PT16H19M2S" table:style-name="ce5">
            <text:p>16:19:02</text:p>
          </table:table-cell>
          <table:table-cell office:value-type="time" office:time-value="PT16H19M3S" table:style-name="ce5">
            <text:p>16:19:03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0.111" table:style-name="ce1">
            <text:p>0,111</text:p>
          </table:table-cell>
          <table:table-cell office:value-type="float" office:value="0.11244299999999999" table:formula="of:=[.C64]/1000*[.E64]" table:style-name="ce1">
            <text:p>0,112443</text:p>
          </table:table-cell>
          <table:table-cell table:number-columns-repeated="16378"/>
        </table:table-row>
        <table:table-row table:style-name="ro2">
          <table:table-cell office:value-type="time" office:time-value="PT16H19M3S" table:style-name="ce5">
            <text:p>16:19:03</text:p>
          </table:table-cell>
          <table:table-cell office:value-type="time" office:time-value="PT16H19M4S" table:style-name="ce5">
            <text:p>16:19:04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15" table:style-name="ce1">
            <text:p>0,115</text:p>
          </table:table-cell>
          <table:table-cell office:value-type="float" office:value="0.11661000000000001" table:formula="of:=[.C65]/1000*[.E65]" table:style-name="ce1">
            <text:p>0,11661</text:p>
          </table:table-cell>
          <table:table-cell table:number-columns-repeated="16378"/>
        </table:table-row>
        <table:table-row table:style-name="ro2">
          <table:table-cell office:value-type="time" office:time-value="PT16H19M4S" table:style-name="ce5">
            <text:p>16:19:04</text:p>
          </table:table-cell>
          <table:table-cell office:value-type="time" office:time-value="PT16H19M5S" table:style-name="ce5">
            <text:p>16:19:05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15" table:style-name="ce1">
            <text:p>0,115</text:p>
          </table:table-cell>
          <table:table-cell office:value-type="float" office:value="0.11661000000000001" table:formula="of:=[.C66]/1000*[.E66]" table:style-name="ce1">
            <text:p>0,11661</text:p>
          </table:table-cell>
          <table:table-cell table:number-columns-repeated="16378"/>
        </table:table-row>
        <table:table-row table:style-name="ro2">
          <table:table-cell office:value-type="time" office:time-value="PT16H19M5S" table:style-name="ce5">
            <text:p>16:19:05</text:p>
          </table:table-cell>
          <table:table-cell office:value-type="time" office:time-value="PT16H19M6S" table:style-name="ce5">
            <text:p>16:19:06</text:p>
          </table:table-cell>
          <table:table-cell office:value-type="float" office:value="1015" table:style-name="ce1">
            <text:p>1015</text:p>
          </table:table-cell>
          <table:table-cell office:value-type="float" office:value="0.73899999999999999" table:style-name="ce1">
            <text:p>0,739</text:p>
          </table:table-cell>
          <table:table-cell office:value-type="float" office:value="8.8999999999999996E-2" table:style-name="ce1">
            <text:p>0,089</text:p>
          </table:table-cell>
          <table:table-cell office:value-type="float" office:value="9.0334999999999985E-2" table:formula="of:=[.C67]/1000*[.E67]" table:style-name="ce1">
            <text:p>0,090335</text:p>
          </table:table-cell>
          <table:table-cell table:number-columns-repeated="16378"/>
        </table:table-row>
        <table:table-row table:style-name="ro2">
          <table:table-cell office:value-type="time" office:time-value="PT16H19M6S" table:style-name="ce5">
            <text:p>16:19:06</text:p>
          </table:table-cell>
          <table:table-cell office:value-type="time" office:time-value="PT16H19M7S" table:style-name="ce5">
            <text:p>16:19:07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8.8999999999999996E-2" table:style-name="ce1">
            <text:p>0,089</text:p>
          </table:table-cell>
          <table:table-cell office:value-type="float" office:value="9.0245999999999993E-2" table:formula="of:=[.C68]/1000*[.E68]" table:style-name="ce1">
            <text:p>0,090246</text:p>
          </table:table-cell>
          <table:table-cell table:number-columns-repeated="16378"/>
        </table:table-row>
        <table:table-row table:style-name="ro2">
          <table:table-cell office:value-type="time" office:time-value="PT16H19M7S" table:style-name="ce5">
            <text:p>16:19:07</text:p>
          </table:table-cell>
          <table:table-cell office:value-type="time" office:time-value="PT16H19M8S" table:style-name="ce5">
            <text:p>16:19:08</text:p>
          </table:table-cell>
          <table:table-cell office:value-type="float" office:value="1014" table:style-name="ce1">
            <text:p>1014</text:p>
          </table:table-cell>
          <table:table-cell office:value-type="float" office:value="0.247" table:style-name="ce1">
            <text:p>0,247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273999999999995E-2" table:formula="of:=[.C69]/1000*[.E69]" table:style-name="ce1">
            <text:p>0,092274</text:p>
          </table:table-cell>
          <table:table-cell table:number-columns-repeated="16378"/>
        </table:table-row>
        <table:table-row table:style-name="ro2">
          <table:table-cell office:value-type="time" office:time-value="PT16H19M8S" table:style-name="ce5">
            <text:p>16:19:08</text:p>
          </table:table-cell>
          <table:table-cell office:value-type="time" office:time-value="PT16H19M9S" table:style-name="ce5">
            <text:p>16:19:09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0.1" table:style-name="ce1">
            <text:p>0,1</text:p>
          </table:table-cell>
          <table:table-cell office:value-type="float" office:value="0.1013" table:formula="of:=[.C70]/1000*[.E70]" table:style-name="ce1">
            <text:p>0,1013</text:p>
          </table:table-cell>
          <table:table-cell table:number-columns-repeated="16378"/>
        </table:table-row>
        <table:table-row table:style-name="ro2">
          <table:table-cell office:value-type="time" office:time-value="PT16H19M9S" table:style-name="ce5">
            <text:p>16:19:09</text:p>
          </table:table-cell>
          <table:table-cell office:value-type="time" office:time-value="PT16H19M10S" table:style-name="ce5">
            <text:p>16:19:10</text:p>
          </table:table-cell>
          <table:table-cell office:value-type="float" office:value="1014" table:style-name="ce1">
            <text:p>1014</text:p>
          </table:table-cell>
          <table:table-cell office:value-type="float" office:value="0.74" table:style-name="ce1">
            <text:p>0,74</text:p>
          </table:table-cell>
          <table:table-cell office:value-type="float" office:value="0.115" table:style-name="ce1">
            <text:p>0,115</text:p>
          </table:table-cell>
          <table:table-cell office:value-type="float" office:value="0.11661000000000001" table:formula="of:=[.C71]/1000*[.E71]" table:style-name="ce1">
            <text:p>0,11661</text:p>
          </table:table-cell>
          <table:table-cell table:number-columns-repeated="16378"/>
        </table:table-row>
        <table:table-row table:style-name="ro2">
          <table:table-cell office:value-type="time" office:time-value="PT16H19M10S" table:style-name="ce5">
            <text:p>16:19:10</text:p>
          </table:table-cell>
          <table:table-cell office:value-type="time" office:time-value="PT16H19M11S" table:style-name="ce5">
            <text:p>16:19:11</text:p>
          </table:table-cell>
          <table:table-cell office:value-type="float" office:value="1014" table:style-name="ce1">
            <text:p>1014</text:p>
          </table:table-cell>
          <table:table-cell office:value-type="float" office:value="0.74" table:style-name="ce1">
            <text:p>0,74</text:p>
          </table:table-cell>
          <table:table-cell office:value-type="float" office:value="0.127" table:style-name="ce1">
            <text:p>0,127</text:p>
          </table:table-cell>
          <table:table-cell office:value-type="float" office:value="0.128778" table:formula="of:=[.C72]/1000*[.E72]" table:style-name="ce1">
            <text:p>0,128778</text:p>
          </table:table-cell>
          <table:table-cell table:number-columns-repeated="16378"/>
        </table:table-row>
        <table:table-row table:style-name="ro2">
          <table:table-cell office:value-type="time" office:time-value="PT16H19M11S" table:style-name="ce5">
            <text:p>16:19:11</text:p>
          </table:table-cell>
          <table:table-cell office:value-type="time" office:time-value="PT16H19M12S" table:style-name="ce5">
            <text:p>16:19:12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14" table:style-name="ce1">
            <text:p>0,114</text:p>
          </table:table-cell>
          <table:table-cell office:value-type="float" office:value="0.11548199999999999" table:formula="of:=[.C73]/1000*[.E73]" table:style-name="ce1">
            <text:p>0,115482</text:p>
          </table:table-cell>
          <table:table-cell table:number-columns-repeated="16378"/>
        </table:table-row>
        <table:table-row table:style-name="ro2">
          <table:table-cell office:value-type="time" office:time-value="PT16H19M12S" table:style-name="ce5">
            <text:p>16:19:12</text:p>
          </table:table-cell>
          <table:table-cell office:value-type="time" office:time-value="PT16H19M13S" table:style-name="ce5">
            <text:p>16:19:13</text:p>
          </table:table-cell>
          <table:table-cell office:value-type="float" office:value="1014" table:style-name="ce1">
            <text:p>1014</text:p>
          </table:table-cell>
          <table:table-cell office:value-type="float" office:value="0.74" table:style-name="ce1">
            <text:p>0,74</text:p>
          </table:table-cell>
          <table:table-cell office:value-type="float" office:value="0.115" table:style-name="ce1">
            <text:p>0,115</text:p>
          </table:table-cell>
          <table:table-cell office:value-type="float" office:value="0.11661000000000001" table:formula="of:=[.C74]/1000*[.E74]" table:style-name="ce1">
            <text:p>0,11661</text:p>
          </table:table-cell>
          <table:table-cell table:number-columns-repeated="16378"/>
        </table:table-row>
        <table:table-row table:style-name="ro2">
          <table:table-cell office:value-type="time" office:time-value="PT16H19M13S" table:style-name="ce5">
            <text:p>16:19:13</text:p>
          </table:table-cell>
          <table:table-cell office:value-type="time" office:time-value="PT16H19M14S" table:style-name="ce5">
            <text:p>16:19:14</text:p>
          </table:table-cell>
          <table:table-cell office:value-type="float" office:value="1014" table:style-name="ce1">
            <text:p>1014</text:p>
          </table:table-cell>
          <table:table-cell office:value-type="float" office:value="0.74" table:style-name="ce1">
            <text:p>0,74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217999999999991E-2" table:formula="of:=[.C75]/1000*[.E75]" table:style-name="ce1">
            <text:p>0,088218</text:p>
          </table:table-cell>
          <table:table-cell table:number-columns-repeated="16378"/>
        </table:table-row>
        <table:table-row table:style-name="ro2">
          <table:table-cell office:value-type="time" office:time-value="PT16H19M14S" table:style-name="ce5">
            <text:p>16:19:14</text:p>
          </table:table-cell>
          <table:table-cell office:value-type="time" office:time-value="PT16H19M15S" table:style-name="ce5">
            <text:p>16:19:15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2999999999999999E-2" table:style-name="ce1">
            <text:p>0,093</text:p>
          </table:table-cell>
          <table:table-cell office:value-type="float" office:value="9.4208999999999987E-2" table:formula="of:=[.C76]/1000*[.E76]" table:style-name="ce1">
            <text:p>0,094209</text:p>
          </table:table-cell>
          <table:table-cell table:number-columns-repeated="16378"/>
        </table:table-row>
        <table:table-row table:style-name="ro2">
          <table:table-cell office:value-type="time" office:time-value="PT16H19M15S" table:style-name="ce5">
            <text:p>16:19:15</text:p>
          </table:table-cell>
          <table:table-cell office:value-type="time" office:time-value="PT16H19M16S" table:style-name="ce5">
            <text:p>16:19:16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4E-2" table:style-name="ce1">
            <text:p>0,094</text:p>
          </table:table-cell>
          <table:table-cell office:value-type="float" office:value="9.5221999999999987E-2" table:formula="of:=[.C77]/1000*[.E77]" table:style-name="ce1">
            <text:p>0,095222</text:p>
          </table:table-cell>
          <table:table-cell table:number-columns-repeated="16378"/>
        </table:table-row>
        <table:table-row table:style-name="ro2">
          <table:table-cell office:value-type="time" office:time-value="PT16H19M16S" table:style-name="ce5">
            <text:p>16:19:16</text:p>
          </table:table-cell>
          <table:table-cell office:value-type="time" office:time-value="PT16H19M17S" table:style-name="ce5">
            <text:p>16:19:17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9.7000000000000003E-2" table:style-name="ce1">
            <text:p>0,097</text:p>
          </table:table-cell>
          <table:table-cell office:value-type="float" office:value="9.8260999999999987E-2" table:formula="of:=[.C78]/1000*[.E78]" table:style-name="ce1">
            <text:p>0,098261</text:p>
          </table:table-cell>
          <table:table-cell table:number-columns-repeated="16378"/>
        </table:table-row>
        <table:table-row table:style-name="ro2">
          <table:table-cell office:value-type="time" office:time-value="PT16H19M17S" table:style-name="ce5">
            <text:p>16:19:17</text:p>
          </table:table-cell>
          <table:table-cell office:value-type="time" office:time-value="PT16H19M18S" table:style-name="ce5">
            <text:p>16:19:18</text:p>
          </table:table-cell>
          <table:table-cell office:value-type="float" office:value="1014" table:style-name="ce1">
            <text:p>1014</text:p>
          </table:table-cell>
          <table:table-cell office:value-type="float" office:value="0.74" table:style-name="ce1">
            <text:p>0,74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0.10241400000000001" table:formula="of:=[.C79]/1000*[.E79]" table:style-name="ce1">
            <text:p>0,102414</text:p>
          </table:table-cell>
          <table:table-cell table:number-columns-repeated="16378"/>
        </table:table-row>
        <table:table-row table:style-name="ro2">
          <table:table-cell office:value-type="time" office:time-value="PT16H19M18S" table:style-name="ce5">
            <text:p>16:19:18</text:p>
          </table:table-cell>
          <table:table-cell office:value-type="time" office:time-value="PT16H19M19S" table:style-name="ce5">
            <text:p>16:19:19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9.4E-2" table:style-name="ce1">
            <text:p>0,094</text:p>
          </table:table-cell>
          <table:table-cell office:value-type="float" office:value="9.5315999999999998E-2" table:formula="of:=[.C80]/1000*[.E80]" table:style-name="ce1">
            <text:p>0,095316</text:p>
          </table:table-cell>
          <table:table-cell table:number-columns-repeated="16378"/>
        </table:table-row>
        <table:table-row table:style-name="ro2">
          <table:table-cell office:value-type="time" office:time-value="PT16H19M19S" table:style-name="ce5">
            <text:p>16:19:19</text:p>
          </table:table-cell>
          <table:table-cell office:value-type="time" office:time-value="PT16H19M20S" table:style-name="ce5">
            <text:p>16:19:20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" table:style-name="ce1">
            <text:p>0,1</text:p>
          </table:table-cell>
          <table:table-cell office:value-type="float" office:value="0.1013" table:formula="of:=[.C81]/1000*[.E81]" table:style-name="ce1">
            <text:p>0,1013</text:p>
          </table:table-cell>
          <table:table-cell table:number-columns-repeated="16378"/>
        </table:table-row>
        <table:table-row table:style-name="ro2">
          <table:table-cell office:value-type="time" office:time-value="PT16H19M20S" table:style-name="ce5">
            <text:p>16:19:20</text:p>
          </table:table-cell>
          <table:table-cell office:value-type="time" office:time-value="PT16H19M21S" table:style-name="ce5">
            <text:p>16:19:21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0.11" table:style-name="ce1">
            <text:p>0,11</text:p>
          </table:table-cell>
          <table:table-cell office:value-type="float" office:value="0.11142999999999999" table:formula="of:=[.C82]/1000*[.E82]" table:style-name="ce1">
            <text:p>0,11143</text:p>
          </table:table-cell>
          <table:table-cell table:number-columns-repeated="16378"/>
        </table:table-row>
        <table:table-row table:style-name="ro2">
          <table:table-cell office:value-type="time" office:time-value="PT16H19M21S" table:style-name="ce5">
            <text:p>16:19:21</text:p>
          </table:table-cell>
          <table:table-cell office:value-type="time" office:time-value="PT16H19M22S" table:style-name="ce5">
            <text:p>16:19:22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9.3287999999999996E-2" table:formula="of:=[.C83]/1000*[.E83]" table:style-name="ce1">
            <text:p>0,093288</text:p>
          </table:table-cell>
          <table:table-cell table:number-columns-repeated="16378"/>
        </table:table-row>
        <table:table-row table:style-name="ro2">
          <table:table-cell office:value-type="time" office:time-value="PT16H19M22S" table:style-name="ce5">
            <text:p>16:19:22</text:p>
          </table:table-cell>
          <table:table-cell office:value-type="time" office:time-value="PT16H19M23S" table:style-name="ce5">
            <text:p>16:19:23</text:p>
          </table:table-cell>
          <table:table-cell office:value-type="float" office:value="1014" table:style-name="ce1">
            <text:p>1014</text:p>
          </table:table-cell>
          <table:table-cell office:value-type="float" office:value="0.98599999999999999" table:style-name="ce1">
            <text:p>0,986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0.100386" table:formula="of:=[.C84]/1000*[.E84]" table:style-name="ce1">
            <text:p>0,100386</text:p>
          </table:table-cell>
          <table:table-cell table:number-columns-repeated="16378"/>
        </table:table-row>
        <table:table-row table:style-name="ro2">
          <table:table-cell office:value-type="time" office:time-value="PT16H19M23S" table:style-name="ce5">
            <text:p>16:19:23</text:p>
          </table:table-cell>
          <table:table-cell office:value-type="time" office:time-value="PT16H19M25S" table:style-name="ce5">
            <text:p>16:19:25</text:p>
          </table:table-cell>
          <table:table-cell office:value-type="float" office:value="1027" table:style-name="ce1">
            <text:p>1027</text:p>
          </table:table-cell>
          <table:table-cell office:value-type="float" office:value="0.73" table:style-name="ce1">
            <text:p>0,73</text:p>
          </table:table-cell>
          <table:table-cell office:value-type="float" office:value="0.11700000000000001" table:style-name="ce1">
            <text:p>0,117</text:p>
          </table:table-cell>
          <table:table-cell office:value-type="float" office:value="0.120159" table:formula="of:=[.C85]/1000*[.E85]" table:style-name="ce1">
            <text:p>0,120159</text:p>
          </table:table-cell>
          <table:table-cell table:number-columns-repeated="16378"/>
        </table:table-row>
        <table:table-row table:style-name="ro2">
          <table:table-cell office:value-type="time" office:time-value="PT16H19M25S" table:style-name="ce5">
            <text:p>16:19:25</text:p>
          </table:table-cell>
          <table:table-cell office:value-type="time" office:time-value="PT16H19M26S" table:style-name="ce5">
            <text:p>16:19:26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6" table:style-name="ce1">
            <text:p>0,106</text:p>
          </table:table-cell>
          <table:table-cell office:value-type="float" office:value="0.10737799999999999" table:formula="of:=[.C86]/1000*[.E86]" table:style-name="ce1">
            <text:p>0,107378</text:p>
          </table:table-cell>
          <table:table-cell table:number-columns-repeated="16378"/>
        </table:table-row>
        <table:table-row table:style-name="ro2">
          <table:table-cell office:value-type="time" office:time-value="PT16H19M26S" table:style-name="ce5">
            <text:p>16:19:26</text:p>
          </table:table-cell>
          <table:table-cell office:value-type="time" office:time-value="PT16H19M27S" table:style-name="ce5">
            <text:p>16:19:27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182999999999987E-2" table:formula="of:=[.C87]/1000*[.E87]" table:style-name="ce1">
            <text:p>0,092183</text:p>
          </table:table-cell>
          <table:table-cell table:number-columns-repeated="16378"/>
        </table:table-row>
        <table:table-row table:style-name="ro2">
          <table:table-cell office:value-type="time" office:time-value="PT16H19M27S" table:style-name="ce5">
            <text:p>16:19:27</text:p>
          </table:table-cell>
          <table:table-cell office:value-type="time" office:time-value="PT16H19M28S" table:style-name="ce5">
            <text:p>16:19:28</text:p>
          </table:table-cell>
          <table:table-cell office:value-type="float" office:value="1013" table:style-name="ce1">
            <text:p>1013</text:p>
          </table:table-cell>
          <table:table-cell office:value-type="float" office:value="0.98699999999999999" table:style-name="ce1">
            <text:p>0,987</text:p>
          </table:table-cell>
          <table:table-cell office:value-type="float" office:value="0.106" table:style-name="ce1">
            <text:p>0,106</text:p>
          </table:table-cell>
          <table:table-cell office:value-type="float" office:value="0.10737799999999999" table:formula="of:=[.C88]/1000*[.E88]" table:style-name="ce1">
            <text:p>0,107378</text:p>
          </table:table-cell>
          <table:table-cell table:number-columns-repeated="16378"/>
        </table:table-row>
        <table:table-row table:style-name="ro2">
          <table:table-cell office:value-type="time" office:time-value="PT16H19M28S" table:style-name="ce5">
            <text:p>16:19:28</text:p>
          </table:table-cell>
          <table:table-cell office:value-type="time" office:time-value="PT16H19M29S" table:style-name="ce5">
            <text:p>16:19:29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" table:style-name="ce1">
            <text:p>0,1</text:p>
          </table:table-cell>
          <table:table-cell office:value-type="float" office:value="0.1013" table:formula="of:=[.C89]/1000*[.E89]" table:style-name="ce1">
            <text:p>0,1013</text:p>
          </table:table-cell>
          <table:table-cell table:number-columns-repeated="16378"/>
        </table:table-row>
        <table:table-row table:style-name="ro2">
          <table:table-cell office:value-type="time" office:time-value="PT16H19M29S" table:style-name="ce5">
            <text:p>16:19:29</text:p>
          </table:table-cell>
          <table:table-cell office:value-type="time" office:time-value="PT16H19M30S" table:style-name="ce5">
            <text:p>16:19:30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5000000000000001E-2" table:style-name="ce1">
            <text:p>0,095</text:p>
          </table:table-cell>
          <table:table-cell office:value-type="float" office:value="9.6234999999999987E-2" table:formula="of:=[.C90]/1000*[.E90]" table:style-name="ce1">
            <text:p>0,096235</text:p>
          </table:table-cell>
          <table:table-cell table:number-columns-repeated="16378"/>
        </table:table-row>
        <table:table-row table:style-name="ro2">
          <table:table-cell office:value-type="time" office:time-value="PT16H19M30S" table:style-name="ce5">
            <text:p>16:19:30</text:p>
          </table:table-cell>
          <table:table-cell office:value-type="time" office:time-value="PT16H19M31S" table:style-name="ce5">
            <text:p>16:19:31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7" table:style-name="ce1">
            <text:p>0,107</text:p>
          </table:table-cell>
          <table:table-cell office:value-type="float" office:value="0.10839099999999999" table:formula="of:=[.C91]/1000*[.E91]" table:style-name="ce1">
            <text:p>0,108391</text:p>
          </table:table-cell>
          <table:table-cell table:number-columns-repeated="16378"/>
        </table:table-row>
        <table:table-row table:style-name="ro2">
          <table:table-cell office:value-type="time" office:time-value="PT16H19M31S" table:style-name="ce5">
            <text:p>16:19:31</text:p>
          </table:table-cell>
          <table:table-cell office:value-type="time" office:time-value="PT16H19M32S" table:style-name="ce5">
            <text:p>16:19:32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6600000000000001" table:style-name="ce1">
            <text:p>0,166</text:p>
          </table:table-cell>
          <table:table-cell office:value-type="float" office:value="0.168158" table:formula="of:=[.C92]/1000*[.E92]" table:style-name="ce1">
            <text:p>0,168158</text:p>
          </table:table-cell>
          <table:table-cell table:number-columns-repeated="16378"/>
        </table:table-row>
        <table:table-row table:style-name="ro2">
          <table:table-cell office:value-type="time" office:time-value="PT16H19M32S" table:style-name="ce5">
            <text:p>16:19:32</text:p>
          </table:table-cell>
          <table:table-cell office:value-type="time" office:time-value="PT16H19M33S" table:style-name="ce5">
            <text:p>16:19:33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8.8999999999999996E-2" table:style-name="ce1">
            <text:p>0,089</text:p>
          </table:table-cell>
          <table:table-cell office:value-type="float" office:value="9.0156999999999987E-2" table:formula="of:=[.C93]/1000*[.E93]" table:style-name="ce1">
            <text:p>0,090157</text:p>
          </table:table-cell>
          <table:table-cell table:number-columns-repeated="16378"/>
        </table:table-row>
        <table:table-row table:style-name="ro2">
          <table:table-cell office:value-type="time" office:time-value="PT16H19M33S" table:style-name="ce5">
            <text:p>16:19:33</text:p>
          </table:table-cell>
          <table:table-cell office:value-type="time" office:time-value="PT16H19M34S" table:style-name="ce5">
            <text:p>16:19:34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0.09" table:style-name="ce1">
            <text:p>0,09</text:p>
          </table:table-cell>
          <table:table-cell office:value-type="float" office:value="9.1169999999999987E-2" table:formula="of:=[.C94]/1000*[.E94]" table:style-name="ce1">
            <text:p>0,09117</text:p>
          </table:table-cell>
          <table:table-cell table:number-columns-repeated="16378"/>
        </table:table-row>
        <table:table-row table:style-name="ro2">
          <table:table-cell office:value-type="time" office:time-value="PT16H19M34S" table:style-name="ce5">
            <text:p>16:19:34</text:p>
          </table:table-cell>
          <table:table-cell office:value-type="time" office:time-value="PT16H19M35S" table:style-name="ce5">
            <text:p>16:19:35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12" table:style-name="ce1">
            <text:p>0,112</text:p>
          </table:table-cell>
          <table:table-cell office:value-type="float" office:value="0.113568" table:formula="of:=[.C95]/1000*[.E95]" table:style-name="ce1">
            <text:p>0,113568</text:p>
          </table:table-cell>
          <table:table-cell table:number-columns-repeated="16378"/>
        </table:table-row>
        <table:table-row table:style-name="ro2">
          <table:table-cell office:value-type="time" office:time-value="PT16H19M35S" table:style-name="ce5">
            <text:p>16:19:35</text:p>
          </table:table-cell>
          <table:table-cell office:value-type="time" office:time-value="PT16H19M36S" table:style-name="ce5">
            <text:p>16:19:36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7000000000000003E-2" table:style-name="ce1">
            <text:p>0,097</text:p>
          </table:table-cell>
          <table:table-cell office:value-type="float" office:value="9.8260999999999987E-2" table:formula="of:=[.C96]/1000*[.E96]" table:style-name="ce1">
            <text:p>0,098261</text:p>
          </table:table-cell>
          <table:table-cell table:number-columns-repeated="16378"/>
        </table:table-row>
        <table:table-row table:style-name="ro2">
          <table:table-cell office:value-type="time" office:time-value="PT16H19M36S" table:style-name="ce5">
            <text:p>16:19:36</text:p>
          </table:table-cell>
          <table:table-cell office:value-type="time" office:time-value="PT16H19M37S" table:style-name="ce5">
            <text:p>16:19:37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0.10221200000000001" table:formula="of:=[.C97]/1000*[.E97]" table:style-name="ce1">
            <text:p>0,102212</text:p>
          </table:table-cell>
          <table:table-cell table:number-columns-repeated="16378"/>
        </table:table-row>
        <table:table-row table:style-name="ro2">
          <table:table-cell office:value-type="time" office:time-value="PT16H19M37S" table:style-name="ce5">
            <text:p>16:19:37</text:p>
          </table:table-cell>
          <table:table-cell office:value-type="time" office:time-value="PT16H19M38S" table:style-name="ce5">
            <text:p>16:19:38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0.1" table:style-name="ce1">
            <text:p>0,1</text:p>
          </table:table-cell>
          <table:table-cell office:value-type="float" office:value="0.1013" table:formula="of:=[.C98]/1000*[.E98]" table:style-name="ce1">
            <text:p>0,1013</text:p>
          </table:table-cell>
          <table:table-cell table:number-columns-repeated="16378"/>
        </table:table-row>
        <table:table-row table:style-name="ro2">
          <table:table-cell office:value-type="time" office:time-value="PT16H19M38S" table:style-name="ce5">
            <text:p>16:19:38</text:p>
          </table:table-cell>
          <table:table-cell office:value-type="time" office:time-value="PT16H19M39S" table:style-name="ce5">
            <text:p>16:19:39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182999999999987E-2" table:formula="of:=[.C99]/1000*[.E99]" table:style-name="ce1">
            <text:p>0,092183</text:p>
          </table:table-cell>
          <table:table-cell table:number-columns-repeated="16378"/>
        </table:table-row>
        <table:table-row table:style-name="ro2">
          <table:table-cell office:value-type="time" office:time-value="PT16H19M39S" table:style-name="ce5">
            <text:p>16:19:39</text:p>
          </table:table-cell>
          <table:table-cell office:value-type="time" office:time-value="PT16H19M40S" table:style-name="ce5">
            <text:p>16:19:40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5999999999999993E-2" table:style-name="ce1">
            <text:p>0,086</text:p>
          </table:table-cell>
          <table:table-cell office:value-type="float" office:value="8.7117999999999987E-2" table:formula="of:=[.C100]/1000*[.E100]" table:style-name="ce1">
            <text:p>0,087118</text:p>
          </table:table-cell>
          <table:table-cell table:number-columns-repeated="16378"/>
        </table:table-row>
        <table:table-row table:style-name="ro2">
          <table:table-cell office:value-type="time" office:time-value="PT16H19M40S" table:style-name="ce5">
            <text:p>16:19:40</text:p>
          </table:table-cell>
          <table:table-cell office:value-type="time" office:time-value="PT16H19M41S" table:style-name="ce5">
            <text:p>16:19:41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4E-2" table:style-name="ce1">
            <text:p>0,094</text:p>
          </table:table-cell>
          <table:table-cell office:value-type="float" office:value="9.5221999999999987E-2" table:formula="of:=[.C101]/1000*[.E101]" table:style-name="ce1">
            <text:p>0,095222</text:p>
          </table:table-cell>
          <table:table-cell table:number-columns-repeated="16378"/>
        </table:table-row>
        <table:table-row table:style-name="ro2">
          <table:table-cell office:value-type="time" office:time-value="PT16H19M41S" table:style-name="ce5">
            <text:p>16:19:41</text:p>
          </table:table-cell>
          <table:table-cell office:value-type="time" office:time-value="PT16H19M42S" table:style-name="ce5">
            <text:p>16:19:42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09" table:style-name="ce1">
            <text:p>0,09</text:p>
          </table:table-cell>
          <table:table-cell office:value-type="float" office:value="9.1169999999999987E-2" table:formula="of:=[.C102]/1000*[.E102]" table:style-name="ce1">
            <text:p>0,09117</text:p>
          </table:table-cell>
          <table:table-cell table:number-columns-repeated="16378"/>
        </table:table-row>
        <table:table-row table:style-name="ro2">
          <table:table-cell office:value-type="time" office:time-value="PT16H19M42S" table:style-name="ce5">
            <text:p>16:19:42</text:p>
          </table:table-cell>
          <table:table-cell office:value-type="time" office:time-value="PT16H19M43S" table:style-name="ce5">
            <text:p>16:19:43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0.18" table:style-name="ce1">
            <text:p>0,18</text:p>
          </table:table-cell>
          <table:table-cell office:value-type="float" office:value="0.18233999999999997" table:formula="of:=[.C103]/1000*[.E103]" table:style-name="ce1">
            <text:p>0,18234</text:p>
          </table:table-cell>
          <table:table-cell table:number-columns-repeated="16378"/>
        </table:table-row>
        <table:table-row table:style-name="ro2">
          <table:table-cell office:value-type="time" office:time-value="PT16H19M43S" table:style-name="ce5">
            <text:p>16:19:43</text:p>
          </table:table-cell>
          <table:table-cell office:value-type="time" office:time-value="PT16H19M44S" table:style-name="ce5">
            <text:p>16:19:44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8999999999999996E-2" table:style-name="ce1">
            <text:p>0,089</text:p>
          </table:table-cell>
          <table:table-cell office:value-type="float" office:value="9.0156999999999987E-2" table:formula="of:=[.C104]/1000*[.E104]" table:style-name="ce1">
            <text:p>0,090157</text:p>
          </table:table-cell>
          <table:table-cell table:number-columns-repeated="16378"/>
        </table:table-row>
        <table:table-row table:style-name="ro2">
          <table:table-cell office:value-type="time" office:time-value="PT16H19M44S" table:style-name="ce5">
            <text:p>16:19:44</text:p>
          </table:table-cell>
          <table:table-cell office:value-type="time" office:time-value="PT16H19M45S" table:style-name="ce5">
            <text:p>16:19:45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0.100287" table:formula="of:=[.C105]/1000*[.E105]" table:style-name="ce1">
            <text:p>0,100287</text:p>
          </table:table-cell>
          <table:table-cell table:number-columns-repeated="16378"/>
        </table:table-row>
        <table:table-row table:style-name="ro2">
          <table:table-cell office:value-type="time" office:time-value="PT16H19M45S" table:style-name="ce5">
            <text:p>16:19:45</text:p>
          </table:table-cell>
          <table:table-cell office:value-type="time" office:time-value="PT16H19M46S" table:style-name="ce5">
            <text:p>16:19:46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7" table:style-name="ce1">
            <text:p>0,107</text:p>
          </table:table-cell>
          <table:table-cell office:value-type="float" office:value="0.10839099999999999" table:formula="of:=[.C106]/1000*[.E106]" table:style-name="ce1">
            <text:p>0,108391</text:p>
          </table:table-cell>
          <table:table-cell table:number-columns-repeated="16378"/>
        </table:table-row>
        <table:table-row table:style-name="ro2">
          <table:table-cell office:value-type="time" office:time-value="PT16H19M46S" table:style-name="ce5">
            <text:p>16:19:46</text:p>
          </table:table-cell>
          <table:table-cell office:value-type="time" office:time-value="PT16H19M47S" table:style-name="ce5">
            <text:p>16:19:47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0.11" table:style-name="ce1">
            <text:p>0,11</text:p>
          </table:table-cell>
          <table:table-cell office:value-type="float" office:value="0.11142999999999999" table:formula="of:=[.C107]/1000*[.E107]" table:style-name="ce1">
            <text:p>0,11143</text:p>
          </table:table-cell>
          <table:table-cell table:number-columns-repeated="16378"/>
        </table:table-row>
        <table:table-row table:style-name="ro2">
          <table:table-cell office:value-type="time" office:time-value="PT16H19M47S" table:style-name="ce5">
            <text:p>16:19:47</text:p>
          </table:table-cell>
          <table:table-cell office:value-type="time" office:time-value="PT16H19M48S" table:style-name="ce5">
            <text:p>16:19:48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0.109" table:style-name="ce1">
            <text:p>0,109</text:p>
          </table:table-cell>
          <table:table-cell office:value-type="float" office:value="0.11041699999999999" table:formula="of:=[.C108]/1000*[.E108]" table:style-name="ce1">
            <text:p>0,110417</text:p>
          </table:table-cell>
          <table:table-cell table:number-columns-repeated="16378"/>
        </table:table-row>
        <table:table-row table:style-name="ro2">
          <table:table-cell office:value-type="time" office:time-value="PT16H19M48S" table:style-name="ce5">
            <text:p>16:19:48</text:p>
          </table:table-cell>
          <table:table-cell office:value-type="time" office:time-value="PT16H19M49S" table:style-name="ce5">
            <text:p>16:19:49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11" table:style-name="ce1">
            <text:p>0,111</text:p>
          </table:table-cell>
          <table:table-cell office:value-type="float" office:value="0.11244299999999999" table:formula="of:=[.C109]/1000*[.E109]" table:style-name="ce1">
            <text:p>0,112443</text:p>
          </table:table-cell>
          <table:table-cell table:number-columns-repeated="16378"/>
        </table:table-row>
        <table:table-row table:style-name="ro2">
          <table:table-cell office:value-type="time" office:time-value="PT16H19M49S" table:style-name="ce5">
            <text:p>16:19:49</text:p>
          </table:table-cell>
          <table:table-cell office:value-type="time" office:time-value="PT16H19M50S" table:style-name="ce5">
            <text:p>16:19:50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1799999999999999" table:style-name="ce1">
            <text:p>0,118</text:p>
          </table:table-cell>
          <table:table-cell office:value-type="float" office:value="0.11953399999999999" table:formula="of:=[.C110]/1000*[.E110]" table:style-name="ce1">
            <text:p>0,119534</text:p>
          </table:table-cell>
          <table:table-cell table:number-columns-repeated="16378"/>
        </table:table-row>
        <table:table-row table:style-name="ro2">
          <table:table-cell office:value-type="time" office:time-value="PT16H19M50S" table:style-name="ce5">
            <text:p>16:19:50</text:p>
          </table:table-cell>
          <table:table-cell office:value-type="time" office:time-value="PT16H19M51S" table:style-name="ce5">
            <text:p>16:19:51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7000000000000003E-2" table:style-name="ce1">
            <text:p>0,097</text:p>
          </table:table-cell>
          <table:table-cell office:value-type="float" office:value="9.8260999999999987E-2" table:formula="of:=[.C111]/1000*[.E111]" table:style-name="ce1">
            <text:p>0,098261</text:p>
          </table:table-cell>
          <table:table-cell table:number-columns-repeated="16378"/>
        </table:table-row>
        <table:table-row table:style-name="ro2">
          <table:table-cell office:value-type="time" office:time-value="PT16H19M51S" table:style-name="ce5">
            <text:p>16:19:51</text:p>
          </table:table-cell>
          <table:table-cell office:value-type="time" office:time-value="PT16H19M52S" table:style-name="ce5">
            <text:p>16:19:52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9143999999999987E-2" table:formula="of:=[.C112]/1000*[.E112]" table:style-name="ce1">
            <text:p>0,089144</text:p>
          </table:table-cell>
          <table:table-cell table:number-columns-repeated="16378"/>
        </table:table-row>
        <table:table-row table:style-name="ro2">
          <table:table-cell office:value-type="time" office:time-value="PT16H19M52S" table:style-name="ce5">
            <text:p>16:19:52</text:p>
          </table:table-cell>
          <table:table-cell office:value-type="time" office:time-value="PT16H19M53S" table:style-name="ce5">
            <text:p>16:19:53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08" table:style-name="ce1">
            <text:p>0,08</text:p>
          </table:table-cell>
          <table:table-cell office:value-type="float" office:value="8.1039999999999987E-2" table:formula="of:=[.C113]/1000*[.E113]" table:style-name="ce1">
            <text:p>0,08104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table:number-columns-repeated="2" table:style-name="ce3"/>
          <table:table-cell office:value-type="string" table:style-name="ce3">
            <text:p>Total energy</text:p>
          </table:table-cell>
          <table:table-cell office:value-type="float" office:value="12.351537999999996" table:formula="of:=SUM([.F3:.F113])" table:style-name="ce3">
            <text:p>12,351538</text:p>
          </table:table-cell>
          <table:table-cell table:number-columns-repeated="16378" table:style-name="ce3"/>
        </table:table-row>
        <table:table-row table:style-name="ro1">
          <table:table-cell office:value-type="string" table:style-name="ce2">
            <text:p>Experiment 5</text:p>
          </table:table-cell>
          <table:table-cell table:style-name="ce2"/>
          <table:table-cell table:number-columns-repeated="3" table:style-name="ce3"/>
          <table:table-cell table:style-name="ce1"/>
          <table:table-cell table:number-columns-repeated="16378" table:style-name="ce3"/>
        </table:table-row>
        <table:table-row table:style-name="ro2">
          <table:table-cell office:value-type="time" office:time-value="PT16H21M0S" table:style-name="ce5">
            <text:p>16:21:00</text:p>
          </table:table-cell>
          <table:table-cell office:value-type="time" office:time-value="PT16H21M1S" table:style-name="ce5">
            <text:p>16:21:01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11" table:style-name="ce1">
            <text:p>0,111</text:p>
          </table:table-cell>
          <table:table-cell office:value-type="float" office:value="0.11244299999999999" table:formula="of:=[.C116]/1000*[.E116]" table:style-name="ce1">
            <text:p>0,112443</text:p>
          </table:table-cell>
          <table:table-cell table:number-columns-repeated="16378"/>
        </table:table-row>
        <table:table-row table:style-name="ro2">
          <table:table-cell office:value-type="time" office:time-value="PT16H21M1S" table:style-name="ce5">
            <text:p>16:21:01</text:p>
          </table:table-cell>
          <table:table-cell office:value-type="time" office:time-value="PT16H21M2S" table:style-name="ce5">
            <text:p>16:21:02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4E-2" table:style-name="ce1">
            <text:p>0,094</text:p>
          </table:table-cell>
          <table:table-cell office:value-type="float" office:value="9.5128000000000004E-2" table:formula="of:=[.C117]/1000*[.E117]" table:style-name="ce1">
            <text:p>0,095128</text:p>
          </table:table-cell>
          <table:table-cell table:number-columns-repeated="16378"/>
        </table:table-row>
        <table:table-row table:style-name="ro2">
          <table:table-cell office:value-type="time" office:time-value="PT16H21M2S" table:style-name="ce5">
            <text:p>16:21:02</text:p>
          </table:table-cell>
          <table:table-cell office:value-type="time" office:time-value="PT16H21M3S" table:style-name="ce5">
            <text:p>16:21:03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4E-2" table:style-name="ce1">
            <text:p>0,094</text:p>
          </table:table-cell>
          <table:table-cell office:value-type="float" office:value="9.5221999999999987E-2" table:formula="of:=[.C118]/1000*[.E118]" table:style-name="ce1">
            <text:p>0,095222</text:p>
          </table:table-cell>
          <table:table-cell table:number-columns-repeated="16378"/>
        </table:table-row>
        <table:table-row table:style-name="ro2">
          <table:table-cell office:value-type="time" office:time-value="PT16H21M3S" table:style-name="ce5">
            <text:p>16:21:03</text:p>
          </table:table-cell>
          <table:table-cell office:value-type="time" office:time-value="PT16H21M4S" table:style-name="ce5">
            <text:p>16:21:04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13" table:style-name="ce1">
            <text:p>0,113</text:p>
          </table:table-cell>
          <table:table-cell office:value-type="float" office:value="0.11446899999999999" table:formula="of:=[.C119]/1000*[.E119]" table:style-name="ce1">
            <text:p>0,114469</text:p>
          </table:table-cell>
          <table:table-cell table:number-columns-repeated="16378"/>
        </table:table-row>
        <table:table-row table:style-name="ro2">
          <table:table-cell office:value-type="time" office:time-value="PT16H21M4S" table:style-name="ce5">
            <text:p>16:21:04</text:p>
          </table:table-cell>
          <table:table-cell office:value-type="time" office:time-value="PT16H21M5S" table:style-name="ce5">
            <text:p>16:21:05</text:p>
          </table:table-cell>
          <table:table-cell office:value-type="float" office:value="1012" table:style-name="ce1">
            <text:p>1012</text:p>
          </table:table-cell>
          <table:table-cell office:value-type="float" office:value="0.98799999999999999" table:style-name="ce1">
            <text:p>0,988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0.100188" table:formula="of:=[.C120]/1000*[.E120]" table:style-name="ce1">
            <text:p>0,100188</text:p>
          </table:table-cell>
          <table:table-cell table:number-columns-repeated="16378"/>
        </table:table-row>
        <table:table-row table:style-name="ro2">
          <table:table-cell office:value-type="time" office:time-value="PT16H21M5S" table:style-name="ce5">
            <text:p>16:21:05</text:p>
          </table:table-cell>
          <table:table-cell office:value-type="time" office:time-value="PT16H21M6S" table:style-name="ce5">
            <text:p>16:21:06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9.3195999999999987E-2" table:formula="of:=[.C121]/1000*[.E121]" table:style-name="ce1">
            <text:p>0,093196</text:p>
          </table:table-cell>
          <table:table-cell table:number-columns-repeated="16378"/>
        </table:table-row>
        <table:table-row table:style-name="ro2">
          <table:table-cell office:value-type="time" office:time-value="PT16H21M6S" table:style-name="ce5">
            <text:p>16:21:06</text:p>
          </table:table-cell>
          <table:table-cell office:value-type="time" office:time-value="PT16H21M7S" table:style-name="ce5">
            <text:p>16:21:0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6999999999999999E-2" table:style-name="ce1">
            <text:p>0,077</text:p>
          </table:table-cell>
          <table:table-cell office:value-type="float" office:value="7.7923999999999993E-2" table:formula="of:=[.C122]/1000*[.E122]" table:style-name="ce1">
            <text:p>0,077924</text:p>
          </table:table-cell>
          <table:table-cell table:number-columns-repeated="16378"/>
        </table:table-row>
        <table:table-row table:style-name="ro2">
          <table:table-cell office:value-type="time" office:time-value="PT16H21M7S" table:style-name="ce5">
            <text:p>16:21:07</text:p>
          </table:table-cell>
          <table:table-cell office:value-type="time" office:time-value="PT16H21M8S" table:style-name="ce5">
            <text:p>16:21:08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9143999999999987E-2" table:formula="of:=[.C123]/1000*[.E123]" table:style-name="ce1">
            <text:p>0,089144</text:p>
          </table:table-cell>
          <table:table-cell table:number-columns-repeated="16378"/>
        </table:table-row>
        <table:table-row table:style-name="ro2">
          <table:table-cell office:value-type="time" office:time-value="PT16H21M8S" table:style-name="ce5">
            <text:p>16:21:08</text:p>
          </table:table-cell>
          <table:table-cell office:value-type="time" office:time-value="PT16H21M9S" table:style-name="ce5">
            <text:p>16:21:09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1600000000000001" table:style-name="ce1">
            <text:p>0,116</text:p>
          </table:table-cell>
          <table:table-cell office:value-type="float" office:value="0.117508" table:formula="of:=[.C124]/1000*[.E124]" table:style-name="ce1">
            <text:p>0,117508</text:p>
          </table:table-cell>
          <table:table-cell table:number-columns-repeated="16378"/>
        </table:table-row>
        <table:table-row table:style-name="ro2">
          <table:table-cell office:value-type="time" office:time-value="PT16H21M9S" table:style-name="ce5">
            <text:p>16:21:09</text:p>
          </table:table-cell>
          <table:table-cell office:value-type="time" office:time-value="PT16H21M10S" table:style-name="ce5">
            <text:p>16:21:10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09" table:style-name="ce1">
            <text:p>0,109</text:p>
          </table:table-cell>
          <table:table-cell office:value-type="float" office:value="0.11041699999999999" table:formula="of:=[.C125]/1000*[.E125]" table:style-name="ce1">
            <text:p>0,110417</text:p>
          </table:table-cell>
          <table:table-cell table:number-columns-repeated="16378"/>
        </table:table-row>
        <table:table-row table:style-name="ro2">
          <table:table-cell office:value-type="time" office:time-value="PT16H21M10S" table:style-name="ce5">
            <text:p>16:21:10</text:p>
          </table:table-cell>
          <table:table-cell office:value-type="time" office:time-value="PT16H21M11S" table:style-name="ce5">
            <text:p>16:21:11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0.100287" table:formula="of:=[.C126]/1000*[.E126]" table:style-name="ce1">
            <text:p>0,100287</text:p>
          </table:table-cell>
          <table:table-cell table:number-columns-repeated="16378"/>
        </table:table-row>
        <table:table-row table:style-name="ro2">
          <table:table-cell office:value-type="time" office:time-value="PT16H21M11S" table:style-name="ce5">
            <text:p>16:21:11</text:p>
          </table:table-cell>
          <table:table-cell office:value-type="time" office:time-value="PT16H21M12S" table:style-name="ce5">
            <text:p>16:21:12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7.4999999999999997E-2" table:style-name="ce1">
            <text:p>0,075</text:p>
          </table:table-cell>
          <table:table-cell office:value-type="float" office:value="7.5974999999999987E-2" table:formula="of:=[.C127]/1000*[.E127]" table:style-name="ce1">
            <text:p>0,075975</text:p>
          </table:table-cell>
          <table:table-cell table:number-columns-repeated="16378"/>
        </table:table-row>
        <table:table-row table:style-name="ro2">
          <table:table-cell office:value-type="time" office:time-value="PT16H21M12S" table:style-name="ce5">
            <text:p>16:21:12</text:p>
          </table:table-cell>
          <table:table-cell office:value-type="time" office:time-value="PT16H21M13S" table:style-name="ce5">
            <text:p>16:21:13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8" table:style-name="ce1">
            <text:p>0,108</text:p>
          </table:table-cell>
          <table:table-cell office:value-type="float" office:value="0.10940399999999999" table:formula="of:=[.C128]/1000*[.E128]" table:style-name="ce1">
            <text:p>0,109404</text:p>
          </table:table-cell>
          <table:table-cell table:number-columns-repeated="16378"/>
        </table:table-row>
        <table:table-row table:style-name="ro2">
          <table:table-cell office:value-type="time" office:time-value="PT16H21M13S" table:style-name="ce5">
            <text:p>16:21:13</text:p>
          </table:table-cell>
          <table:table-cell office:value-type="time" office:time-value="PT16H21M14S" table:style-name="ce5">
            <text:p>16:21:14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08" table:style-name="ce1">
            <text:p>0,08</text:p>
          </table:table-cell>
          <table:table-cell office:value-type="float" office:value="8.1039999999999987E-2" table:formula="of:=[.C129]/1000*[.E129]" table:style-name="ce1">
            <text:p>0,08104</text:p>
          </table:table-cell>
          <table:table-cell table:number-columns-repeated="16378"/>
        </table:table-row>
        <table:table-row table:style-name="ro2">
          <table:table-cell office:value-type="time" office:time-value="PT16H21M14S" table:style-name="ce5">
            <text:p>16:21:14</text:p>
          </table:table-cell>
          <table:table-cell office:value-type="time" office:time-value="PT16H21M15S" table:style-name="ce5">
            <text:p>16:21:15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4799999999999999" table:style-name="ce1">
            <text:p>0,148</text:p>
          </table:table-cell>
          <table:table-cell office:value-type="float" office:value="0.14992399999999997" table:formula="of:=[.C130]/1000*[.E130]" table:style-name="ce1">
            <text:p>0,149924</text:p>
          </table:table-cell>
          <table:table-cell table:number-columns-repeated="16378"/>
        </table:table-row>
        <table:table-row table:style-name="ro2">
          <table:table-cell office:value-type="time" office:time-value="PT16H21M15S" table:style-name="ce5">
            <text:p>16:21:15</text:p>
          </table:table-cell>
          <table:table-cell office:value-type="time" office:time-value="PT16H21M16S" table:style-name="ce5">
            <text:p>16:21:16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9.3104000000000006E-2" table:formula="of:=[.C131]/1000*[.E131]" table:style-name="ce1">
            <text:p>0,093104</text:p>
          </table:table-cell>
          <table:table-cell table:number-columns-repeated="16378"/>
        </table:table-row>
        <table:table-row table:style-name="ro2">
          <table:table-cell office:value-type="time" office:time-value="PT16H21M16S" table:style-name="ce5">
            <text:p>16:21:16</text:p>
          </table:table-cell>
          <table:table-cell office:value-type="time" office:time-value="PT16H21M17S" table:style-name="ce5">
            <text:p>16:21:17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7.8E-2" table:style-name="ce1">
            <text:p>0,078</text:p>
          </table:table-cell>
          <table:table-cell office:value-type="float" office:value="7.9013999999999987E-2" table:formula="of:=[.C132]/1000*[.E132]" table:style-name="ce1">
            <text:p>0,079014</text:p>
          </table:table-cell>
          <table:table-cell table:number-columns-repeated="16378"/>
        </table:table-row>
        <table:table-row table:style-name="ro2">
          <table:table-cell office:value-type="time" office:time-value="PT16H21M17S" table:style-name="ce5">
            <text:p>16:21:17</text:p>
          </table:table-cell>
          <table:table-cell office:value-type="time" office:time-value="PT16H21M18S" table:style-name="ce5">
            <text:p>16:21:18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130999999999987E-2" table:formula="of:=[.C133]/1000*[.E133]" table:style-name="ce1">
            <text:p>0,088131</text:p>
          </table:table-cell>
          <table:table-cell table:number-columns-repeated="16378"/>
        </table:table-row>
        <table:table-row table:style-name="ro2">
          <table:table-cell office:value-type="time" office:time-value="PT16H21M18S" table:style-name="ce5">
            <text:p>16:21:18</text:p>
          </table:table-cell>
          <table:table-cell office:value-type="time" office:time-value="PT16H21M19S" table:style-name="ce5">
            <text:p>16:21:19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8000000000000004E-2" table:style-name="ce1">
            <text:p>0,098</text:p>
          </table:table-cell>
          <table:table-cell office:value-type="float" office:value="9.9273999999999987E-2" table:formula="of:=[.C134]/1000*[.E134]" table:style-name="ce1">
            <text:p>0,099274</text:p>
          </table:table-cell>
          <table:table-cell table:number-columns-repeated="16378"/>
        </table:table-row>
        <table:table-row table:style-name="ro2">
          <table:table-cell office:value-type="time" office:time-value="PT16H21M19S" table:style-name="ce5">
            <text:p>16:21:19</text:p>
          </table:table-cell>
          <table:table-cell office:value-type="time" office:time-value="PT16H21M21S" table:style-name="ce5">
            <text:p>16:21:21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85" table:style-name="ce1">
            <text:p>0,185</text:p>
          </table:table-cell>
          <table:table-cell office:value-type="float" office:value="0.18740499999999999" table:formula="of:=[.C135]/1000*[.E135]" table:style-name="ce1">
            <text:p>0,187405</text:p>
          </table:table-cell>
          <table:table-cell table:number-columns-repeated="16378"/>
        </table:table-row>
        <table:table-row table:style-name="ro2">
          <table:table-cell office:value-type="time" office:time-value="PT16H21M21S" table:style-name="ce5">
            <text:p>16:21:21</text:p>
          </table:table-cell>
          <table:table-cell office:value-type="time" office:time-value="PT16H21M22S" table:style-name="ce5">
            <text:p>16:21:22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0.102313" table:formula="of:=[.C136]/1000*[.E136]" table:style-name="ce1">
            <text:p>0,102313</text:p>
          </table:table-cell>
          <table:table-cell table:number-columns-repeated="16378"/>
        </table:table-row>
        <table:table-row table:style-name="ro2">
          <table:table-cell office:value-type="time" office:time-value="PT16H21M22S" table:style-name="ce5">
            <text:p>16:21:22</text:p>
          </table:table-cell>
          <table:table-cell office:value-type="time" office:time-value="PT16H21M23S" table:style-name="ce5">
            <text:p>16:21:23</text:p>
          </table:table-cell>
          <table:table-cell office:value-type="float" office:value="1012" table:style-name="ce1">
            <text:p>1012</text:p>
          </table:table-cell>
          <table:table-cell office:value-type="float" office:value="0.74099999999999999" table:style-name="ce1">
            <text:p>0,741</text:p>
          </table:table-cell>
          <table:table-cell office:value-type="float" office:value="7.6999999999999999E-2" table:style-name="ce1">
            <text:p>0,077</text:p>
          </table:table-cell>
          <table:table-cell office:value-type="float" office:value="7.7923999999999993E-2" table:formula="of:=[.C137]/1000*[.E137]" table:style-name="ce1">
            <text:p>0,077924</text:p>
          </table:table-cell>
          <table:table-cell table:number-columns-repeated="16378"/>
        </table:table-row>
        <table:table-row table:style-name="ro2">
          <table:table-cell office:value-type="time" office:time-value="PT16H21M23S" table:style-name="ce5">
            <text:p>16:21:23</text:p>
          </table:table-cell>
          <table:table-cell office:value-type="time" office:time-value="PT16H21M24S" table:style-name="ce5">
            <text:p>16:21:2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8000000000000004E-2" table:style-name="ce1">
            <text:p>0,098</text:p>
          </table:table-cell>
          <table:table-cell office:value-type="float" office:value="9.9176E-2" table:formula="of:=[.C138]/1000*[.E138]" table:style-name="ce1">
            <text:p>0,099176</text:p>
          </table:table-cell>
          <table:table-cell table:number-columns-repeated="16378"/>
        </table:table-row>
        <table:table-row table:style-name="ro2">
          <table:table-cell office:value-type="time" office:time-value="PT16H21M24S" table:style-name="ce5">
            <text:p>16:21:24</text:p>
          </table:table-cell>
          <table:table-cell office:value-type="time" office:time-value="PT16H21M25S" table:style-name="ce5">
            <text:p>16:21:25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182999999999987E-2" table:formula="of:=[.C139]/1000*[.E139]" table:style-name="ce1">
            <text:p>0,092183</text:p>
          </table:table-cell>
          <table:table-cell table:number-columns-repeated="16378"/>
        </table:table-row>
        <table:table-row table:style-name="ro2">
          <table:table-cell office:value-type="time" office:time-value="PT16H21M25S" table:style-name="ce5">
            <text:p>16:21:25</text:p>
          </table:table-cell>
          <table:table-cell office:value-type="time" office:time-value="PT16H21M26S" table:style-name="ce5">
            <text:p>16:21:2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4799999999999999" table:style-name="ce1">
            <text:p>0,148</text:p>
          </table:table-cell>
          <table:table-cell office:value-type="float" office:value="0.14977599999999999" table:formula="of:=[.C140]/1000*[.E140]" table:style-name="ce1">
            <text:p>0,149776</text:p>
          </table:table-cell>
          <table:table-cell table:number-columns-repeated="16378"/>
        </table:table-row>
        <table:table-row table:style-name="ro2">
          <table:table-cell office:value-type="time" office:time-value="PT16H21M26S" table:style-name="ce5">
            <text:p>16:21:26</text:p>
          </table:table-cell>
          <table:table-cell office:value-type="time" office:time-value="PT16H21M27S" table:style-name="ce5">
            <text:p>16:21:27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7000000000000003E-2" table:style-name="ce1">
            <text:p>0,097</text:p>
          </table:table-cell>
          <table:table-cell office:value-type="float" office:value="9.8260999999999987E-2" table:formula="of:=[.C141]/1000*[.E141]" table:style-name="ce1">
            <text:p>0,098261</text:p>
          </table:table-cell>
          <table:table-cell table:number-columns-repeated="16378"/>
        </table:table-row>
        <table:table-row table:style-name="ro2">
          <table:table-cell office:value-type="time" office:time-value="PT16H21M27S" table:style-name="ce5">
            <text:p>16:21:27</text:p>
          </table:table-cell>
          <table:table-cell office:value-type="time" office:time-value="PT16H21M28S" table:style-name="ce5">
            <text:p>16:21:28</text:p>
          </table:table-cell>
          <table:table-cell office:value-type="float" office:value="1012" table:style-name="ce1">
            <text:p>1012</text:p>
          </table:table-cell>
          <table:table-cell office:value-type="float" office:value="0.74099999999999999" table:style-name="ce1">
            <text:p>0,741</text:p>
          </table:table-cell>
          <table:table-cell office:value-type="float" office:value="8.2000000000000003E-2" table:style-name="ce1">
            <text:p>0,082</text:p>
          </table:table-cell>
          <table:table-cell office:value-type="float" office:value="8.2984000000000002E-2" table:formula="of:=[.C142]/1000*[.E142]" table:style-name="ce1">
            <text:p>0,082984</text:p>
          </table:table-cell>
          <table:table-cell table:number-columns-repeated="16378"/>
        </table:table-row>
        <table:table-row table:style-name="ro2">
          <table:table-cell office:value-type="time" office:time-value="PT16H21M28S" table:style-name="ce5">
            <text:p>16:21:28</text:p>
          </table:table-cell>
          <table:table-cell office:value-type="time" office:time-value="PT16H21M29S" table:style-name="ce5">
            <text:p>16:21:29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008E-2" table:formula="of:=[.C143]/1000*[.E143]" table:style-name="ce1">
            <text:p>0,085008</text:p>
          </table:table-cell>
          <table:table-cell table:number-columns-repeated="16378"/>
        </table:table-row>
        <table:table-row table:style-name="ro2">
          <table:table-cell office:value-type="time" office:time-value="PT16H21M29S" table:style-name="ce5">
            <text:p>16:21:29</text:p>
          </table:table-cell>
          <table:table-cell office:value-type="time" office:time-value="PT16H21M30S" table:style-name="ce5">
            <text:p>16:21:30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3996000000000001E-2" table:formula="of:=[.C144]/1000*[.E144]" table:style-name="ce1">
            <text:p>0,083996</text:p>
          </table:table-cell>
          <table:table-cell table:number-columns-repeated="16378"/>
        </table:table-row>
        <table:table-row table:style-name="ro2">
          <table:table-cell office:value-type="time" office:time-value="PT16H21M30S" table:style-name="ce5">
            <text:p>16:21:30</text:p>
          </table:table-cell>
          <table:table-cell office:value-type="time" office:time-value="PT16H21M31S" table:style-name="ce5">
            <text:p>16:21:31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" table:style-name="ce1">
            <text:p>0,1</text:p>
          </table:table-cell>
          <table:table-cell office:value-type="float" office:value="0.1013" table:formula="of:=[.C145]/1000*[.E145]" table:style-name="ce1">
            <text:p>0,1013</text:p>
          </table:table-cell>
          <table:table-cell table:number-columns-repeated="16378"/>
        </table:table-row>
        <table:table-row table:style-name="ro2">
          <table:table-cell office:value-type="time" office:time-value="PT16H21M31S" table:style-name="ce5">
            <text:p>16:21:31</text:p>
          </table:table-cell>
          <table:table-cell office:value-type="time" office:time-value="PT16H21M32S" table:style-name="ce5">
            <text:p>16:21:32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4E-2" table:style-name="ce1">
            <text:p>0,094</text:p>
          </table:table-cell>
          <table:table-cell office:value-type="float" office:value="9.5128000000000004E-2" table:formula="of:=[.C146]/1000*[.E146]" table:style-name="ce1">
            <text:p>0,095128</text:p>
          </table:table-cell>
          <table:table-cell table:number-columns-repeated="16378"/>
        </table:table-row>
        <table:table-row table:style-name="ro2">
          <table:table-cell office:value-type="time" office:time-value="PT16H21M32S" table:style-name="ce5">
            <text:p>16:21:32</text:p>
          </table:table-cell>
          <table:table-cell office:value-type="time" office:time-value="PT16H21M33S" table:style-name="ce5">
            <text:p>16:21:33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2000000000000003E-2" table:style-name="ce1">
            <text:p>0,082</text:p>
          </table:table-cell>
          <table:table-cell office:value-type="float" office:value="8.2984000000000002E-2" table:formula="of:=[.C147]/1000*[.E147]" table:style-name="ce1">
            <text:p>0,082984</text:p>
          </table:table-cell>
          <table:table-cell table:number-columns-repeated="16378"/>
        </table:table-row>
        <table:table-row table:style-name="ro2">
          <table:table-cell office:value-type="time" office:time-value="PT16H21M33S" table:style-name="ce5">
            <text:p>16:21:33</text:p>
          </table:table-cell>
          <table:table-cell office:value-type="time" office:time-value="PT16H21M34S" table:style-name="ce5">
            <text:p>16:21:3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8000000000000004E-2" table:style-name="ce1">
            <text:p>0,098</text:p>
          </table:table-cell>
          <table:table-cell office:value-type="float" office:value="9.9176E-2" table:formula="of:=[.C148]/1000*[.E148]" table:style-name="ce1">
            <text:p>0,099176</text:p>
          </table:table-cell>
          <table:table-cell table:number-columns-repeated="16378"/>
        </table:table-row>
        <table:table-row table:style-name="ro2">
          <table:table-cell office:value-type="time" office:time-value="PT16H21M34S" table:style-name="ce5">
            <text:p>16:21:34</text:p>
          </table:table-cell>
          <table:table-cell office:value-type="time" office:time-value="PT16H21M35S" table:style-name="ce5">
            <text:p>16:21:35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5999999999999993E-2" table:style-name="ce1">
            <text:p>0,086</text:p>
          </table:table-cell>
          <table:table-cell office:value-type="float" office:value="8.7031999999999998E-2" table:formula="of:=[.C149]/1000*[.E149]" table:style-name="ce1">
            <text:p>0,087032</text:p>
          </table:table-cell>
          <table:table-cell table:number-columns-repeated="16378"/>
        </table:table-row>
        <table:table-row table:style-name="ro2">
          <table:table-cell office:value-type="time" office:time-value="PT16H21M35S" table:style-name="ce5">
            <text:p>16:21:35</text:p>
          </table:table-cell>
          <table:table-cell office:value-type="time" office:time-value="PT16H21M36S" table:style-name="ce5">
            <text:p>16:21:36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1972000000000003E-2" table:formula="of:=[.C150]/1000*[.E150]" table:style-name="ce1">
            <text:p>0,081972</text:p>
          </table:table-cell>
          <table:table-cell table:number-columns-repeated="16378"/>
        </table:table-row>
        <table:table-row table:style-name="ro2">
          <table:table-cell office:value-type="time" office:time-value="PT16H21M36S" table:style-name="ce5">
            <text:p>16:21:36</text:p>
          </table:table-cell>
          <table:table-cell office:value-type="time" office:time-value="PT16H21M37S" table:style-name="ce5">
            <text:p>16:21:37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09" table:style-name="ce1">
            <text:p>0,09</text:p>
          </table:table-cell>
          <table:table-cell office:value-type="float" office:value="9.1169999999999987E-2" table:formula="of:=[.C151]/1000*[.E151]" table:style-name="ce1">
            <text:p>0,09117</text:p>
          </table:table-cell>
          <table:table-cell table:number-columns-repeated="16378"/>
        </table:table-row>
        <table:table-row table:style-name="ro2">
          <table:table-cell office:value-type="time" office:time-value="PT16H21M37S" table:style-name="ce5">
            <text:p>16:21:37</text:p>
          </table:table-cell>
          <table:table-cell office:value-type="time" office:time-value="PT16H21M38S" table:style-name="ce5">
            <text:p>16:21:38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2053000000000001E-2" table:formula="of:=[.C152]/1000*[.E152]" table:style-name="ce1">
            <text:p>0,082053</text:p>
          </table:table-cell>
          <table:table-cell table:number-columns-repeated="16378"/>
        </table:table-row>
        <table:table-row table:style-name="ro2">
          <table:table-cell office:value-type="time" office:time-value="PT16H21M38S" table:style-name="ce5">
            <text:p>16:21:38</text:p>
          </table:table-cell>
          <table:table-cell office:value-type="time" office:time-value="PT16H21M39S" table:style-name="ce5">
            <text:p>16:21:39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" table:style-name="ce1">
            <text:p>0,1</text:p>
          </table:table-cell>
          <table:table-cell office:value-type="float" office:value="0.1013" table:formula="of:=[.C153]/1000*[.E153]" table:style-name="ce1">
            <text:p>0,1013</text:p>
          </table:table-cell>
          <table:table-cell table:number-columns-repeated="16378"/>
        </table:table-row>
        <table:table-row table:style-name="ro2">
          <table:table-cell office:value-type="time" office:time-value="PT16H21M39S" table:style-name="ce5">
            <text:p>16:21:39</text:p>
          </table:table-cell>
          <table:table-cell office:value-type="time" office:time-value="PT16H21M40S" table:style-name="ce5">
            <text:p>16:21:4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3996000000000001E-2" table:formula="of:=[.C154]/1000*[.E154]" table:style-name="ce1">
            <text:p>0,083996</text:p>
          </table:table-cell>
          <table:table-cell table:number-columns-repeated="16378"/>
        </table:table-row>
        <table:table-row table:style-name="ro2">
          <table:table-cell office:value-type="time" office:time-value="PT16H21M40S" table:style-name="ce5">
            <text:p>16:21:40</text:p>
          </table:table-cell>
          <table:table-cell office:value-type="time" office:time-value="PT16H21M41S" table:style-name="ce5">
            <text:p>16:21:41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6000000000000002E-2" table:style-name="ce1">
            <text:p>0,096</text:p>
          </table:table-cell>
          <table:table-cell office:value-type="float" office:value="9.7247999999999987E-2" table:formula="of:=[.C155]/1000*[.E155]" table:style-name="ce1">
            <text:p>0,097248</text:p>
          </table:table-cell>
          <table:table-cell table:number-columns-repeated="16378"/>
        </table:table-row>
        <table:table-row table:style-name="ro2">
          <table:table-cell office:value-type="time" office:time-value="PT16H21M41S" table:style-name="ce5">
            <text:p>16:21:41</text:p>
          </table:table-cell>
          <table:table-cell office:value-type="time" office:time-value="PT16H21M42S" table:style-name="ce5">
            <text:p>16:21:42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4E-2" table:style-name="ce1">
            <text:p>0,094</text:p>
          </table:table-cell>
          <table:table-cell office:value-type="float" office:value="9.5128000000000004E-2" table:formula="of:=[.C156]/1000*[.E156]" table:style-name="ce1">
            <text:p>0,095128</text:p>
          </table:table-cell>
          <table:table-cell table:number-columns-repeated="16378"/>
        </table:table-row>
        <table:table-row table:style-name="ro2">
          <table:table-cell office:value-type="time" office:time-value="PT16H21M42S" table:style-name="ce5">
            <text:p>16:21:42</text:p>
          </table:table-cell>
          <table:table-cell office:value-type="time" office:time-value="PT16H21M43S" table:style-name="ce5">
            <text:p>16:21:43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7.6999999999999999E-2" table:style-name="ce1">
            <text:p>0,077</text:p>
          </table:table-cell>
          <table:table-cell office:value-type="float" office:value="7.8000999999999987E-2" table:formula="of:=[.C157]/1000*[.E157]" table:style-name="ce1">
            <text:p>0,078001</text:p>
          </table:table-cell>
          <table:table-cell table:number-columns-repeated="16378"/>
        </table:table-row>
        <table:table-row table:style-name="ro2">
          <table:table-cell office:value-type="time" office:time-value="PT16H21M43S" table:style-name="ce5">
            <text:p>16:21:43</text:p>
          </table:table-cell>
          <table:table-cell office:value-type="time" office:time-value="PT16H21M44S" table:style-name="ce5">
            <text:p>16:21:44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2999999999999999E-2" table:style-name="ce1">
            <text:p>0,093</text:p>
          </table:table-cell>
          <table:table-cell office:value-type="float" office:value="9.4208999999999987E-2" table:formula="of:=[.C158]/1000*[.E158]" table:style-name="ce1">
            <text:p>0,094209</text:p>
          </table:table-cell>
          <table:table-cell table:number-columns-repeated="16378"/>
        </table:table-row>
        <table:table-row table:style-name="ro2">
          <table:table-cell office:value-type="time" office:time-value="PT16H21M44S" table:style-name="ce5">
            <text:p>16:21:44</text:p>
          </table:table-cell>
          <table:table-cell office:value-type="time" office:time-value="PT16H21M45S" table:style-name="ce5">
            <text:p>16:21:45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6105000000000001E-2" table:formula="of:=[.C159]/1000*[.E159]" table:style-name="ce1">
            <text:p>0,086105</text:p>
          </table:table-cell>
          <table:table-cell table:number-columns-repeated="16378"/>
        </table:table-row>
        <table:table-row table:style-name="ro2">
          <table:table-cell office:value-type="time" office:time-value="PT16H21M45S" table:style-name="ce5">
            <text:p>16:21:45</text:p>
          </table:table-cell>
          <table:table-cell office:value-type="time" office:time-value="PT16H21M46S" table:style-name="ce5">
            <text:p>16:21:4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15" table:style-name="ce1">
            <text:p>0,115</text:p>
          </table:table-cell>
          <table:table-cell office:value-type="float" office:value="0.11638000000000001" table:formula="of:=[.C160]/1000*[.E160]" table:style-name="ce1">
            <text:p>0,11638</text:p>
          </table:table-cell>
          <table:table-cell table:number-columns-repeated="16378"/>
        </table:table-row>
        <table:table-row table:style-name="ro2">
          <table:table-cell office:value-type="time" office:time-value="PT16H21M46S" table:style-name="ce5">
            <text:p>16:21:46</text:p>
          </table:table-cell>
          <table:table-cell office:value-type="time" office:time-value="PT16H21M47S" table:style-name="ce5">
            <text:p>16:21:47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1899999999999999" table:style-name="ce1">
            <text:p>0,119</text:p>
          </table:table-cell>
          <table:table-cell office:value-type="float" office:value="0.12054699999999999" table:formula="of:=[.C161]/1000*[.E161]" table:style-name="ce1">
            <text:p>0,120547</text:p>
          </table:table-cell>
          <table:table-cell table:number-columns-repeated="16378"/>
        </table:table-row>
        <table:table-row table:style-name="ro2">
          <table:table-cell office:value-type="time" office:time-value="PT16H21M47S" table:style-name="ce5">
            <text:p>16:21:47</text:p>
          </table:table-cell>
          <table:table-cell office:value-type="time" office:time-value="PT16H21M48S" table:style-name="ce5">
            <text:p>16:21:48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8" table:style-name="ce1">
            <text:p>0,108</text:p>
          </table:table-cell>
          <table:table-cell office:value-type="float" office:value="0.10940399999999999" table:formula="of:=[.C162]/1000*[.E162]" table:style-name="ce1">
            <text:p>0,109404</text:p>
          </table:table-cell>
          <table:table-cell table:number-columns-repeated="16378"/>
        </table:table-row>
        <table:table-row table:style-name="ro2">
          <table:table-cell office:value-type="time" office:time-value="PT16H21M48S" table:style-name="ce5">
            <text:p>16:21:48</text:p>
          </table:table-cell>
          <table:table-cell office:value-type="time" office:time-value="PT16H21M49S" table:style-name="ce5">
            <text:p>16:21:49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08" table:style-name="ce1">
            <text:p>0,08</text:p>
          </table:table-cell>
          <table:table-cell office:value-type="float" office:value="8.0960000000000004E-2" table:formula="of:=[.C163]/1000*[.E163]" table:style-name="ce1">
            <text:p>0,08096</text:p>
          </table:table-cell>
          <table:table-cell table:number-columns-repeated="16378"/>
        </table:table-row>
        <table:table-row table:style-name="ro2">
          <table:table-cell office:value-type="time" office:time-value="PT16H21M49S" table:style-name="ce5">
            <text:p>16:21:49</text:p>
          </table:table-cell>
          <table:table-cell office:value-type="time" office:time-value="PT16H21M50S" table:style-name="ce5">
            <text:p>16:21:50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2000000000000003E-2" table:style-name="ce1">
            <text:p>0,082</text:p>
          </table:table-cell>
          <table:table-cell office:value-type="float" office:value="8.3066000000000001E-2" table:formula="of:=[.C164]/1000*[.E164]" table:style-name="ce1">
            <text:p>0,083066</text:p>
          </table:table-cell>
          <table:table-cell table:number-columns-repeated="16378"/>
        </table:table-row>
        <table:table-row table:style-name="ro2">
          <table:table-cell office:value-type="time" office:time-value="PT16H21M50S" table:style-name="ce5">
            <text:p>16:21:50</text:p>
          </table:table-cell>
          <table:table-cell office:value-type="time" office:time-value="PT16H21M51S" table:style-name="ce5">
            <text:p>16:21:51</text:p>
          </table:table-cell>
          <table:table-cell office:value-type="float" office:value="1013" table:style-name="ce1">
            <text:p>1013</text:p>
          </table:table-cell>
          <table:table-cell office:value-type="float" office:value="0.98699999999999999" table:style-name="ce1">
            <text:p>0,987</text:p>
          </table:table-cell>
          <table:table-cell office:value-type="float" office:value="0.106" table:style-name="ce1">
            <text:p>0,106</text:p>
          </table:table-cell>
          <table:table-cell office:value-type="float" office:value="0.10737799999999999" table:formula="of:=[.C165]/1000*[.E165]" table:style-name="ce1">
            <text:p>0,107378</text:p>
          </table:table-cell>
          <table:table-cell table:number-columns-repeated="16378"/>
        </table:table-row>
        <table:table-row table:style-name="ro2">
          <table:table-cell office:value-type="time" office:time-value="PT16H21M51S" table:style-name="ce5">
            <text:p>16:21:51</text:p>
          </table:table-cell>
          <table:table-cell office:value-type="time" office:time-value="PT16H21M52S" table:style-name="ce5">
            <text:p>16:21:52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7.4999999999999997E-2" table:style-name="ce1">
            <text:p>0,075</text:p>
          </table:table-cell>
          <table:table-cell office:value-type="float" office:value="7.5899999999999995E-2" table:formula="of:=[.C166]/1000*[.E166]" table:style-name="ce1">
            <text:p>0,0759</text:p>
          </table:table-cell>
          <table:table-cell table:number-columns-repeated="16378"/>
        </table:table-row>
        <table:table-row table:style-name="ro2">
          <table:table-cell office:value-type="time" office:time-value="PT16H21M52S" table:style-name="ce5">
            <text:p>16:21:52</text:p>
          </table:table-cell>
          <table:table-cell office:value-type="time" office:time-value="PT16H21M53S" table:style-name="ce5">
            <text:p>16:21:5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8E-2" table:style-name="ce1">
            <text:p>0,078</text:p>
          </table:table-cell>
          <table:table-cell office:value-type="float" office:value="7.8936000000000006E-2" table:formula="of:=[.C167]/1000*[.E167]" table:style-name="ce1">
            <text:p>0,078936</text:p>
          </table:table-cell>
          <table:table-cell table:number-columns-repeated="16378"/>
        </table:table-row>
        <table:table-row table:style-name="ro2">
          <table:table-cell office:value-type="time" office:time-value="PT16H21M53S" table:style-name="ce5">
            <text:p>16:21:53</text:p>
          </table:table-cell>
          <table:table-cell office:value-type="time" office:time-value="PT16H21M54S" table:style-name="ce5">
            <text:p>16:21:5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5999999999999993E-2" table:style-name="ce1">
            <text:p>0,086</text:p>
          </table:table-cell>
          <table:table-cell office:value-type="float" office:value="8.7031999999999998E-2" table:formula="of:=[.C168]/1000*[.E168]" table:style-name="ce1">
            <text:p>0,087032</text:p>
          </table:table-cell>
          <table:table-cell table:number-columns-repeated="16378"/>
        </table:table-row>
        <table:table-row table:style-name="ro2">
          <table:table-cell office:value-type="time" office:time-value="PT16H21M54S" table:style-name="ce5">
            <text:p>16:21:54</text:p>
          </table:table-cell>
          <table:table-cell office:value-type="time" office:time-value="PT16H21M55S" table:style-name="ce5">
            <text:p>16:21:55</text:p>
          </table:table-cell>
          <table:table-cell office:value-type="float" office:value="1012" table:style-name="ce1">
            <text:p>1012</text:p>
          </table:table-cell>
          <table:table-cell office:value-type="float" office:value="0.74099999999999999" table:style-name="ce1">
            <text:p>0,741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091999999999993E-2" table:formula="of:=[.C169]/1000*[.E169]" table:style-name="ce1">
            <text:p>0,092092</text:p>
          </table:table-cell>
          <table:table-cell table:number-columns-repeated="16378"/>
        </table:table-row>
        <table:table-row table:style-name="ro2">
          <table:table-cell office:value-type="time" office:time-value="PT16H21M55S" table:style-name="ce5">
            <text:p>16:21:55</text:p>
          </table:table-cell>
          <table:table-cell office:value-type="time" office:time-value="PT16H21M56S" table:style-name="ce5">
            <text:p>16:21:56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199999999999999" table:style-name="ce1">
            <text:p>0,102</text:p>
          </table:table-cell>
          <table:table-cell office:value-type="float" office:value="0.103224" table:formula="of:=[.C170]/1000*[.E170]" table:style-name="ce1">
            <text:p>0,103224</text:p>
          </table:table-cell>
          <table:table-cell table:number-columns-repeated="16378"/>
        </table:table-row>
        <table:table-row table:style-name="ro2">
          <table:table-cell office:value-type="time" office:time-value="PT16H21M56S" table:style-name="ce5">
            <text:p>16:21:56</text:p>
          </table:table-cell>
          <table:table-cell office:value-type="time" office:time-value="PT16H21M57S" table:style-name="ce5">
            <text:p>16:21:57</text:p>
          </table:table-cell>
          <table:table-cell office:value-type="float" office:value="1014" table:style-name="ce1">
            <text:p>1014</text:p>
          </table:table-cell>
          <table:table-cell office:value-type="float" office:value="0.247" table:style-name="ce1">
            <text:p>0,247</text:p>
          </table:table-cell>
          <table:table-cell office:value-type="float" office:value="0.16800000000000001" table:style-name="ce1">
            <text:p>0,168</text:p>
          </table:table-cell>
          <table:table-cell office:value-type="float" office:value="0.170352" table:formula="of:=[.C171]/1000*[.E171]" table:style-name="ce1">
            <text:p>0,170352</text:p>
          </table:table-cell>
          <table:table-cell table:number-columns-repeated="16378"/>
        </table:table-row>
        <table:table-row table:style-name="ro2">
          <table:table-cell office:value-type="time" office:time-value="PT16H21M57S" table:style-name="ce5">
            <text:p>16:21:57</text:p>
          </table:table-cell>
          <table:table-cell office:value-type="time" office:time-value="PT16H21M58S" table:style-name="ce5">
            <text:p>16:21:58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4079000000000001E-2" table:formula="of:=[.C172]/1000*[.E172]" table:style-name="ce1">
            <text:p>0,084079</text:p>
          </table:table-cell>
          <table:table-cell table:number-columns-repeated="16378"/>
        </table:table-row>
        <table:table-row table:style-name="ro2">
          <table:table-cell office:value-type="time" office:time-value="PT16H21M58S" table:style-name="ce5">
            <text:p>16:21:58</text:p>
          </table:table-cell>
          <table:table-cell office:value-type="time" office:time-value="PT16H21M59S" table:style-name="ce5">
            <text:p>16:21:5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" table:style-name="ce1">
            <text:p>0,1</text:p>
          </table:table-cell>
          <table:table-cell office:value-type="float" office:value="0.10120000000000001" table:formula="of:=[.C173]/1000*[.E173]" table:style-name="ce1">
            <text:p>0,1012</text:p>
          </table:table-cell>
          <table:table-cell table:number-columns-repeated="16378"/>
        </table:table-row>
        <table:table-row table:style-name="ro2">
          <table:table-cell office:value-type="time" office:time-value="PT16H21M59S" table:style-name="ce5">
            <text:p>16:21:59</text:p>
          </table:table-cell>
          <table:table-cell office:value-type="time" office:time-value="PT16H22M0S" table:style-name="ce5">
            <text:p>16:22:0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5000000000000001E-2" table:style-name="ce1">
            <text:p>0,095</text:p>
          </table:table-cell>
          <table:table-cell office:value-type="float" office:value="9.6140000000000003E-2" table:formula="of:=[.C174]/1000*[.E174]" table:style-name="ce1">
            <text:p>0,09614</text:p>
          </table:table-cell>
          <table:table-cell table:number-columns-repeated="16378"/>
        </table:table-row>
        <table:table-row table:style-name="ro2">
          <table:table-cell office:value-type="time" office:time-value="PT16H22M0S" table:style-name="ce5">
            <text:p>16:22:00</text:p>
          </table:table-cell>
          <table:table-cell office:value-type="time" office:time-value="PT16H22M1S" table:style-name="ce5">
            <text:p>16:22:01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13" table:style-name="ce1">
            <text:p>0,113</text:p>
          </table:table-cell>
          <table:table-cell office:value-type="float" office:value="0.114356" table:formula="of:=[.C175]/1000*[.E175]" table:style-name="ce1">
            <text:p>0,114356</text:p>
          </table:table-cell>
          <table:table-cell table:number-columns-repeated="16378"/>
        </table:table-row>
        <table:table-row table:style-name="ro2">
          <table:table-cell office:value-type="time" office:time-value="PT16H22M1S" table:style-name="ce5">
            <text:p>16:22:01</text:p>
          </table:table-cell>
          <table:table-cell office:value-type="time" office:time-value="PT16H22M2S" table:style-name="ce5">
            <text:p>16:22:02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7.8E-2" table:style-name="ce1">
            <text:p>0,078</text:p>
          </table:table-cell>
          <table:table-cell office:value-type="float" office:value="7.9013999999999987E-2" table:formula="of:=[.C176]/1000*[.E176]" table:style-name="ce1">
            <text:p>0,079014</text:p>
          </table:table-cell>
          <table:table-cell table:number-columns-repeated="16378"/>
        </table:table-row>
        <table:table-row table:style-name="ro2">
          <table:table-cell office:value-type="time" office:time-value="PT16H22M2S" table:style-name="ce5">
            <text:p>16:22:02</text:p>
          </table:table-cell>
          <table:table-cell office:value-type="time" office:time-value="PT16H22M3S" table:style-name="ce5">
            <text:p>16:22:03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2000000000000003E-2" table:style-name="ce1">
            <text:p>0,082</text:p>
          </table:table-cell>
          <table:table-cell office:value-type="float" office:value="8.2984000000000002E-2" table:formula="of:=[.C177]/1000*[.E177]" table:style-name="ce1">
            <text:p>0,082984</text:p>
          </table:table-cell>
          <table:table-cell table:number-columns-repeated="16378"/>
        </table:table-row>
        <table:table-row table:style-name="ro2">
          <table:table-cell office:value-type="time" office:time-value="PT16H22M3S" table:style-name="ce5">
            <text:p>16:22:03</text:p>
          </table:table-cell>
          <table:table-cell office:value-type="time" office:time-value="PT16H22M4S" table:style-name="ce5">
            <text:p>16:22:04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2053000000000001E-2" table:formula="of:=[.C178]/1000*[.E178]" table:style-name="ce1">
            <text:p>0,082053</text:p>
          </table:table-cell>
          <table:table-cell table:number-columns-repeated="16378"/>
        </table:table-row>
        <table:table-row table:style-name="ro2">
          <table:table-cell office:value-type="time" office:time-value="PT16H22M4S" table:style-name="ce5">
            <text:p>16:22:04</text:p>
          </table:table-cell>
          <table:table-cell office:value-type="time" office:time-value="PT16H22M5S" table:style-name="ce5">
            <text:p>16:22:05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4" table:style-name="ce1">
            <text:p>0,104</text:p>
          </table:table-cell>
          <table:table-cell office:value-type="float" office:value="0.10524799999999999" table:formula="of:=[.C179]/1000*[.E179]" table:style-name="ce1">
            <text:p>0,105248</text:p>
          </table:table-cell>
          <table:table-cell table:number-columns-repeated="16378"/>
        </table:table-row>
        <table:table-row table:style-name="ro2">
          <table:table-cell office:value-type="time" office:time-value="PT16H22M5S" table:style-name="ce5">
            <text:p>16:22:05</text:p>
          </table:table-cell>
          <table:table-cell office:value-type="time" office:time-value="PT16H22M6S" table:style-name="ce5">
            <text:p>16:22:06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9.5000000000000001E-2" table:style-name="ce1">
            <text:p>0,095</text:p>
          </table:table-cell>
          <table:table-cell office:value-type="float" office:value="9.6234999999999987E-2" table:formula="of:=[.C180]/1000*[.E180]" table:style-name="ce1">
            <text:p>0,096235</text:p>
          </table:table-cell>
          <table:table-cell table:number-columns-repeated="16378"/>
        </table:table-row>
        <table:table-row table:style-name="ro2">
          <table:table-cell office:value-type="time" office:time-value="PT16H22M6S" table:style-name="ce5">
            <text:p>16:22:06</text:p>
          </table:table-cell>
          <table:table-cell office:value-type="time" office:time-value="PT16H22M7S" table:style-name="ce5">
            <text:p>16:22:07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8.5999999999999993E-2" table:style-name="ce1">
            <text:p>0,086</text:p>
          </table:table-cell>
          <table:table-cell office:value-type="float" office:value="8.7117999999999987E-2" table:formula="of:=[.C181]/1000*[.E181]" table:style-name="ce1">
            <text:p>0,087118</text:p>
          </table:table-cell>
          <table:table-cell table:number-columns-repeated="16378"/>
        </table:table-row>
        <table:table-row table:style-name="ro2">
          <table:table-cell office:value-type="time" office:time-value="PT16H22M7S" table:style-name="ce5">
            <text:p>16:22:07</text:p>
          </table:table-cell>
          <table:table-cell office:value-type="time" office:time-value="PT16H22M8S" table:style-name="ce5">
            <text:p>16:22:0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7000000000000003E-2" table:style-name="ce1">
            <text:p>0,097</text:p>
          </table:table-cell>
          <table:table-cell office:value-type="float" office:value="9.8164000000000001E-2" table:formula="of:=[.C182]/1000*[.E182]" table:style-name="ce1">
            <text:p>0,098164</text:p>
          </table:table-cell>
          <table:table-cell table:number-columns-repeated="16378"/>
        </table:table-row>
        <table:table-row table:style-name="ro2">
          <table:table-cell office:value-type="time" office:time-value="PT16H22M8S" table:style-name="ce5">
            <text:p>16:22:08</text:p>
          </table:table-cell>
          <table:table-cell office:value-type="time" office:time-value="PT16H22M9S" table:style-name="ce5">
            <text:p>16:22:09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4079000000000001E-2" table:formula="of:=[.C183]/1000*[.E183]" table:style-name="ce1">
            <text:p>0,084079</text:p>
          </table:table-cell>
          <table:table-cell table:number-columns-repeated="16378"/>
        </table:table-row>
        <table:table-row table:style-name="ro2">
          <table:table-cell office:value-type="time" office:time-value="PT16H22M9S" table:style-name="ce5">
            <text:p>16:22:09</text:p>
          </table:table-cell>
          <table:table-cell office:value-type="time" office:time-value="PT16H22M10S" table:style-name="ce5">
            <text:p>16:22:10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1799999999999999" table:style-name="ce1">
            <text:p>0,118</text:p>
          </table:table-cell>
          <table:table-cell office:value-type="float" office:value="0.11953399999999999" table:formula="of:=[.C184]/1000*[.E184]" table:style-name="ce1">
            <text:p>0,119534</text:p>
          </table:table-cell>
          <table:table-cell table:number-columns-repeated="16378"/>
        </table:table-row>
        <table:table-row table:style-name="ro2">
          <table:table-cell office:value-type="time" office:time-value="PT16H22M10S" table:style-name="ce5">
            <text:p>16:22:10</text:p>
          </table:table-cell>
          <table:table-cell office:value-type="time" office:time-value="PT16H22M11S" table:style-name="ce5">
            <text:p>16:22:11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6000000000000002E-2" table:style-name="ce1">
            <text:p>0,096</text:p>
          </table:table-cell>
          <table:table-cell office:value-type="float" office:value="9.7247999999999987E-2" table:formula="of:=[.C185]/1000*[.E185]" table:style-name="ce1">
            <text:p>0,097248</text:p>
          </table:table-cell>
          <table:table-cell table:number-columns-repeated="16378"/>
        </table:table-row>
        <table:table-row table:style-name="ro2">
          <table:table-cell office:value-type="time" office:time-value="PT16H22M11S" table:style-name="ce5">
            <text:p>16:22:11</text:p>
          </table:table-cell>
          <table:table-cell office:value-type="time" office:time-value="PT16H22M12S" table:style-name="ce5">
            <text:p>16:22:12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08" table:style-name="ce1">
            <text:p>0,08</text:p>
          </table:table-cell>
          <table:table-cell office:value-type="float" office:value="8.0960000000000004E-2" table:formula="of:=[.C186]/1000*[.E186]" table:style-name="ce1">
            <text:p>0,08096</text:p>
          </table:table-cell>
          <table:table-cell table:number-columns-repeated="16378"/>
        </table:table-row>
        <table:table-row table:style-name="ro2">
          <table:table-cell office:value-type="time" office:time-value="PT16H22M12S" table:style-name="ce5">
            <text:p>16:22:12</text:p>
          </table:table-cell>
          <table:table-cell office:value-type="time" office:time-value="PT16H22M13S" table:style-name="ce5">
            <text:p>16:22:1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0.100188" table:formula="of:=[.C187]/1000*[.E187]" table:style-name="ce1">
            <text:p>0,100188</text:p>
          </table:table-cell>
          <table:table-cell table:number-columns-repeated="16378"/>
        </table:table-row>
        <table:table-row table:style-name="ro2">
          <table:table-cell office:value-type="time" office:time-value="PT16H22M13S" table:style-name="ce5">
            <text:p>16:22:13</text:p>
          </table:table-cell>
          <table:table-cell office:value-type="time" office:time-value="PT16H22M14S" table:style-name="ce5">
            <text:p>16:22:14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3996000000000001E-2" table:formula="of:=[.C188]/1000*[.E188]" table:style-name="ce1">
            <text:p>0,083996</text:p>
          </table:table-cell>
          <table:table-cell table:number-columns-repeated="16378"/>
        </table:table-row>
        <table:table-row table:style-name="ro2">
          <table:table-cell office:value-type="time" office:time-value="PT16H22M14S" table:style-name="ce5">
            <text:p>16:22:14</text:p>
          </table:table-cell>
          <table:table-cell office:value-type="time" office:time-value="PT16H22M15S" table:style-name="ce5">
            <text:p>16:22:15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4E-2" table:style-name="ce1">
            <text:p>0,094</text:p>
          </table:table-cell>
          <table:table-cell office:value-type="float" office:value="9.5128000000000004E-2" table:formula="of:=[.C189]/1000*[.E189]" table:style-name="ce1">
            <text:p>0,095128</text:p>
          </table:table-cell>
          <table:table-cell table:number-columns-repeated="16378"/>
        </table:table-row>
        <table:table-row table:style-name="ro2">
          <table:table-cell office:value-type="time" office:time-value="PT16H22M15S" table:style-name="ce5">
            <text:p>16:22:15</text:p>
          </table:table-cell>
          <table:table-cell office:value-type="time" office:time-value="PT16H22M16S" table:style-name="ce5">
            <text:p>16:22:1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6020000000000013E-2" table:formula="of:=[.C190]/1000*[.E190]" table:style-name="ce1">
            <text:p>0,08602</text:p>
          </table:table-cell>
          <table:table-cell table:number-columns-repeated="16378"/>
        </table:table-row>
        <table:table-row table:style-name="ro2">
          <table:table-cell office:value-type="time" office:time-value="PT16H22M16S" table:style-name="ce5">
            <text:p>16:22:16</text:p>
          </table:table-cell>
          <table:table-cell office:value-type="time" office:time-value="PT16H22M17S" table:style-name="ce5">
            <text:p>16:22:17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6105000000000001E-2" table:formula="of:=[.C191]/1000*[.E191]" table:style-name="ce1">
            <text:p>0,086105</text:p>
          </table:table-cell>
          <table:table-cell table:number-columns-repeated="16378"/>
        </table:table-row>
        <table:table-row table:style-name="ro2">
          <table:table-cell office:value-type="time" office:time-value="PT16H22M17S" table:style-name="ce5">
            <text:p>16:22:17</text:p>
          </table:table-cell>
          <table:table-cell office:value-type="time" office:time-value="PT16H22M18S" table:style-name="ce5">
            <text:p>16:22:18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3996000000000001E-2" table:formula="of:=[.C192]/1000*[.E192]" table:style-name="ce1">
            <text:p>0,083996</text:p>
          </table:table-cell>
          <table:table-cell table:number-columns-repeated="16378"/>
        </table:table-row>
        <table:table-row table:style-name="ro2">
          <table:table-cell office:value-type="time" office:time-value="PT16H22M18S" table:style-name="ce5">
            <text:p>16:22:18</text:p>
          </table:table-cell>
          <table:table-cell office:value-type="time" office:time-value="PT16H22M20S" table:style-name="ce5">
            <text:p>16:22:2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9055999999999996E-2" table:formula="of:=[.C193]/1000*[.E193]" table:style-name="ce1">
            <text:p>0,089056</text:p>
          </table:table-cell>
          <table:table-cell table:number-columns-repeated="16378"/>
        </table:table-row>
        <table:table-row table:style-name="ro2">
          <table:table-cell office:value-type="time" office:time-value="PT16H22M20S" table:style-name="ce5">
            <text:p>16:22:20</text:p>
          </table:table-cell>
          <table:table-cell office:value-type="time" office:time-value="PT16H22M21S" table:style-name="ce5">
            <text:p>16:22:21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091999999999993E-2" table:formula="of:=[.C194]/1000*[.E194]" table:style-name="ce1">
            <text:p>0,092092</text:p>
          </table:table-cell>
          <table:table-cell table:number-columns-repeated="16378"/>
        </table:table-row>
        <table:table-row table:style-name="ro2">
          <table:table-cell office:value-type="time" office:time-value="PT16H22M21S" table:style-name="ce5">
            <text:p>16:22:21</text:p>
          </table:table-cell>
          <table:table-cell office:value-type="time" office:time-value="PT16H22M22S" table:style-name="ce5">
            <text:p>16:22:22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8000000000000004E-2" table:style-name="ce1">
            <text:p>0,098</text:p>
          </table:table-cell>
          <table:table-cell office:value-type="float" office:value="9.9176E-2" table:formula="of:=[.C195]/1000*[.E195]" table:style-name="ce1">
            <text:p>0,099176</text:p>
          </table:table-cell>
          <table:table-cell table:number-columns-repeated="16378"/>
        </table:table-row>
        <table:table-row table:style-name="ro2">
          <table:table-cell office:value-type="time" office:time-value="PT16H22M22S" table:style-name="ce5">
            <text:p>16:22:22</text:p>
          </table:table-cell>
          <table:table-cell office:value-type="time" office:time-value="PT16H22M23S" table:style-name="ce5">
            <text:p>16:22:23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4079000000000001E-2" table:formula="of:=[.C196]/1000*[.E196]" table:style-name="ce1">
            <text:p>0,084079</text:p>
          </table:table-cell>
          <table:table-cell table:number-columns-repeated="16378"/>
        </table:table-row>
        <table:table-row table:style-name="ro2">
          <table:table-cell office:value-type="time" office:time-value="PT16H22M23S" table:style-name="ce5">
            <text:p>16:22:23</text:p>
          </table:table-cell>
          <table:table-cell office:value-type="time" office:time-value="PT16H22M24S" table:style-name="ce5">
            <text:p>16:22:24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299999999999999" table:style-name="ce1">
            <text:p>0,103</text:p>
          </table:table-cell>
          <table:table-cell office:value-type="float" office:value="0.10433899999999999" table:formula="of:=[.C197]/1000*[.E197]" table:style-name="ce1">
            <text:p>0,104339</text:p>
          </table:table-cell>
          <table:table-cell table:number-columns-repeated="16378"/>
        </table:table-row>
        <table:table-row table:style-name="ro2">
          <table:table-cell office:value-type="time" office:time-value="PT16H22M24S" table:style-name="ce5">
            <text:p>16:22:24</text:p>
          </table:table-cell>
          <table:table-cell office:value-type="time" office:time-value="PT16H22M25S" table:style-name="ce5">
            <text:p>16:22:25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9143999999999987E-2" table:formula="of:=[.C198]/1000*[.E198]" table:style-name="ce1">
            <text:p>0,089144</text:p>
          </table:table-cell>
          <table:table-cell table:number-columns-repeated="16378"/>
        </table:table-row>
        <table:table-row table:style-name="ro2">
          <table:table-cell office:value-type="time" office:time-value="PT16H22M25S" table:style-name="ce5">
            <text:p>16:22:25</text:p>
          </table:table-cell>
          <table:table-cell office:value-type="time" office:time-value="PT16H22M26S" table:style-name="ce5">
            <text:p>16:22:26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23" table:style-name="ce1">
            <text:p>0,123</text:p>
          </table:table-cell>
          <table:table-cell office:value-type="float" office:value="0.12459899999999999" table:formula="of:=[.C199]/1000*[.E199]" table:style-name="ce1">
            <text:p>0,124599</text:p>
          </table:table-cell>
          <table:table-cell table:number-columns-repeated="16378"/>
        </table:table-row>
        <table:table-row table:style-name="ro2">
          <table:table-cell office:value-type="time" office:time-value="PT16H22M26S" table:style-name="ce5">
            <text:p>16:22:26</text:p>
          </table:table-cell>
          <table:table-cell office:value-type="time" office:time-value="PT16H22M27S" table:style-name="ce5">
            <text:p>16:22:27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6000000000000002E-2" table:style-name="ce1">
            <text:p>0,096</text:p>
          </table:table-cell>
          <table:table-cell office:value-type="float" office:value="9.7247999999999987E-2" table:formula="of:=[.C200]/1000*[.E200]" table:style-name="ce1">
            <text:p>0,097248</text:p>
          </table:table-cell>
          <table:table-cell table:number-columns-repeated="16378"/>
        </table:table-row>
        <table:table-row table:style-name="ro2">
          <table:table-cell office:value-type="time" office:time-value="PT16H22M27S" table:style-name="ce5">
            <text:p>16:22:27</text:p>
          </table:table-cell>
          <table:table-cell office:value-type="time" office:time-value="PT16H22M28S" table:style-name="ce5">
            <text:p>16:22:2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6020000000000013E-2" table:formula="of:=[.C201]/1000*[.E201]" table:style-name="ce1">
            <text:p>0,08602</text:p>
          </table:table-cell>
          <table:table-cell table:number-columns-repeated="16378"/>
        </table:table-row>
        <table:table-row table:style-name="ro2">
          <table:table-cell office:value-type="time" office:time-value="PT16H22M28S" table:style-name="ce5">
            <text:p>16:22:28</text:p>
          </table:table-cell>
          <table:table-cell office:value-type="time" office:time-value="PT16H22M29S" table:style-name="ce5">
            <text:p>16:22:29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09" table:style-name="ce1">
            <text:p>0,09</text:p>
          </table:table-cell>
          <table:table-cell office:value-type="float" office:value="9.1079999999999994E-2" table:formula="of:=[.C202]/1000*[.E202]" table:style-name="ce1">
            <text:p>0,09108</text:p>
          </table:table-cell>
          <table:table-cell table:number-columns-repeated="16378"/>
        </table:table-row>
        <table:table-row table:style-name="ro2">
          <table:table-cell office:value-type="time" office:time-value="PT16H22M29S" table:style-name="ce5">
            <text:p>16:22:29</text:p>
          </table:table-cell>
          <table:table-cell office:value-type="time" office:time-value="PT16H22M30S" table:style-name="ce5">
            <text:p>16:22:3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9055999999999996E-2" table:formula="of:=[.C203]/1000*[.E203]" table:style-name="ce1">
            <text:p>0,089056</text:p>
          </table:table-cell>
          <table:table-cell table:number-columns-repeated="16378"/>
        </table:table-row>
        <table:table-row table:style-name="ro2">
          <table:table-cell office:value-type="time" office:time-value="PT16H22M30S" table:style-name="ce5">
            <text:p>16:22:30</text:p>
          </table:table-cell>
          <table:table-cell office:value-type="time" office:time-value="PT16H22M31S" table:style-name="ce5">
            <text:p>16:22:31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3" table:style-name="ce1">
            <text:p>0,13</text:p>
          </table:table-cell>
          <table:table-cell office:value-type="float" office:value="0.13156000000000001" table:formula="of:=[.C204]/1000*[.E204]" table:style-name="ce1">
            <text:p>0,13156</text:p>
          </table:table-cell>
          <table:table-cell table:number-columns-repeated="16378"/>
        </table:table-row>
        <table:table-row table:style-name="ro2">
          <table:table-cell office:value-type="time" office:time-value="PT16H22M31S" table:style-name="ce5">
            <text:p>16:22:31</text:p>
          </table:table-cell>
          <table:table-cell office:value-type="time" office:time-value="PT16H22M32S" table:style-name="ce5">
            <text:p>16:22:32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7000000000000003E-2" table:style-name="ce1">
            <text:p>0,097</text:p>
          </table:table-cell>
          <table:table-cell office:value-type="float" office:value="9.8164000000000001E-2" table:formula="of:=[.C205]/1000*[.E205]" table:style-name="ce1">
            <text:p>0,098164</text:p>
          </table:table-cell>
          <table:table-cell table:number-columns-repeated="16378"/>
        </table:table-row>
        <table:table-row table:style-name="ro2">
          <table:table-cell office:value-type="time" office:time-value="PT16H22M32S" table:style-name="ce5">
            <text:p>16:22:32</text:p>
          </table:table-cell>
          <table:table-cell office:value-type="time" office:time-value="PT16H22M33S" table:style-name="ce5">
            <text:p>16:22:3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26200000000000001" table:style-name="ce1">
            <text:p>0,262</text:p>
          </table:table-cell>
          <table:table-cell office:value-type="float" office:value="0.26514399999999999" table:formula="of:=[.C206]/1000*[.E206]" table:style-name="ce1">
            <text:p>0,265144</text:p>
          </table:table-cell>
          <table:table-cell table:number-columns-repeated="16378"/>
        </table:table-row>
        <table:table-row table:style-name="ro2">
          <table:table-cell office:value-type="time" office:time-value="PT16H22M33S" table:style-name="ce5">
            <text:p>16:22:33</text:p>
          </table:table-cell>
          <table:table-cell office:value-type="time" office:time-value="PT16H22M34S" table:style-name="ce5">
            <text:p>16:22:34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4" table:style-name="ce1">
            <text:p>0,104</text:p>
          </table:table-cell>
          <table:table-cell office:value-type="float" office:value="0.10535199999999999" table:formula="of:=[.C207]/1000*[.E207]" table:style-name="ce1">
            <text:p>0,105352</text:p>
          </table:table-cell>
          <table:table-cell table:number-columns-repeated="16378"/>
        </table:table-row>
        <table:table-row table:style-name="ro2">
          <table:table-cell office:value-type="time" office:time-value="PT16H22M34S" table:style-name="ce5">
            <text:p>16:22:34</text:p>
          </table:table-cell>
          <table:table-cell office:value-type="time" office:time-value="PT16H22M35S" table:style-name="ce5">
            <text:p>16:22:35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09" table:style-name="ce1">
            <text:p>0,09</text:p>
          </table:table-cell>
          <table:table-cell office:value-type="float" office:value="9.1169999999999987E-2" table:formula="of:=[.C208]/1000*[.E208]" table:style-name="ce1">
            <text:p>0,09117</text:p>
          </table:table-cell>
          <table:table-cell table:number-columns-repeated="16378"/>
        </table:table-row>
        <table:table-row table:style-name="ro2">
          <table:table-cell office:value-type="time" office:time-value="PT16H22M35S" table:style-name="ce5">
            <text:p>16:22:35</text:p>
          </table:table-cell>
          <table:table-cell office:value-type="time" office:time-value="PT16H22M36S" table:style-name="ce5">
            <text:p>16:22:36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9.3195999999999987E-2" table:formula="of:=[.C209]/1000*[.E209]" table:style-name="ce1">
            <text:p>0,093196</text:p>
          </table:table-cell>
          <table:table-cell table:number-columns-repeated="16378"/>
        </table:table-row>
        <table:table-row table:style-name="ro2">
          <table:table-cell office:value-type="time" office:time-value="PT16H22M36S" table:style-name="ce5">
            <text:p>16:22:36</text:p>
          </table:table-cell>
          <table:table-cell office:value-type="time" office:time-value="PT16H22M37S" table:style-name="ce5">
            <text:p>16:22:37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0.100287" table:formula="of:=[.C210]/1000*[.E210]" table:style-name="ce1">
            <text:p>0,100287</text:p>
          </table:table-cell>
          <table:table-cell table:number-columns-repeated="16378"/>
        </table:table-row>
        <table:table-row table:style-name="ro2">
          <table:table-cell office:value-type="time" office:time-value="PT16H22M37S" table:style-name="ce5">
            <text:p>16:22:37</text:p>
          </table:table-cell>
          <table:table-cell office:value-type="time" office:time-value="PT16H22M38S" table:style-name="ce5">
            <text:p>16:22:38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4079000000000001E-2" table:formula="of:=[.C211]/1000*[.E211]" table:style-name="ce1">
            <text:p>0,084079</text:p>
          </table:table-cell>
          <table:table-cell table:number-columns-repeated="16378"/>
        </table:table-row>
        <table:table-row table:style-name="ro2">
          <table:table-cell office:value-type="time" office:time-value="PT16H22M38S" table:style-name="ce5">
            <text:p>16:22:38</text:p>
          </table:table-cell>
          <table:table-cell office:value-type="time" office:time-value="PT16H22M39S" table:style-name="ce5">
            <text:p>16:22:39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9.3195999999999987E-2" table:formula="of:=[.C212]/1000*[.E212]" table:style-name="ce1">
            <text:p>0,093196</text:p>
          </table:table-cell>
          <table:table-cell table:number-columns-repeated="16378"/>
        </table:table-row>
        <table:table-row table:style-name="ro2">
          <table:table-cell office:value-type="time" office:time-value="PT16H22M39S" table:style-name="ce5">
            <text:p>16:22:39</text:p>
          </table:table-cell>
          <table:table-cell office:value-type="time" office:time-value="PT16H22M40S" table:style-name="ce5">
            <text:p>16:22:40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6105000000000001E-2" table:formula="of:=[.C213]/1000*[.E213]" table:style-name="ce1">
            <text:p>0,086105</text:p>
          </table:table-cell>
          <table:table-cell table:number-columns-repeated="16378"/>
        </table:table-row>
        <table:table-row table:style-name="ro2">
          <table:table-cell office:value-type="time" office:time-value="PT16H22M40S" table:style-name="ce5">
            <text:p>16:22:40</text:p>
          </table:table-cell>
          <table:table-cell office:value-type="time" office:time-value="PT16H22M41S" table:style-name="ce5">
            <text:p>16:22:41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5" table:style-name="ce1">
            <text:p>0,105</text:p>
          </table:table-cell>
          <table:table-cell office:value-type="float" office:value="0.10636499999999999" table:formula="of:=[.C214]/1000*[.E214]" table:style-name="ce1">
            <text:p>0,106365</text:p>
          </table:table-cell>
          <table:table-cell table:number-columns-repeated="16378"/>
        </table:table-row>
        <table:table-row table:style-name="ro2">
          <table:table-cell office:value-type="time" office:time-value="PT16H22M41S" table:style-name="ce5">
            <text:p>16:22:41</text:p>
          </table:table-cell>
          <table:table-cell office:value-type="time" office:time-value="PT16H22M42S" table:style-name="ce5">
            <text:p>16:22:42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6000000000000002E-2" table:style-name="ce1">
            <text:p>0,096</text:p>
          </table:table-cell>
          <table:table-cell office:value-type="float" office:value="9.7247999999999987E-2" table:formula="of:=[.C215]/1000*[.E215]" table:style-name="ce1">
            <text:p>0,097248</text:p>
          </table:table-cell>
          <table:table-cell table:number-columns-repeated="16378"/>
        </table:table-row>
        <table:table-row table:style-name="ro2">
          <table:table-cell office:value-type="time" office:time-value="PT16H22M42S" table:style-name="ce5">
            <text:p>16:22:42</text:p>
          </table:table-cell>
          <table:table-cell office:value-type="time" office:time-value="PT16H22M43S" table:style-name="ce5">
            <text:p>16:22:4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6000000000000002E-2" table:style-name="ce1">
            <text:p>0,096</text:p>
          </table:table-cell>
          <table:table-cell office:value-type="float" office:value="9.7152000000000002E-2" table:formula="of:=[.C216]/1000*[.E216]" table:style-name="ce1">
            <text:p>0,097152</text:p>
          </table:table-cell>
          <table:table-cell table:number-columns-repeated="16378"/>
        </table:table-row>
        <table:table-row table:style-name="ro2">
          <table:table-cell office:value-type="time" office:time-value="PT16H22M43S" table:style-name="ce5">
            <text:p>16:22:43</text:p>
          </table:table-cell>
          <table:table-cell office:value-type="time" office:time-value="PT16H22M44S" table:style-name="ce5">
            <text:p>16:22:44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0.10221200000000001" table:formula="of:=[.C217]/1000*[.E217]" table:style-name="ce1">
            <text:p>0,102212</text:p>
          </table:table-cell>
          <table:table-cell table:number-columns-repeated="16378"/>
        </table:table-row>
        <table:table-row table:style-name="ro2">
          <table:table-cell office:value-type="time" office:time-value="PT16H22M44S" table:style-name="ce5">
            <text:p>16:22:44</text:p>
          </table:table-cell>
          <table:table-cell office:value-type="time" office:time-value="PT16H22M45S" table:style-name="ce5">
            <text:p>16:22:45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9.3195999999999987E-2" table:formula="of:=[.C218]/1000*[.E218]" table:style-name="ce1">
            <text:p>0,093196</text:p>
          </table:table-cell>
          <table:table-cell table:number-columns-repeated="16378"/>
        </table:table-row>
        <table:table-row table:style-name="ro2">
          <table:table-cell office:value-type="time" office:time-value="PT16H22M45S" table:style-name="ce5">
            <text:p>16:22:45</text:p>
          </table:table-cell>
          <table:table-cell office:value-type="time" office:time-value="PT16H22M46S" table:style-name="ce5">
            <text:p>16:22:46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2" table:style-name="ce1">
            <text:p>0,12</text:p>
          </table:table-cell>
          <table:table-cell office:value-type="float" office:value="0.12155999999999999" table:formula="of:=[.C219]/1000*[.E219]" table:style-name="ce1">
            <text:p>0,12156</text:p>
          </table:table-cell>
          <table:table-cell table:number-columns-repeated="16378"/>
        </table:table-row>
        <table:table-row table:style-name="ro2">
          <table:table-cell office:value-type="time" office:time-value="PT16H22M46S" table:style-name="ce5">
            <text:p>16:22:46</text:p>
          </table:table-cell>
          <table:table-cell office:value-type="time" office:time-value="PT16H22M47S" table:style-name="ce5">
            <text:p>16:22:4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0.10221200000000001" table:formula="of:=[.C220]/1000*[.E220]" table:style-name="ce1">
            <text:p>0,102212</text:p>
          </table:table-cell>
          <table:table-cell table:number-columns-repeated="16378"/>
        </table:table-row>
        <table:table-row table:style-name="ro2">
          <table:table-cell office:value-type="time" office:time-value="PT16H22M47S" table:style-name="ce5">
            <text:p>16:22:47</text:p>
          </table:table-cell>
          <table:table-cell office:value-type="time" office:time-value="PT16H22M48S" table:style-name="ce5">
            <text:p>16:22:48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3996000000000001E-2" table:formula="of:=[.C221]/1000*[.E221]" table:style-name="ce1">
            <text:p>0,083996</text:p>
          </table:table-cell>
          <table:table-cell table:number-columns-repeated="16378"/>
        </table:table-row>
        <table:table-row table:style-name="ro2">
          <table:table-cell office:value-type="time" office:time-value="PT16H22M48S" table:style-name="ce5">
            <text:p>16:22:48</text:p>
          </table:table-cell>
          <table:table-cell office:value-type="time" office:time-value="PT16H22M49S" table:style-name="ce5">
            <text:p>16:22:4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6" table:style-name="ce1">
            <text:p>0,106</text:p>
          </table:table-cell>
          <table:table-cell office:value-type="float" office:value="0.10727199999999999" table:formula="of:=[.C222]/1000*[.E222]" table:style-name="ce1">
            <text:p>0,107272</text:p>
          </table:table-cell>
          <table:table-cell table:number-columns-repeated="16378"/>
        </table:table-row>
        <table:table-row table:style-name="ro2">
          <table:table-cell office:value-type="time" office:time-value="PT16H22M49S" table:style-name="ce5">
            <text:p>16:22:49</text:p>
          </table:table-cell>
          <table:table-cell office:value-type="time" office:time-value="PT16H22M50S" table:style-name="ce5">
            <text:p>16:22:5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008E-2" table:formula="of:=[.C223]/1000*[.E223]" table:style-name="ce1">
            <text:p>0,085008</text:p>
          </table:table-cell>
          <table:table-cell table:number-columns-repeated="16378"/>
        </table:table-row>
        <table:table-row table:style-name="ro2">
          <table:table-cell office:value-type="time" office:time-value="PT16H22M50S" table:style-name="ce5">
            <text:p>16:22:50</text:p>
          </table:table-cell>
          <table:table-cell office:value-type="time" office:time-value="PT16H22M51S" table:style-name="ce5">
            <text:p>16:22:51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25" table:style-name="ce1">
            <text:p>0,125</text:p>
          </table:table-cell>
          <table:table-cell office:value-type="float" office:value="0.12662499999999999" table:formula="of:=[.C224]/1000*[.E224]" table:style-name="ce1">
            <text:p>0,126625</text:p>
          </table:table-cell>
          <table:table-cell table:number-columns-repeated="16378"/>
        </table:table-row>
        <table:table-row table:style-name="ro2">
          <table:table-cell office:value-type="time" office:time-value="PT16H22M51S" table:style-name="ce5">
            <text:p>16:22:51</text:p>
          </table:table-cell>
          <table:table-cell office:value-type="time" office:time-value="PT16H22M52S" table:style-name="ce5">
            <text:p>16:22:52</text:p>
          </table:table-cell>
          <table:table-cell office:value-type="float" office:value="1012" table:style-name="ce1">
            <text:p>1012</text:p>
          </table:table-cell>
          <table:table-cell office:value-type="float" office:value="0.74099999999999999" table:style-name="ce1">
            <text:p>0,741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091999999999993E-2" table:formula="of:=[.C225]/1000*[.E225]" table:style-name="ce1">
            <text:p>0,092092</text:p>
          </table:table-cell>
          <table:table-cell table:number-columns-repeated="16378"/>
        </table:table-row>
        <table:table-row table:style-name="ro2">
          <table:table-cell office:value-type="time" office:time-value="PT16H22M52S" table:style-name="ce5">
            <text:p>16:22:52</text:p>
          </table:table-cell>
          <table:table-cell office:value-type="time" office:time-value="PT16H22M53S" table:style-name="ce5">
            <text:p>16:22:5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5999999999999993E-2" table:style-name="ce1">
            <text:p>0,086</text:p>
          </table:table-cell>
          <table:table-cell office:value-type="float" office:value="8.7031999999999998E-2" table:formula="of:=[.C226]/1000*[.E226]" table:style-name="ce1">
            <text:p>0,087032</text:p>
          </table:table-cell>
          <table:table-cell table:number-columns-repeated="16378"/>
        </table:table-row>
        <table:table-row table:style-name="ro2">
          <table:table-cell office:value-type="time" office:time-value="PT16H22M53S" table:style-name="ce5">
            <text:p>16:22:53</text:p>
          </table:table-cell>
          <table:table-cell office:value-type="time" office:time-value="PT16H22M54S" table:style-name="ce5">
            <text:p>16:22:54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091999999999993E-2" table:formula="of:=[.C227]/1000*[.E227]" table:style-name="ce1">
            <text:p>0,092092</text:p>
          </table:table-cell>
          <table:table-cell table:number-columns-repeated="16378"/>
        </table:table-row>
        <table:table-row table:style-name="ro2">
          <table:table-cell office:value-type="time" office:time-value="PT16H22M54S" table:style-name="ce5">
            <text:p>16:22:54</text:p>
          </table:table-cell>
          <table:table-cell office:value-type="time" office:time-value="PT16H22M55S" table:style-name="ce5">
            <text:p>16:22:55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6020000000000013E-2" table:formula="of:=[.C228]/1000*[.E228]" table:style-name="ce1">
            <text:p>0,08602</text:p>
          </table:table-cell>
          <table:table-cell table:number-columns-repeated="16378"/>
        </table:table-row>
        <table:table-row table:style-name="ro2">
          <table:table-cell office:value-type="time" office:time-value="PT16H22M55S" table:style-name="ce5">
            <text:p>16:22:55</text:p>
          </table:table-cell>
          <table:table-cell office:value-type="time" office:time-value="PT16H22M56S" table:style-name="ce5">
            <text:p>16:22:5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14" table:style-name="ce1">
            <text:p>0,114</text:p>
          </table:table-cell>
          <table:table-cell office:value-type="float" office:value="0.11536800000000001" table:formula="of:=[.C229]/1000*[.E229]" table:style-name="ce1">
            <text:p>0,115368</text:p>
          </table:table-cell>
          <table:table-cell table:number-columns-repeated="16378"/>
        </table:table-row>
        <table:table-row table:style-name="ro2">
          <table:table-cell office:value-type="time" office:time-value="PT16H22M56S" table:style-name="ce5">
            <text:p>16:22:56</text:p>
          </table:table-cell>
          <table:table-cell office:value-type="time" office:time-value="PT16H22M57S" table:style-name="ce5">
            <text:p>16:22:5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0.100188" table:formula="of:=[.C230]/1000*[.E230]" table:style-name="ce1">
            <text:p>0,100188</text:p>
          </table:table-cell>
          <table:table-cell table:number-columns-repeated="16378"/>
        </table:table-row>
        <table:table-row table:style-name="ro2">
          <table:table-cell office:value-type="time" office:time-value="PT16H22M57S" table:style-name="ce5">
            <text:p>16:22:57</text:p>
          </table:table-cell>
          <table:table-cell office:value-type="time" office:time-value="PT16H22M58S" table:style-name="ce5">
            <text:p>16:22:5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008E-2" table:formula="of:=[.C231]/1000*[.E231]" table:style-name="ce1">
            <text:p>0,085008</text:p>
          </table:table-cell>
          <table:table-cell table:number-columns-repeated="16378"/>
        </table:table-row>
        <table:table-row table:style-name="ro2">
          <table:table-cell office:value-type="time" office:time-value="PT16H22M58S" table:style-name="ce5">
            <text:p>16:22:58</text:p>
          </table:table-cell>
          <table:table-cell office:value-type="time" office:time-value="PT16H22M59S" table:style-name="ce5">
            <text:p>16:22:59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299999999999999" table:style-name="ce1">
            <text:p>0,103</text:p>
          </table:table-cell>
          <table:table-cell office:value-type="float" office:value="0.104236" table:formula="of:=[.C232]/1000*[.E232]" table:style-name="ce1">
            <text:p>0,104236</text:p>
          </table:table-cell>
          <table:table-cell table:number-columns-repeated="16378"/>
        </table:table-row>
        <table:table-row table:style-name="ro2">
          <table:table-cell office:value-type="time" office:time-value="PT16H22M59S" table:style-name="ce5">
            <text:p>16:22:59</text:p>
          </table:table-cell>
          <table:table-cell office:value-type="time" office:time-value="PT16H23M0S" table:style-name="ce5">
            <text:p>16:23:0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8000000000000004E-2" table:style-name="ce1">
            <text:p>0,098</text:p>
          </table:table-cell>
          <table:table-cell office:value-type="float" office:value="9.9176E-2" table:formula="of:=[.C233]/1000*[.E233]" table:style-name="ce1">
            <text:p>0,099176</text:p>
          </table:table-cell>
          <table:table-cell table:number-columns-repeated="16378"/>
        </table:table-row>
        <table:table-row table:style-name="ro2">
          <table:table-cell office:value-type="time" office:time-value="PT16H23M0S" table:style-name="ce5">
            <text:p>16:23:00</text:p>
          </table:table-cell>
          <table:table-cell office:value-type="time" office:time-value="PT16H23M1S" table:style-name="ce5">
            <text:p>16:23:01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182999999999987E-2" table:formula="of:=[.C234]/1000*[.E234]" table:style-name="ce1">
            <text:p>0,092183</text:p>
          </table:table-cell>
          <table:table-cell table:number-columns-repeated="16378"/>
        </table:table-row>
        <table:table-row table:style-name="ro2">
          <table:table-cell office:value-type="time" office:time-value="PT16H23M1S" table:style-name="ce5">
            <text:p>16:23:01</text:p>
          </table:table-cell>
          <table:table-cell office:value-type="time" office:time-value="PT16H23M2S" table:style-name="ce5">
            <text:p>16:23:02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043999999999997E-2" table:formula="of:=[.C235]/1000*[.E235]" table:style-name="ce1">
            <text:p>0,088044</text:p>
          </table:table-cell>
          <table:table-cell table:number-columns-repeated="16378"/>
        </table:table-row>
        <table:table-row table:style-name="ro2">
          <table:table-cell office:value-type="time" office:time-value="PT16H23M2S" table:style-name="ce5">
            <text:p>16:23:02</text:p>
          </table:table-cell>
          <table:table-cell office:value-type="time" office:time-value="PT16H23M3S" table:style-name="ce5">
            <text:p>16:23:0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6020000000000013E-2" table:formula="of:=[.C236]/1000*[.E236]" table:style-name="ce1">
            <text:p>0,08602</text:p>
          </table:table-cell>
          <table:table-cell table:number-columns-repeated="16378"/>
        </table:table-row>
        <table:table-row table:style-name="ro2">
          <table:table-cell office:value-type="time" office:time-value="PT16H23M3S" table:style-name="ce5">
            <text:p>16:23:03</text:p>
          </table:table-cell>
          <table:table-cell office:value-type="time" office:time-value="PT16H23M4S" table:style-name="ce5">
            <text:p>16:23:04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8999999999999996E-2" table:style-name="ce1">
            <text:p>0,089</text:p>
          </table:table-cell>
          <table:table-cell office:value-type="float" office:value="9.0067999999999995E-2" table:formula="of:=[.C237]/1000*[.E237]" table:style-name="ce1">
            <text:p>0,090068</text:p>
          </table:table-cell>
          <table:table-cell table:number-columns-repeated="16378"/>
        </table:table-row>
        <table:table-row table:style-name="ro2">
          <table:table-cell office:value-type="time" office:time-value="PT16H23M4S" table:style-name="ce5">
            <text:p>16:23:04</text:p>
          </table:table-cell>
          <table:table-cell office:value-type="time" office:time-value="PT16H23M5S" table:style-name="ce5">
            <text:p>16:23:05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0.102313" table:formula="of:=[.C238]/1000*[.E238]" table:style-name="ce1">
            <text:p>0,102313</text:p>
          </table:table-cell>
          <table:table-cell table:number-columns-repeated="16378"/>
        </table:table-row>
        <table:table-row table:style-name="ro2">
          <table:table-cell office:value-type="time" office:time-value="PT16H23M5S" table:style-name="ce5">
            <text:p>16:23:05</text:p>
          </table:table-cell>
          <table:table-cell office:value-type="time" office:time-value="PT16H23M6S" table:style-name="ce5">
            <text:p>16:23:06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7000000000000003E-2" table:style-name="ce1">
            <text:p>0,097</text:p>
          </table:table-cell>
          <table:table-cell office:value-type="float" office:value="9.8260999999999987E-2" table:formula="of:=[.C239]/1000*[.E239]" table:style-name="ce1">
            <text:p>0,098261</text:p>
          </table:table-cell>
          <table:table-cell table:number-columns-repeated="16378"/>
        </table:table-row>
        <table:table-row table:style-name="ro2">
          <table:table-cell office:value-type="time" office:time-value="PT16H23M6S" table:style-name="ce5">
            <text:p>16:23:06</text:p>
          </table:table-cell>
          <table:table-cell office:value-type="time" office:time-value="PT16H23M7S" table:style-name="ce5">
            <text:p>16:23:0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091999999999993E-2" table:formula="of:=[.C240]/1000*[.E240]" table:style-name="ce1">
            <text:p>0,092092</text:p>
          </table:table-cell>
          <table:table-cell table:number-columns-repeated="16378"/>
        </table:table-row>
        <table:table-row table:style-name="ro2">
          <table:table-cell office:value-type="time" office:time-value="PT16H23M7S" table:style-name="ce5">
            <text:p>16:23:07</text:p>
          </table:table-cell>
          <table:table-cell office:value-type="time" office:time-value="PT16H23M8S" table:style-name="ce5">
            <text:p>16:23:0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8999999999999996E-2" table:style-name="ce1">
            <text:p>0,089</text:p>
          </table:table-cell>
          <table:table-cell office:value-type="float" office:value="9.0067999999999995E-2" table:formula="of:=[.C241]/1000*[.E241]" table:style-name="ce1">
            <text:p>0,090068</text:p>
          </table:table-cell>
          <table:table-cell table:number-columns-repeated="16378"/>
        </table:table-row>
        <table:table-row table:style-name="ro2">
          <table:table-cell office:value-type="time" office:time-value="PT16H23M8S" table:style-name="ce5">
            <text:p>16:23:08</text:p>
          </table:table-cell>
          <table:table-cell office:value-type="time" office:time-value="PT16H23M9S" table:style-name="ce5">
            <text:p>16:23:0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5999999999999993E-2" table:style-name="ce1">
            <text:p>0,086</text:p>
          </table:table-cell>
          <table:table-cell office:value-type="float" office:value="8.7031999999999998E-2" table:formula="of:=[.C242]/1000*[.E242]" table:style-name="ce1">
            <text:p>0,087032</text:p>
          </table:table-cell>
          <table:table-cell table:number-columns-repeated="16378"/>
        </table:table-row>
        <table:table-row table:style-name="ro2">
          <table:table-cell office:value-type="time" office:time-value="PT16H23M9S" table:style-name="ce5">
            <text:p>16:23:09</text:p>
          </table:table-cell>
          <table:table-cell office:value-type="time" office:time-value="PT16H23M10S" table:style-name="ce5">
            <text:p>16:23:1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1600000000000001" table:style-name="ce1">
            <text:p>0,116</text:p>
          </table:table-cell>
          <table:table-cell office:value-type="float" office:value="0.11739200000000001" table:formula="of:=[.C243]/1000*[.E243]" table:style-name="ce1">
            <text:p>0,117392</text:p>
          </table:table-cell>
          <table:table-cell table:number-columns-repeated="16378"/>
        </table:table-row>
        <table:table-row table:style-name="ro2">
          <table:table-cell office:value-type="time" office:time-value="PT16H23M10S" table:style-name="ce5">
            <text:p>16:23:10</text:p>
          </table:table-cell>
          <table:table-cell office:value-type="time" office:time-value="PT16H23M11S" table:style-name="ce5">
            <text:p>16:23:11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5000000000000001E-2" table:style-name="ce1">
            <text:p>0,095</text:p>
          </table:table-cell>
          <table:table-cell office:value-type="float" office:value="9.6234999999999987E-2" table:formula="of:=[.C244]/1000*[.E244]" table:style-name="ce1">
            <text:p>0,096235</text:p>
          </table:table-cell>
          <table:table-cell table:number-columns-repeated="16378"/>
        </table:table-row>
        <table:table-row table:style-name="ro2">
          <table:table-cell office:value-type="time" office:time-value="PT16H23M11S" table:style-name="ce5">
            <text:p>16:23:11</text:p>
          </table:table-cell>
          <table:table-cell office:value-type="time" office:time-value="PT16H23M12S" table:style-name="ce5">
            <text:p>16:23:12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08" table:style-name="ce1">
            <text:p>0,08</text:p>
          </table:table-cell>
          <table:table-cell office:value-type="float" office:value="8.1039999999999987E-2" table:formula="of:=[.C245]/1000*[.E245]" table:style-name="ce1">
            <text:p>0,08104</text:p>
          </table:table-cell>
          <table:table-cell table:number-columns-repeated="16378"/>
        </table:table-row>
        <table:table-row table:style-name="ro2">
          <table:table-cell office:value-type="time" office:time-value="PT16H23M12S" table:style-name="ce5">
            <text:p>16:23:12</text:p>
          </table:table-cell>
          <table:table-cell office:value-type="time" office:time-value="PT16H23M13S" table:style-name="ce5">
            <text:p>16:23:13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0299999999999999" table:style-name="ce1">
            <text:p>0,103</text:p>
          </table:table-cell>
          <table:table-cell office:value-type="float" office:value="0.10433899999999999" table:formula="of:=[.C246]/1000*[.E246]" table:style-name="ce1">
            <text:p>0,104339</text:p>
          </table:table-cell>
          <table:table-cell table:number-columns-repeated="16378"/>
        </table:table-row>
        <table:table-row table:style-name="ro2">
          <table:table-cell office:value-type="time" office:time-value="PT16H23M13S" table:style-name="ce5">
            <text:p>16:23:13</text:p>
          </table:table-cell>
          <table:table-cell office:value-type="time" office:time-value="PT16H23M14S" table:style-name="ce5">
            <text:p>16:23:14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9143999999999987E-2" table:formula="of:=[.C247]/1000*[.E247]" table:style-name="ce1">
            <text:p>0,089144</text:p>
          </table:table-cell>
          <table:table-cell table:number-columns-repeated="16378"/>
        </table:table-row>
        <table:table-row table:style-name="ro2">
          <table:table-cell office:value-type="time" office:time-value="PT16H23M14S" table:style-name="ce5">
            <text:p>16:23:14</text:p>
          </table:table-cell>
          <table:table-cell office:value-type="time" office:time-value="PT16H23M15S" table:style-name="ce5">
            <text:p>16:23:15</text:p>
          </table:table-cell>
          <table:table-cell office:value-type="float" office:value="1026" table:style-name="ce1">
            <text:p>1026</text:p>
          </table:table-cell>
          <table:table-cell office:value-type="float" office:value="0.24399999999999999" table:style-name="ce1">
            <text:p>0,244</text:p>
          </table:table-cell>
          <table:table-cell office:value-type="float" office:value="0.16600000000000001" table:style-name="ce1">
            <text:p>0,166</text:p>
          </table:table-cell>
          <table:table-cell office:value-type="float" office:value="0.17031600000000002" table:formula="of:=[.C248]/1000*[.E248]" table:style-name="ce1">
            <text:p>0,170316</text:p>
          </table:table-cell>
          <table:table-cell table:number-columns-repeated="16378"/>
        </table:table-row>
        <table:table-row table:style-name="ro2">
          <table:table-cell office:value-type="time" office:time-value="PT16H23M15S" table:style-name="ce5">
            <text:p>16:23:15</text:p>
          </table:table-cell>
          <table:table-cell office:value-type="time" office:time-value="PT16H23M16S" table:style-name="ce5">
            <text:p>16:23:1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091999999999993E-2" table:formula="of:=[.C249]/1000*[.E249]" table:style-name="ce1">
            <text:p>0,092092</text:p>
          </table:table-cell>
          <table:table-cell table:number-columns-repeated="16378"/>
        </table:table-row>
        <table:table-row table:style-name="ro2">
          <table:table-cell office:value-type="time" office:time-value="PT16H23M16S" table:style-name="ce5">
            <text:p>16:23:16</text:p>
          </table:table-cell>
          <table:table-cell office:value-type="time" office:time-value="PT16H23M17S" table:style-name="ce5">
            <text:p>16:23:17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9055999999999996E-2" table:formula="of:=[.C250]/1000*[.E250]" table:style-name="ce1">
            <text:p>0,089056</text:p>
          </table:table-cell>
          <table:table-cell table:number-columns-repeated="16378"/>
        </table:table-row>
        <table:table-row table:style-name="ro2">
          <table:table-cell office:value-type="time" office:time-value="PT16H23M17S" table:style-name="ce5">
            <text:p>16:23:17</text:p>
          </table:table-cell>
          <table:table-cell office:value-type="time" office:time-value="PT16H23M19S" table:style-name="ce5">
            <text:p>16:23:1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0.10221200000000001" table:formula="of:=[.C251]/1000*[.E251]" table:style-name="ce1">
            <text:p>0,102212</text:p>
          </table:table-cell>
          <table:table-cell table:number-columns-repeated="16378"/>
        </table:table-row>
        <table:table-row table:style-name="ro2">
          <table:table-cell office:value-type="time" office:time-value="PT16H23M19S" table:style-name="ce5">
            <text:p>16:23:19</text:p>
          </table:table-cell>
          <table:table-cell office:value-type="time" office:time-value="PT16H23M20S" table:style-name="ce5">
            <text:p>16:23:20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8999999999999996E-2" table:style-name="ce1">
            <text:p>0,089</text:p>
          </table:table-cell>
          <table:table-cell office:value-type="float" office:value="9.0067999999999995E-2" table:formula="of:=[.C252]/1000*[.E252]" table:style-name="ce1">
            <text:p>0,090068</text:p>
          </table:table-cell>
          <table:table-cell table:number-columns-repeated="16378"/>
        </table:table-row>
        <table:table-row table:style-name="ro2">
          <table:table-cell office:value-type="time" office:time-value="PT16H23M20S" table:style-name="ce5">
            <text:p>16:23:20</text:p>
          </table:table-cell>
          <table:table-cell office:value-type="time" office:time-value="PT16H23M21S" table:style-name="ce5">
            <text:p>16:23:21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21" table:style-name="ce1">
            <text:p>0,121</text:p>
          </table:table-cell>
          <table:table-cell office:value-type="float" office:value="0.12245199999999999" table:formula="of:=[.C253]/1000*[.E253]" table:style-name="ce1">
            <text:p>0,122452</text:p>
          </table:table-cell>
          <table:table-cell table:number-columns-repeated="16378"/>
        </table:table-row>
        <table:table-row table:style-name="ro2">
          <table:table-cell office:value-type="time" office:time-value="PT16H23M21S" table:style-name="ce5">
            <text:p>16:23:21</text:p>
          </table:table-cell>
          <table:table-cell office:value-type="time" office:time-value="PT16H23M22S" table:style-name="ce5">
            <text:p>16:23:22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9.4E-2" table:style-name="ce1">
            <text:p>0,094</text:p>
          </table:table-cell>
          <table:table-cell office:value-type="float" office:value="9.5128000000000004E-2" table:formula="of:=[.C254]/1000*[.E254]" table:style-name="ce1">
            <text:p>0,095128</text:p>
          </table:table-cell>
          <table:table-cell table:number-columns-repeated="16378"/>
        </table:table-row>
        <table:table-row table:style-name="ro2">
          <table:table-cell office:value-type="time" office:time-value="PT16H23M22S" table:style-name="ce5">
            <text:p>16:23:22</text:p>
          </table:table-cell>
          <table:table-cell office:value-type="time" office:time-value="PT16H23M23S" table:style-name="ce5">
            <text:p>16:23:2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3996000000000001E-2" table:formula="of:=[.C255]/1000*[.E255]" table:style-name="ce1">
            <text:p>0,083996</text:p>
          </table:table-cell>
          <table:table-cell table:number-columns-repeated="16378"/>
        </table:table-row>
        <table:table-row table:style-name="ro2">
          <table:table-cell office:value-type="time" office:time-value="PT16H23M23S" table:style-name="ce5">
            <text:p>16:23:23</text:p>
          </table:table-cell>
          <table:table-cell office:value-type="time" office:time-value="PT16H23M24S" table:style-name="ce5">
            <text:p>16:23:24</text:p>
          </table:table-cell>
          <table:table-cell office:value-type="float" office:value="1012" table:style-name="ce1">
            <text:p>1012</text:p>
          </table:table-cell>
          <table:table-cell office:value-type="float" office:value="0.74099999999999999" table:style-name="ce1">
            <text:p>0,741</text:p>
          </table:table-cell>
          <table:table-cell office:value-type="float" office:value="0.1" table:style-name="ce1">
            <text:p>0,1</text:p>
          </table:table-cell>
          <table:table-cell office:value-type="float" office:value="0.10120000000000001" table:formula="of:=[.C256]/1000*[.E256]" table:style-name="ce1">
            <text:p>0,1012</text:p>
          </table:table-cell>
          <table:table-cell table:number-columns-repeated="16378"/>
        </table:table-row>
        <table:table-row table:style-name="ro2">
          <table:table-cell office:value-type="time" office:time-value="PT16H23M24S" table:style-name="ce5">
            <text:p>16:23:24</text:p>
          </table:table-cell>
          <table:table-cell office:value-type="time" office:time-value="PT16H23M25S" table:style-name="ce5">
            <text:p>16:23:25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008E-2" table:formula="of:=[.C257]/1000*[.E257]" table:style-name="ce1">
            <text:p>0,085008</text:p>
          </table:table-cell>
          <table:table-cell table:number-columns-repeated="16378"/>
        </table:table-row>
        <table:table-row table:style-name="ro2">
          <table:table-cell office:value-type="time" office:time-value="PT16H23M25S" table:style-name="ce5">
            <text:p>16:23:25</text:p>
          </table:table-cell>
          <table:table-cell office:value-type="time" office:time-value="PT16H23M26S" table:style-name="ce5">
            <text:p>16:23:26</text:p>
          </table:table-cell>
          <table:table-cell office:value-type="float" office:value="1016" table:style-name="ce1">
            <text:p>1016</text:p>
          </table:table-cell>
          <table:table-cell office:value-type="float" office:value="0.49199999999999999" table:style-name="ce1">
            <text:p>0,492</text:p>
          </table:table-cell>
          <table:table-cell office:value-type="float" office:value="9.6000000000000002E-2" table:style-name="ce1">
            <text:p>0,096</text:p>
          </table:table-cell>
          <table:table-cell office:value-type="float" office:value="9.7535999999999998E-2" table:formula="of:=[.C258]/1000*[.E258]" table:style-name="ce1">
            <text:p>0,097536</text:p>
          </table:table-cell>
          <table:table-cell table:number-columns-repeated="16378"/>
        </table:table-row>
        <table:table-row table:style-name="ro2">
          <table:table-cell office:value-type="time" office:time-value="PT16H23M26S" table:style-name="ce5">
            <text:p>16:23:26</text:p>
          </table:table-cell>
          <table:table-cell office:value-type="time" office:time-value="PT16H23M27S" table:style-name="ce5">
            <text:p>16:23:27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043999999999997E-2" table:formula="of:=[.C259]/1000*[.E259]" table:style-name="ce1">
            <text:p>0,088044</text:p>
          </table:table-cell>
          <table:table-cell table:number-columns-repeated="16378"/>
        </table:table-row>
        <table:table-row table:style-name="ro2">
          <table:table-cell office:value-type="time" office:time-value="PT16H23M27S" table:style-name="ce5">
            <text:p>16:23:27</text:p>
          </table:table-cell>
          <table:table-cell office:value-type="time" office:time-value="PT16H23M28S" table:style-name="ce5">
            <text:p>16:23:28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1972000000000003E-2" table:formula="of:=[.C260]/1000*[.E260]" table:style-name="ce1">
            <text:p>0,081972</text:p>
          </table:table-cell>
          <table:table-cell table:number-columns-repeated="16378"/>
        </table:table-row>
        <table:table-row table:style-name="ro2">
          <table:table-cell office:value-type="time" office:time-value="PT16H23M28S" table:style-name="ce5">
            <text:p>16:23:28</text:p>
          </table:table-cell>
          <table:table-cell office:value-type="time" office:time-value="PT16H23M29S" table:style-name="ce5">
            <text:p>16:23:2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091999999999993E-2" table:formula="of:=[.C261]/1000*[.E261]" table:style-name="ce1">
            <text:p>0,092092</text:p>
          </table:table-cell>
          <table:table-cell table:number-columns-repeated="16378"/>
        </table:table-row>
        <table:table-row table:style-name="ro2">
          <table:table-cell office:value-type="time" office:time-value="PT16H23M29S" table:style-name="ce5">
            <text:p>16:23:29</text:p>
          </table:table-cell>
          <table:table-cell office:value-type="time" office:time-value="PT16H23M30S" table:style-name="ce5">
            <text:p>16:23:30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9.3195999999999987E-2" table:formula="of:=[.C262]/1000*[.E262]" table:style-name="ce1">
            <text:p>0,093196</text:p>
          </table:table-cell>
          <table:table-cell table:number-columns-repeated="16378"/>
        </table:table-row>
        <table:table-row table:style-name="ro2">
          <table:table-cell office:value-type="time" office:time-value="PT16H23M30S" table:style-name="ce5">
            <text:p>16:23:30</text:p>
          </table:table-cell>
          <table:table-cell office:value-type="time" office:time-value="PT16H23M31S" table:style-name="ce5">
            <text:p>16:23:31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6500000000000001" table:style-name="ce1">
            <text:p>0,165</text:p>
          </table:table-cell>
          <table:table-cell office:value-type="float" office:value="0.16698000000000002" table:formula="of:=[.C263]/1000*[.E263]" table:style-name="ce1">
            <text:p>0,16698</text:p>
          </table:table-cell>
          <table:table-cell table:number-columns-repeated="16378"/>
        </table:table-row>
        <table:table-row table:style-name="ro2">
          <table:table-cell office:value-type="time" office:time-value="PT16H23M31S" table:style-name="ce5">
            <text:p>16:23:31</text:p>
          </table:table-cell>
          <table:table-cell office:value-type="time" office:time-value="PT16H23M32S" table:style-name="ce5">
            <text:p>16:23:32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7000000000000003E-2" table:style-name="ce1">
            <text:p>0,097</text:p>
          </table:table-cell>
          <table:table-cell office:value-type="float" office:value="9.8260999999999987E-2" table:formula="of:=[.C264]/1000*[.E264]" table:style-name="ce1">
            <text:p>0,098261</text:p>
          </table:table-cell>
          <table:table-cell table:number-columns-repeated="16378"/>
        </table:table-row>
        <table:table-row table:style-name="ro2">
          <table:table-cell office:value-type="time" office:time-value="PT16H23M32S" table:style-name="ce5">
            <text:p>16:23:32</text:p>
          </table:table-cell>
          <table:table-cell office:value-type="time" office:time-value="PT16H23M33S" table:style-name="ce5">
            <text:p>16:23:33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130999999999987E-2" table:formula="of:=[.C265]/1000*[.E265]" table:style-name="ce1">
            <text:p>0,088131</text:p>
          </table:table-cell>
          <table:table-cell table:number-columns-repeated="16378"/>
        </table:table-row>
        <table:table-row table:style-name="ro2">
          <table:table-cell office:value-type="time" office:time-value="PT16H23M33S" table:style-name="ce5">
            <text:p>16:23:33</text:p>
          </table:table-cell>
          <table:table-cell office:value-type="time" office:time-value="PT16H23M34S" table:style-name="ce5">
            <text:p>16:23:34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199999999999999" table:style-name="ce1">
            <text:p>0,102</text:p>
          </table:table-cell>
          <table:table-cell office:value-type="float" office:value="0.10332599999999999" table:formula="of:=[.C266]/1000*[.E266]" table:style-name="ce1">
            <text:p>0,103326</text:p>
          </table:table-cell>
          <table:table-cell table:number-columns-repeated="16378"/>
        </table:table-row>
        <table:table-row table:style-name="ro2">
          <table:table-cell office:value-type="time" office:time-value="PT16H23M34S" table:style-name="ce5">
            <text:p>16:23:34</text:p>
          </table:table-cell>
          <table:table-cell office:value-type="time" office:time-value="PT16H23M35S" table:style-name="ce5">
            <text:p>16:23:35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130999999999987E-2" table:formula="of:=[.C267]/1000*[.E267]" table:style-name="ce1">
            <text:p>0,088131</text:p>
          </table:table-cell>
          <table:table-cell table:number-columns-repeated="16378"/>
        </table:table-row>
        <table:table-row table:style-name="ro2">
          <table:table-cell office:value-type="time" office:time-value="PT16H23M35S" table:style-name="ce5">
            <text:p>16:23:35</text:p>
          </table:table-cell>
          <table:table-cell office:value-type="time" office:time-value="PT16H23M36S" table:style-name="ce5">
            <text:p>16:23:36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2" table:style-name="ce1">
            <text:p>0,12</text:p>
          </table:table-cell>
          <table:table-cell office:value-type="float" office:value="0.12155999999999999" table:formula="of:=[.C268]/1000*[.E268]" table:style-name="ce1">
            <text:p>0,12156</text:p>
          </table:table-cell>
          <table:table-cell table:number-columns-repeated="16378"/>
        </table:table-row>
        <table:table-row table:style-name="ro2">
          <table:table-cell office:value-type="time" office:time-value="PT16H23M36S" table:style-name="ce5">
            <text:p>16:23:36</text:p>
          </table:table-cell>
          <table:table-cell office:value-type="time" office:time-value="PT16H23M37S" table:style-name="ce5">
            <text:p>16:23:37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9.2999999999999999E-2" table:style-name="ce1">
            <text:p>0,093</text:p>
          </table:table-cell>
          <table:table-cell office:value-type="float" office:value="9.4116000000000005E-2" table:formula="of:=[.C269]/1000*[.E269]" table:style-name="ce1">
            <text:p>0,094116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table:number-columns-repeated="2" table:style-name="ce3"/>
          <table:table-cell office:value-type="string" table:style-name="ce3">
            <text:p>Total energy</text:p>
          </table:table-cell>
          <table:table-cell office:value-type="float" office:value="15.204040000000004" table:formula="of:=SUM([.F116:.F269])" table:style-name="ce3">
            <text:p>15,20404</text:p>
          </table:table-cell>
          <table:table-cell table:number-columns-repeated="16378" table:style-name="ce3"/>
        </table:table-row>
        <table:table-row table:style-name="ro1">
          <table:table-cell office:value-type="string" table:style-name="ce2">
            <text:p>Experiment 6</text:p>
          </table:table-cell>
          <table:table-cell table:style-name="ce2"/>
          <table:table-cell table:number-columns-repeated="3" table:style-name="ce3"/>
          <table:table-cell table:style-name="ce1"/>
          <table:table-cell table:number-columns-repeated="16378" table:style-name="ce3"/>
        </table:table-row>
        <table:table-row table:style-name="ro2">
          <table:table-cell office:value-type="time" office:time-value="PT16H25M0S" table:style-name="ce5">
            <text:p>16:25:00</text:p>
          </table:table-cell>
          <table:table-cell office:value-type="time" office:time-value="PT16H25M1S" table:style-name="ce5">
            <text:p>16:25:01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9.6000000000000002E-2" table:style-name="ce1">
            <text:p>0,096</text:p>
          </table:table-cell>
          <table:table-cell office:value-type="float" office:value="9.7247999999999987E-2" table:formula="of:=[.C272]/1000*[.E272]" table:style-name="ce1">
            <text:p>0,097248</text:p>
          </table:table-cell>
          <table:table-cell table:number-columns-repeated="16378"/>
        </table:table-row>
        <table:table-row table:style-name="ro2">
          <table:table-cell office:value-type="time" office:time-value="PT16H25M1S" table:style-name="ce5">
            <text:p>16:25:01</text:p>
          </table:table-cell>
          <table:table-cell office:value-type="time" office:time-value="PT16H25M2S" table:style-name="ce5">
            <text:p>16:25:02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14" table:style-name="ce1">
            <text:p>0,114</text:p>
          </table:table-cell>
          <table:table-cell office:value-type="float" office:value="0.11536800000000001" table:formula="of:=[.C273]/1000*[.E273]" table:style-name="ce1">
            <text:p>0,115368</text:p>
          </table:table-cell>
          <table:table-cell table:number-columns-repeated="16378"/>
        </table:table-row>
        <table:table-row table:style-name="ro2">
          <table:table-cell office:value-type="time" office:time-value="PT16H25M2S" table:style-name="ce5">
            <text:p>16:25:02</text:p>
          </table:table-cell>
          <table:table-cell office:value-type="time" office:time-value="PT16H25M3S" table:style-name="ce5">
            <text:p>16:25:03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4E-2" table:style-name="ce1">
            <text:p>0,094</text:p>
          </table:table-cell>
          <table:table-cell office:value-type="float" office:value="9.5128000000000004E-2" table:formula="of:=[.C274]/1000*[.E274]" table:style-name="ce1">
            <text:p>0,095128</text:p>
          </table:table-cell>
          <table:table-cell table:number-columns-repeated="16378"/>
        </table:table-row>
        <table:table-row table:style-name="ro2">
          <table:table-cell office:value-type="time" office:time-value="PT16H25M3S" table:style-name="ce5">
            <text:p>16:25:03</text:p>
          </table:table-cell>
          <table:table-cell office:value-type="time" office:time-value="PT16H25M4S" table:style-name="ce5">
            <text:p>16:25:0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0.100188" table:formula="of:=[.C275]/1000*[.E275]" table:style-name="ce1">
            <text:p>0,100188</text:p>
          </table:table-cell>
          <table:table-cell table:number-columns-repeated="16378"/>
        </table:table-row>
        <table:table-row table:style-name="ro2">
          <table:table-cell office:value-type="time" office:time-value="PT16H25M4S" table:style-name="ce5">
            <text:p>16:25:04</text:p>
          </table:table-cell>
          <table:table-cell office:value-type="time" office:time-value="PT16H25M5S" table:style-name="ce5">
            <text:p>16:25:05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23" table:style-name="ce1">
            <text:p>0,123</text:p>
          </table:table-cell>
          <table:table-cell office:value-type="float" office:value="0.12459899999999999" table:formula="of:=[.C276]/1000*[.E276]" table:style-name="ce1">
            <text:p>0,124599</text:p>
          </table:table-cell>
          <table:table-cell table:number-columns-repeated="16378"/>
        </table:table-row>
        <table:table-row table:style-name="ro2">
          <table:table-cell office:value-type="time" office:time-value="PT16H25M5S" table:style-name="ce5">
            <text:p>16:25:05</text:p>
          </table:table-cell>
          <table:table-cell office:value-type="time" office:time-value="PT16H25M6S" table:style-name="ce5">
            <text:p>16:25:06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9.3195999999999987E-2" table:formula="of:=[.C277]/1000*[.E277]" table:style-name="ce1">
            <text:p>0,093196</text:p>
          </table:table-cell>
          <table:table-cell table:number-columns-repeated="16378"/>
        </table:table-row>
        <table:table-row table:style-name="ro2">
          <table:table-cell office:value-type="time" office:time-value="PT16H25M6S" table:style-name="ce5">
            <text:p>16:25:06</text:p>
          </table:table-cell>
          <table:table-cell office:value-type="time" office:time-value="PT16H25M7S" table:style-name="ce5">
            <text:p>16:25:0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08" table:style-name="ce1">
            <text:p>0,08</text:p>
          </table:table-cell>
          <table:table-cell office:value-type="float" office:value="8.0960000000000004E-2" table:formula="of:=[.C278]/1000*[.E278]" table:style-name="ce1">
            <text:p>0,08096</text:p>
          </table:table-cell>
          <table:table-cell table:number-columns-repeated="16378"/>
        </table:table-row>
        <table:table-row table:style-name="ro2">
          <table:table-cell office:value-type="time" office:time-value="PT16H25M7S" table:style-name="ce5">
            <text:p>16:25:07</text:p>
          </table:table-cell>
          <table:table-cell office:value-type="time" office:time-value="PT16H25M8S" table:style-name="ce5">
            <text:p>16:25:0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8E-2" table:style-name="ce1">
            <text:p>0,078</text:p>
          </table:table-cell>
          <table:table-cell office:value-type="float" office:value="7.8936000000000006E-2" table:formula="of:=[.C279]/1000*[.E279]" table:style-name="ce1">
            <text:p>0,078936</text:p>
          </table:table-cell>
          <table:table-cell table:number-columns-repeated="16378"/>
        </table:table-row>
        <table:table-row table:style-name="ro2">
          <table:table-cell office:value-type="time" office:time-value="PT16H25M8S" table:style-name="ce5">
            <text:p>16:25:08</text:p>
          </table:table-cell>
          <table:table-cell office:value-type="time" office:time-value="PT16H25M9S" table:style-name="ce5">
            <text:p>16:25:09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1972000000000003E-2" table:formula="of:=[.C280]/1000*[.E280]" table:style-name="ce1">
            <text:p>0,081972</text:p>
          </table:table-cell>
          <table:table-cell table:number-columns-repeated="16378"/>
        </table:table-row>
        <table:table-row table:style-name="ro2">
          <table:table-cell office:value-type="time" office:time-value="PT16H25M9S" table:style-name="ce5">
            <text:p>16:25:09</text:p>
          </table:table-cell>
          <table:table-cell office:value-type="time" office:time-value="PT16H25M10S" table:style-name="ce5">
            <text:p>16:25:10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4E-2" table:style-name="ce1">
            <text:p>0,094</text:p>
          </table:table-cell>
          <table:table-cell office:value-type="float" office:value="9.5221999999999987E-2" table:formula="of:=[.C281]/1000*[.E281]" table:style-name="ce1">
            <text:p>0,095222</text:p>
          </table:table-cell>
          <table:table-cell table:number-columns-repeated="16378"/>
        </table:table-row>
        <table:table-row table:style-name="ro2">
          <table:table-cell office:value-type="time" office:time-value="PT16H25M10S" table:style-name="ce5">
            <text:p>16:25:10</text:p>
          </table:table-cell>
          <table:table-cell office:value-type="time" office:time-value="PT16H25M11S" table:style-name="ce5">
            <text:p>16:25:11</text:p>
          </table:table-cell>
          <table:table-cell office:value-type="float" office:value="1022" table:style-name="ce1">
            <text:p>1022</text:p>
          </table:table-cell>
          <table:table-cell office:value-type="float" office:value="0.245" table:style-name="ce1">
            <text:p>0,245</text:p>
          </table:table-cell>
          <table:table-cell office:value-type="float" office:value="0.13500000000000001" table:style-name="ce1">
            <text:p>0,135</text:p>
          </table:table-cell>
          <table:table-cell office:value-type="float" office:value="0.13797000000000001" table:formula="of:=[.C282]/1000*[.E282]" table:style-name="ce1">
            <text:p>0,13797</text:p>
          </table:table-cell>
          <table:table-cell table:number-columns-repeated="16378"/>
        </table:table-row>
        <table:table-row table:style-name="ro2">
          <table:table-cell office:value-type="time" office:time-value="PT16H25M11S" table:style-name="ce5">
            <text:p>16:25:11</text:p>
          </table:table-cell>
          <table:table-cell office:value-type="time" office:time-value="PT16H25M12S" table:style-name="ce5">
            <text:p>16:25:12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182999999999987E-2" table:formula="of:=[.C283]/1000*[.E283]" table:style-name="ce1">
            <text:p>0,092183</text:p>
          </table:table-cell>
          <table:table-cell table:number-columns-repeated="16378"/>
        </table:table-row>
        <table:table-row table:style-name="ro2">
          <table:table-cell office:value-type="time" office:time-value="PT16H25M12S" table:style-name="ce5">
            <text:p>16:25:12</text:p>
          </table:table-cell>
          <table:table-cell office:value-type="time" office:time-value="PT16H25M13S" table:style-name="ce5">
            <text:p>16:25:13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7.9000000000000001E-2" table:style-name="ce1">
            <text:p>0,079</text:p>
          </table:table-cell>
          <table:table-cell office:value-type="float" office:value="8.0026999999999987E-2" table:formula="of:=[.C284]/1000*[.E284]" table:style-name="ce1">
            <text:p>0,080027</text:p>
          </table:table-cell>
          <table:table-cell table:number-columns-repeated="16378"/>
        </table:table-row>
        <table:table-row table:style-name="ro2">
          <table:table-cell office:value-type="time" office:time-value="PT16H25M13S" table:style-name="ce5">
            <text:p>16:25:13</text:p>
          </table:table-cell>
          <table:table-cell office:value-type="time" office:time-value="PT16H25M14S" table:style-name="ce5">
            <text:p>16:25:1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5999999999999993E-2" table:style-name="ce1">
            <text:p>0,086</text:p>
          </table:table-cell>
          <table:table-cell office:value-type="float" office:value="8.7031999999999998E-2" table:formula="of:=[.C285]/1000*[.E285]" table:style-name="ce1">
            <text:p>0,087032</text:p>
          </table:table-cell>
          <table:table-cell table:number-columns-repeated="16378"/>
        </table:table-row>
        <table:table-row table:style-name="ro2">
          <table:table-cell office:value-type="time" office:time-value="PT16H25M14S" table:style-name="ce5">
            <text:p>16:25:14</text:p>
          </table:table-cell>
          <table:table-cell office:value-type="time" office:time-value="PT16H25M15S" table:style-name="ce5">
            <text:p>16:25:15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" table:style-name="ce1">
            <text:p>0,1</text:p>
          </table:table-cell>
          <table:table-cell office:value-type="float" office:value="0.10120000000000001" table:formula="of:=[.C286]/1000*[.E286]" table:style-name="ce1">
            <text:p>0,1012</text:p>
          </table:table-cell>
          <table:table-cell table:number-columns-repeated="16378"/>
        </table:table-row>
        <table:table-row table:style-name="ro2">
          <table:table-cell office:value-type="time" office:time-value="PT16H25M15S" table:style-name="ce5">
            <text:p>16:25:15</text:p>
          </table:table-cell>
          <table:table-cell office:value-type="time" office:time-value="PT16H25M16S" table:style-name="ce5">
            <text:p>16:25:16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" table:style-name="ce1">
            <text:p>0,1</text:p>
          </table:table-cell>
          <table:table-cell office:value-type="float" office:value="0.10120000000000001" table:formula="of:=[.C287]/1000*[.E287]" table:style-name="ce1">
            <text:p>0,1012</text:p>
          </table:table-cell>
          <table:table-cell table:number-columns-repeated="16378"/>
        </table:table-row>
        <table:table-row table:style-name="ro2">
          <table:table-cell office:value-type="time" office:time-value="PT16H25M16S" table:style-name="ce5">
            <text:p>16:25:16</text:p>
          </table:table-cell>
          <table:table-cell office:value-type="time" office:time-value="PT16H25M17S" table:style-name="ce5">
            <text:p>16:25:1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09" table:style-name="ce1">
            <text:p>0,09</text:p>
          </table:table-cell>
          <table:table-cell office:value-type="float" office:value="9.1079999999999994E-2" table:formula="of:=[.C288]/1000*[.E288]" table:style-name="ce1">
            <text:p>0,09108</text:p>
          </table:table-cell>
          <table:table-cell table:number-columns-repeated="16378"/>
        </table:table-row>
        <table:table-row table:style-name="ro2">
          <table:table-cell office:value-type="time" office:time-value="PT16H25M17S" table:style-name="ce5">
            <text:p>16:25:17</text:p>
          </table:table-cell>
          <table:table-cell office:value-type="time" office:time-value="PT16H25M18S" table:style-name="ce5">
            <text:p>16:25:1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5999999999999998E-2" table:style-name="ce1">
            <text:p>0,076</text:p>
          </table:table-cell>
          <table:table-cell office:value-type="float" office:value="7.6911999999999994E-2" table:formula="of:=[.C289]/1000*[.E289]" table:style-name="ce1">
            <text:p>0,076912</text:p>
          </table:table-cell>
          <table:table-cell table:number-columns-repeated="16378"/>
        </table:table-row>
        <table:table-row table:style-name="ro2">
          <table:table-cell office:value-type="time" office:time-value="PT16H25M18S" table:style-name="ce5">
            <text:p>16:25:18</text:p>
          </table:table-cell>
          <table:table-cell office:value-type="time" office:time-value="PT16H25M19S" table:style-name="ce5">
            <text:p>16:25:1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4999999999999997E-2" table:style-name="ce1">
            <text:p>0,075</text:p>
          </table:table-cell>
          <table:table-cell office:value-type="float" office:value="7.5899999999999995E-2" table:formula="of:=[.C290]/1000*[.E290]" table:style-name="ce1">
            <text:p>0,0759</text:p>
          </table:table-cell>
          <table:table-cell table:number-columns-repeated="16378"/>
        </table:table-row>
        <table:table-row table:style-name="ro2">
          <table:table-cell office:value-type="time" office:time-value="PT16H25M19S" table:style-name="ce5">
            <text:p>16:25:19</text:p>
          </table:table-cell>
          <table:table-cell office:value-type="time" office:time-value="PT16H25M20S" table:style-name="ce5">
            <text:p>16:25:20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8" table:style-name="ce1">
            <text:p>0,108</text:p>
          </table:table-cell>
          <table:table-cell office:value-type="float" office:value="0.10940399999999999" table:formula="of:=[.C291]/1000*[.E291]" table:style-name="ce1">
            <text:p>0,109404</text:p>
          </table:table-cell>
          <table:table-cell table:number-columns-repeated="16378"/>
        </table:table-row>
        <table:table-row table:style-name="ro2">
          <table:table-cell office:value-type="time" office:time-value="PT16H25M20S" table:style-name="ce5">
            <text:p>16:25:20</text:p>
          </table:table-cell>
          <table:table-cell office:value-type="time" office:time-value="PT16H25M22S" table:style-name="ce5">
            <text:p>16:25:22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092000000000001E-2" table:formula="of:=[.C292]/1000*[.E292]" table:style-name="ce1">
            <text:p>0,085092</text:p>
          </table:table-cell>
          <table:table-cell table:number-columns-repeated="16378"/>
        </table:table-row>
        <table:table-row table:style-name="ro2">
          <table:table-cell office:value-type="time" office:time-value="PT16H25M22S" table:style-name="ce5">
            <text:p>16:25:22</text:p>
          </table:table-cell>
          <table:table-cell office:value-type="time" office:time-value="PT16H25M23S" table:style-name="ce5">
            <text:p>16:25:2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09" table:style-name="ce1">
            <text:p>0,09</text:p>
          </table:table-cell>
          <table:table-cell office:value-type="float" office:value="9.1079999999999994E-2" table:formula="of:=[.C293]/1000*[.E293]" table:style-name="ce1">
            <text:p>0,09108</text:p>
          </table:table-cell>
          <table:table-cell table:number-columns-repeated="16378"/>
        </table:table-row>
        <table:table-row table:style-name="ro2">
          <table:table-cell office:value-type="time" office:time-value="PT16H25M23S" table:style-name="ce5">
            <text:p>16:25:23</text:p>
          </table:table-cell>
          <table:table-cell office:value-type="time" office:time-value="PT16H25M24S" table:style-name="ce5">
            <text:p>16:25:2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09" table:style-name="ce1">
            <text:p>0,09</text:p>
          </table:table-cell>
          <table:table-cell office:value-type="float" office:value="9.1079999999999994E-2" table:formula="of:=[.C294]/1000*[.E294]" table:style-name="ce1">
            <text:p>0,09108</text:p>
          </table:table-cell>
          <table:table-cell table:number-columns-repeated="16378"/>
        </table:table-row>
        <table:table-row table:style-name="ro2">
          <table:table-cell office:value-type="time" office:time-value="PT16H25M24S" table:style-name="ce5">
            <text:p>16:25:24</text:p>
          </table:table-cell>
          <table:table-cell office:value-type="time" office:time-value="PT16H25M25S" table:style-name="ce5">
            <text:p>16:25:25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09" table:style-name="ce1">
            <text:p>0,09</text:p>
          </table:table-cell>
          <table:table-cell office:value-type="float" office:value="9.1169999999999987E-2" table:formula="of:=[.C295]/1000*[.E295]" table:style-name="ce1">
            <text:p>0,09117</text:p>
          </table:table-cell>
          <table:table-cell table:number-columns-repeated="16378"/>
        </table:table-row>
        <table:table-row table:style-name="ro2">
          <table:table-cell office:value-type="time" office:time-value="PT16H25M25S" table:style-name="ce5">
            <text:p>16:25:25</text:p>
          </table:table-cell>
          <table:table-cell office:value-type="time" office:time-value="PT16H25M26S" table:style-name="ce5">
            <text:p>16:25:2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6000000000000002E-2" table:style-name="ce1">
            <text:p>0,096</text:p>
          </table:table-cell>
          <table:table-cell office:value-type="float" office:value="9.7152000000000002E-2" table:formula="of:=[.C296]/1000*[.E296]" table:style-name="ce1">
            <text:p>0,097152</text:p>
          </table:table-cell>
          <table:table-cell table:number-columns-repeated="16378"/>
        </table:table-row>
        <table:table-row table:style-name="ro2">
          <table:table-cell office:value-type="time" office:time-value="PT16H25M26S" table:style-name="ce5">
            <text:p>16:25:26</text:p>
          </table:table-cell>
          <table:table-cell office:value-type="time" office:time-value="PT16H25M27S" table:style-name="ce5">
            <text:p>16:25:27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7.6999999999999999E-2" table:style-name="ce1">
            <text:p>0,077</text:p>
          </table:table-cell>
          <table:table-cell office:value-type="float" office:value="7.8000999999999987E-2" table:formula="of:=[.C297]/1000*[.E297]" table:style-name="ce1">
            <text:p>0,078001</text:p>
          </table:table-cell>
          <table:table-cell table:number-columns-repeated="16378"/>
        </table:table-row>
        <table:table-row table:style-name="ro2">
          <table:table-cell office:value-type="time" office:time-value="PT16H25M27S" table:style-name="ce5">
            <text:p>16:25:27</text:p>
          </table:table-cell>
          <table:table-cell office:value-type="time" office:time-value="PT16H25M28S" table:style-name="ce5">
            <text:p>16:25:2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08" table:style-name="ce1">
            <text:p>0,08</text:p>
          </table:table-cell>
          <table:table-cell office:value-type="float" office:value="8.0960000000000004E-2" table:formula="of:=[.C298]/1000*[.E298]" table:style-name="ce1">
            <text:p>0,08096</text:p>
          </table:table-cell>
          <table:table-cell table:number-columns-repeated="16378"/>
        </table:table-row>
        <table:table-row table:style-name="ro2">
          <table:table-cell office:value-type="time" office:time-value="PT16H25M28S" table:style-name="ce5">
            <text:p>16:25:28</text:p>
          </table:table-cell>
          <table:table-cell office:value-type="time" office:time-value="PT16H25M29S" table:style-name="ce5">
            <text:p>16:25:2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9055999999999996E-2" table:formula="of:=[.C299]/1000*[.E299]" table:style-name="ce1">
            <text:p>0,089056</text:p>
          </table:table-cell>
          <table:table-cell table:number-columns-repeated="16378"/>
        </table:table-row>
        <table:table-row table:style-name="ro2">
          <table:table-cell office:value-type="time" office:time-value="PT16H25M29S" table:style-name="ce5">
            <text:p>16:25:29</text:p>
          </table:table-cell>
          <table:table-cell office:value-type="time" office:time-value="PT16H25M30S" table:style-name="ce5">
            <text:p>16:25:3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24" table:style-name="ce1">
            <text:p>0,124</text:p>
          </table:table-cell>
          <table:table-cell office:value-type="float" office:value="0.12548799999999999" table:formula="of:=[.C300]/1000*[.E300]" table:style-name="ce1">
            <text:p>0,125488</text:p>
          </table:table-cell>
          <table:table-cell table:number-columns-repeated="16378"/>
        </table:table-row>
        <table:table-row table:style-name="ro2">
          <table:table-cell office:value-type="time" office:time-value="PT16H25M30S" table:style-name="ce5">
            <text:p>16:25:30</text:p>
          </table:table-cell>
          <table:table-cell office:value-type="time" office:time-value="PT16H25M31S" table:style-name="ce5">
            <text:p>16:25:31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0.10221200000000001" table:formula="of:=[.C301]/1000*[.E301]" table:style-name="ce1">
            <text:p>0,102212</text:p>
          </table:table-cell>
          <table:table-cell table:number-columns-repeated="16378"/>
        </table:table-row>
        <table:table-row table:style-name="ro2">
          <table:table-cell office:value-type="time" office:time-value="PT16H25M31S" table:style-name="ce5">
            <text:p>16:25:31</text:p>
          </table:table-cell>
          <table:table-cell office:value-type="time" office:time-value="PT16H25M32S" table:style-name="ce5">
            <text:p>16:25:32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9.3104000000000006E-2" table:formula="of:=[.C302]/1000*[.E302]" table:style-name="ce1">
            <text:p>0,093104</text:p>
          </table:table-cell>
          <table:table-cell table:number-columns-repeated="16378"/>
        </table:table-row>
        <table:table-row table:style-name="ro2">
          <table:table-cell office:value-type="time" office:time-value="PT16H25M32S" table:style-name="ce5">
            <text:p>16:25:32</text:p>
          </table:table-cell>
          <table:table-cell office:value-type="time" office:time-value="PT16H25M33S" table:style-name="ce5">
            <text:p>16:25:33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7.4999999999999997E-2" table:style-name="ce1">
            <text:p>0,075</text:p>
          </table:table-cell>
          <table:table-cell office:value-type="float" office:value="7.5974999999999987E-2" table:formula="of:=[.C303]/1000*[.E303]" table:style-name="ce1">
            <text:p>0,075975</text:p>
          </table:table-cell>
          <table:table-cell table:number-columns-repeated="16378"/>
        </table:table-row>
        <table:table-row table:style-name="ro2">
          <table:table-cell office:value-type="time" office:time-value="PT16H25M33S" table:style-name="ce5">
            <text:p>16:25:33</text:p>
          </table:table-cell>
          <table:table-cell office:value-type="time" office:time-value="PT16H25M34S" table:style-name="ce5">
            <text:p>16:25:3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3999999999999996E-2" table:style-name="ce1">
            <text:p>0,074</text:p>
          </table:table-cell>
          <table:table-cell office:value-type="float" office:value="7.4887999999999996E-2" table:formula="of:=[.C304]/1000*[.E304]" table:style-name="ce1">
            <text:p>0,074888</text:p>
          </table:table-cell>
          <table:table-cell table:number-columns-repeated="16378"/>
        </table:table-row>
        <table:table-row table:style-name="ro2">
          <table:table-cell office:value-type="time" office:time-value="PT16H25M34S" table:style-name="ce5">
            <text:p>16:25:34</text:p>
          </table:table-cell>
          <table:table-cell office:value-type="time" office:time-value="PT16H25M35S" table:style-name="ce5">
            <text:p>16:25:35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1972000000000003E-2" table:formula="of:=[.C305]/1000*[.E305]" table:style-name="ce1">
            <text:p>0,081972</text:p>
          </table:table-cell>
          <table:table-cell table:number-columns-repeated="16378"/>
        </table:table-row>
        <table:table-row table:style-name="ro2">
          <table:table-cell office:value-type="time" office:time-value="PT16H25M35S" table:style-name="ce5">
            <text:p>16:25:35</text:p>
          </table:table-cell>
          <table:table-cell office:value-type="time" office:time-value="PT16H25M36S" table:style-name="ce5">
            <text:p>16:25:36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09" table:style-name="ce1">
            <text:p>0,09</text:p>
          </table:table-cell>
          <table:table-cell office:value-type="float" office:value="9.1169999999999987E-2" table:formula="of:=[.C306]/1000*[.E306]" table:style-name="ce1">
            <text:p>0,09117</text:p>
          </table:table-cell>
          <table:table-cell table:number-columns-repeated="16378"/>
        </table:table-row>
        <table:table-row table:style-name="ro2">
          <table:table-cell office:value-type="time" office:time-value="PT16H25M36S" table:style-name="ce5">
            <text:p>16:25:36</text:p>
          </table:table-cell>
          <table:table-cell office:value-type="time" office:time-value="PT16H25M37S" table:style-name="ce5">
            <text:p>16:25:3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091999999999993E-2" table:formula="of:=[.C307]/1000*[.E307]" table:style-name="ce1">
            <text:p>0,092092</text:p>
          </table:table-cell>
          <table:table-cell table:number-columns-repeated="16378"/>
        </table:table-row>
        <table:table-row table:style-name="ro2">
          <table:table-cell office:value-type="time" office:time-value="PT16H25M37S" table:style-name="ce5">
            <text:p>16:25:37</text:p>
          </table:table-cell>
          <table:table-cell office:value-type="time" office:time-value="PT16H25M38S" table:style-name="ce5">
            <text:p>16:25:3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4E-2" table:style-name="ce1">
            <text:p>0,094</text:p>
          </table:table-cell>
          <table:table-cell office:value-type="float" office:value="9.5128000000000004E-2" table:formula="of:=[.C308]/1000*[.E308]" table:style-name="ce1">
            <text:p>0,095128</text:p>
          </table:table-cell>
          <table:table-cell table:number-columns-repeated="16378"/>
        </table:table-row>
        <table:table-row table:style-name="ro2">
          <table:table-cell office:value-type="time" office:time-value="PT16H25M38S" table:style-name="ce5">
            <text:p>16:25:38</text:p>
          </table:table-cell>
          <table:table-cell office:value-type="time" office:time-value="PT16H25M39S" table:style-name="ce5">
            <text:p>16:25:39</text:p>
          </table:table-cell>
          <table:table-cell office:value-type="float" office:value="1012" table:style-name="ce1">
            <text:p>1012</text:p>
          </table:table-cell>
          <table:table-cell office:value-type="float" office:value="0.74099999999999999" table:style-name="ce1">
            <text:p>0,741</text:p>
          </table:table-cell>
          <table:table-cell office:value-type="float" office:value="0.108" table:style-name="ce1">
            <text:p>0,108</text:p>
          </table:table-cell>
          <table:table-cell office:value-type="float" office:value="0.109296" table:formula="of:=[.C309]/1000*[.E309]" table:style-name="ce1">
            <text:p>0,109296</text:p>
          </table:table-cell>
          <table:table-cell table:number-columns-repeated="16378"/>
        </table:table-row>
        <table:table-row table:style-name="ro2">
          <table:table-cell office:value-type="time" office:time-value="PT16H25M39S" table:style-name="ce5">
            <text:p>16:25:39</text:p>
          </table:table-cell>
          <table:table-cell office:value-type="time" office:time-value="PT16H25M40S" table:style-name="ce5">
            <text:p>16:25:40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3800000000000001" table:style-name="ce1">
            <text:p>0,138</text:p>
          </table:table-cell>
          <table:table-cell office:value-type="float" office:value="0.139794" table:formula="of:=[.C310]/1000*[.E310]" table:style-name="ce1">
            <text:p>0,139794</text:p>
          </table:table-cell>
          <table:table-cell table:number-columns-repeated="16378"/>
        </table:table-row>
        <table:table-row table:style-name="ro2">
          <table:table-cell office:value-type="time" office:time-value="PT16H25M40S" table:style-name="ce5">
            <text:p>16:25:40</text:p>
          </table:table-cell>
          <table:table-cell office:value-type="time" office:time-value="PT16H25M41S" table:style-name="ce5">
            <text:p>16:25:41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8000000000000004E-2" table:style-name="ce1">
            <text:p>0,098</text:p>
          </table:table-cell>
          <table:table-cell office:value-type="float" office:value="9.9176E-2" table:formula="of:=[.C311]/1000*[.E311]" table:style-name="ce1">
            <text:p>0,099176</text:p>
          </table:table-cell>
          <table:table-cell table:number-columns-repeated="16378"/>
        </table:table-row>
        <table:table-row table:style-name="ro2">
          <table:table-cell office:value-type="time" office:time-value="PT16H25M41S" table:style-name="ce5">
            <text:p>16:25:41</text:p>
          </table:table-cell>
          <table:table-cell office:value-type="time" office:time-value="PT16H25M42S" table:style-name="ce5">
            <text:p>16:25:42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043999999999997E-2" table:formula="of:=[.C312]/1000*[.E312]" table:style-name="ce1">
            <text:p>0,088044</text:p>
          </table:table-cell>
          <table:table-cell table:number-columns-repeated="16378"/>
        </table:table-row>
        <table:table-row table:style-name="ro2">
          <table:table-cell office:value-type="time" office:time-value="PT16H25M42S" table:style-name="ce5">
            <text:p>16:25:42</text:p>
          </table:table-cell>
          <table:table-cell office:value-type="time" office:time-value="PT16H25M43S" table:style-name="ce5">
            <text:p>16:25:4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7000000000000003E-2" table:style-name="ce1">
            <text:p>0,097</text:p>
          </table:table-cell>
          <table:table-cell office:value-type="float" office:value="9.8164000000000001E-2" table:formula="of:=[.C313]/1000*[.E313]" table:style-name="ce1">
            <text:p>0,098164</text:p>
          </table:table-cell>
          <table:table-cell table:number-columns-repeated="16378"/>
        </table:table-row>
        <table:table-row table:style-name="ro2">
          <table:table-cell office:value-type="time" office:time-value="PT16H25M43S" table:style-name="ce5">
            <text:p>16:25:43</text:p>
          </table:table-cell>
          <table:table-cell office:value-type="time" office:time-value="PT16H25M44S" table:style-name="ce5">
            <text:p>16:25:44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7.6999999999999999E-2" table:style-name="ce1">
            <text:p>0,077</text:p>
          </table:table-cell>
          <table:table-cell office:value-type="float" office:value="7.7923999999999993E-2" table:formula="of:=[.C314]/1000*[.E314]" table:style-name="ce1">
            <text:p>0,077924</text:p>
          </table:table-cell>
          <table:table-cell table:number-columns-repeated="16378"/>
        </table:table-row>
        <table:table-row table:style-name="ro2">
          <table:table-cell office:value-type="time" office:time-value="PT16H25M44S" table:style-name="ce5">
            <text:p>16:25:44</text:p>
          </table:table-cell>
          <table:table-cell office:value-type="time" office:time-value="PT16H25M45S" table:style-name="ce5">
            <text:p>16:25:45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9000000000000001E-2" table:style-name="ce1">
            <text:p>0,079</text:p>
          </table:table-cell>
          <table:table-cell office:value-type="float" office:value="7.9948000000000005E-2" table:formula="of:=[.C315]/1000*[.E315]" table:style-name="ce1">
            <text:p>0,079948</text:p>
          </table:table-cell>
          <table:table-cell table:number-columns-repeated="16378"/>
        </table:table-row>
        <table:table-row table:style-name="ro2">
          <table:table-cell office:value-type="time" office:time-value="PT16H25M45S" table:style-name="ce5">
            <text:p>16:25:45</text:p>
          </table:table-cell>
          <table:table-cell office:value-type="time" office:time-value="PT16H25M46S" table:style-name="ce5">
            <text:p>16:25:4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0.10221200000000001" table:formula="of:=[.C316]/1000*[.E316]" table:style-name="ce1">
            <text:p>0,102212</text:p>
          </table:table-cell>
          <table:table-cell table:number-columns-repeated="16378"/>
        </table:table-row>
        <table:table-row table:style-name="ro2">
          <table:table-cell office:value-type="time" office:time-value="PT16H25M46S" table:style-name="ce5">
            <text:p>16:25:46</text:p>
          </table:table-cell>
          <table:table-cell office:value-type="time" office:time-value="PT16H25M47S" table:style-name="ce5">
            <text:p>16:25:47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08" table:style-name="ce1">
            <text:p>0,08</text:p>
          </table:table-cell>
          <table:table-cell office:value-type="float" office:value="8.1039999999999987E-2" table:formula="of:=[.C317]/1000*[.E317]" table:style-name="ce1">
            <text:p>0,08104</text:p>
          </table:table-cell>
          <table:table-cell table:number-columns-repeated="16378"/>
        </table:table-row>
        <table:table-row table:style-name="ro2">
          <table:table-cell office:value-type="time" office:time-value="PT16H25M47S" table:style-name="ce5">
            <text:p>16:25:47</text:p>
          </table:table-cell>
          <table:table-cell office:value-type="time" office:time-value="PT16H25M48S" table:style-name="ce5">
            <text:p>16:25:4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6999999999999999E-2" table:style-name="ce1">
            <text:p>0,077</text:p>
          </table:table-cell>
          <table:table-cell office:value-type="float" office:value="7.7923999999999993E-2" table:formula="of:=[.C318]/1000*[.E318]" table:style-name="ce1">
            <text:p>0,077924</text:p>
          </table:table-cell>
          <table:table-cell table:number-columns-repeated="16378"/>
        </table:table-row>
        <table:table-row table:style-name="ro2">
          <table:table-cell office:value-type="time" office:time-value="PT16H25M48S" table:style-name="ce5">
            <text:p>16:25:48</text:p>
          </table:table-cell>
          <table:table-cell office:value-type="time" office:time-value="PT16H25M49S" table:style-name="ce5">
            <text:p>16:25:4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0.10221200000000001" table:formula="of:=[.C319]/1000*[.E319]" table:style-name="ce1">
            <text:p>0,102212</text:p>
          </table:table-cell>
          <table:table-cell table:number-columns-repeated="16378"/>
        </table:table-row>
        <table:table-row table:style-name="ro2">
          <table:table-cell office:value-type="time" office:time-value="PT16H25M49S" table:style-name="ce5">
            <text:p>16:25:49</text:p>
          </table:table-cell>
          <table:table-cell office:value-type="time" office:time-value="PT16H25M50S" table:style-name="ce5">
            <text:p>16:25:50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2999999999999999E-2" table:style-name="ce1">
            <text:p>0,093</text:p>
          </table:table-cell>
          <table:table-cell office:value-type="float" office:value="9.4116000000000005E-2" table:formula="of:=[.C320]/1000*[.E320]" table:style-name="ce1">
            <text:p>0,094116</text:p>
          </table:table-cell>
          <table:table-cell table:number-columns-repeated="16378"/>
        </table:table-row>
        <table:table-row table:style-name="ro2">
          <table:table-cell office:value-type="time" office:time-value="PT16H25M50S" table:style-name="ce5">
            <text:p>16:25:50</text:p>
          </table:table-cell>
          <table:table-cell office:value-type="time" office:time-value="PT16H25M51S" table:style-name="ce5">
            <text:p>16:25:51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13" table:style-name="ce1">
            <text:p>0,113</text:p>
          </table:table-cell>
          <table:table-cell office:value-type="float" office:value="0.114356" table:formula="of:=[.C321]/1000*[.E321]" table:style-name="ce1">
            <text:p>0,114356</text:p>
          </table:table-cell>
          <table:table-cell table:number-columns-repeated="16378"/>
        </table:table-row>
        <table:table-row table:style-name="ro2">
          <table:table-cell office:value-type="time" office:time-value="PT16H25M51S" table:style-name="ce5">
            <text:p>16:25:51</text:p>
          </table:table-cell>
          <table:table-cell office:value-type="time" office:time-value="PT16H25M52S" table:style-name="ce5">
            <text:p>16:25:52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" table:style-name="ce1">
            <text:p>0,1</text:p>
          </table:table-cell>
          <table:table-cell office:value-type="float" office:value="0.10120000000000001" table:formula="of:=[.C322]/1000*[.E322]" table:style-name="ce1">
            <text:p>0,1012</text:p>
          </table:table-cell>
          <table:table-cell table:number-columns-repeated="16378"/>
        </table:table-row>
        <table:table-row table:style-name="ro2">
          <table:table-cell office:value-type="time" office:time-value="PT16H25M52S" table:style-name="ce5">
            <text:p>16:25:52</text:p>
          </table:table-cell>
          <table:table-cell office:value-type="time" office:time-value="PT16H25M53S" table:style-name="ce5">
            <text:p>16:25:53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7.8E-2" table:style-name="ce1">
            <text:p>0,078</text:p>
          </table:table-cell>
          <table:table-cell office:value-type="float" office:value="7.9013999999999987E-2" table:formula="of:=[.C323]/1000*[.E323]" table:style-name="ce1">
            <text:p>0,079014</text:p>
          </table:table-cell>
          <table:table-cell table:number-columns-repeated="16378"/>
        </table:table-row>
        <table:table-row table:style-name="ro2">
          <table:table-cell office:value-type="time" office:time-value="PT16H25M53S" table:style-name="ce5">
            <text:p>16:25:53</text:p>
          </table:table-cell>
          <table:table-cell office:value-type="time" office:time-value="PT16H25M54S" table:style-name="ce5">
            <text:p>16:25:54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7.9000000000000001E-2" table:style-name="ce1">
            <text:p>0,079</text:p>
          </table:table-cell>
          <table:table-cell office:value-type="float" office:value="7.9948000000000005E-2" table:formula="of:=[.C324]/1000*[.E324]" table:style-name="ce1">
            <text:p>0,079948</text:p>
          </table:table-cell>
          <table:table-cell table:number-columns-repeated="16378"/>
        </table:table-row>
        <table:table-row table:style-name="ro2">
          <table:table-cell office:value-type="time" office:time-value="PT16H25M54S" table:style-name="ce5">
            <text:p>16:25:54</text:p>
          </table:table-cell>
          <table:table-cell office:value-type="time" office:time-value="PT16H25M55S" table:style-name="ce5">
            <text:p>16:25:55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9.3104000000000006E-2" table:formula="of:=[.C325]/1000*[.E325]" table:style-name="ce1">
            <text:p>0,093104</text:p>
          </table:table-cell>
          <table:table-cell table:number-columns-repeated="16378"/>
        </table:table-row>
        <table:table-row table:style-name="ro2">
          <table:table-cell office:value-type="time" office:time-value="PT16H25M55S" table:style-name="ce5">
            <text:p>16:25:55</text:p>
          </table:table-cell>
          <table:table-cell office:value-type="time" office:time-value="PT16H25M56S" table:style-name="ce5">
            <text:p>16:25:56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4E-2" table:style-name="ce1">
            <text:p>0,094</text:p>
          </table:table-cell>
          <table:table-cell office:value-type="float" office:value="9.5221999999999987E-2" table:formula="of:=[.C326]/1000*[.E326]" table:style-name="ce1">
            <text:p>0,095222</text:p>
          </table:table-cell>
          <table:table-cell table:number-columns-repeated="16378"/>
        </table:table-row>
        <table:table-row table:style-name="ro2">
          <table:table-cell office:value-type="time" office:time-value="PT16H25M56S" table:style-name="ce5">
            <text:p>16:25:56</text:p>
          </table:table-cell>
          <table:table-cell office:value-type="time" office:time-value="PT16H25M57S" table:style-name="ce5">
            <text:p>16:25:5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0.10221200000000001" table:formula="of:=[.C327]/1000*[.E327]" table:style-name="ce1">
            <text:p>0,102212</text:p>
          </table:table-cell>
          <table:table-cell table:number-columns-repeated="16378"/>
        </table:table-row>
        <table:table-row table:style-name="ro2">
          <table:table-cell office:value-type="time" office:time-value="PT16H25M57S" table:style-name="ce5">
            <text:p>16:25:57</text:p>
          </table:table-cell>
          <table:table-cell office:value-type="time" office:time-value="PT16H25M58S" table:style-name="ce5">
            <text:p>16:25:5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4999999999999997E-2" table:style-name="ce1">
            <text:p>0,075</text:p>
          </table:table-cell>
          <table:table-cell office:value-type="float" office:value="7.5899999999999995E-2" table:formula="of:=[.C328]/1000*[.E328]" table:style-name="ce1">
            <text:p>0,0759</text:p>
          </table:table-cell>
          <table:table-cell table:number-columns-repeated="16378"/>
        </table:table-row>
        <table:table-row table:style-name="ro2">
          <table:table-cell office:value-type="time" office:time-value="PT16H25M58S" table:style-name="ce5">
            <text:p>16:25:58</text:p>
          </table:table-cell>
          <table:table-cell office:value-type="time" office:time-value="PT16H25M59S" table:style-name="ce5">
            <text:p>16:25:5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2000000000000003E-2" table:style-name="ce1">
            <text:p>0,082</text:p>
          </table:table-cell>
          <table:table-cell office:value-type="float" office:value="8.2984000000000002E-2" table:formula="of:=[.C329]/1000*[.E329]" table:style-name="ce1">
            <text:p>0,082984</text:p>
          </table:table-cell>
          <table:table-cell table:number-columns-repeated="16378"/>
        </table:table-row>
        <table:table-row table:style-name="ro2">
          <table:table-cell office:value-type="time" office:time-value="PT16H25M59S" table:style-name="ce5">
            <text:p>16:25:59</text:p>
          </table:table-cell>
          <table:table-cell office:value-type="time" office:time-value="PT16H26M0S" table:style-name="ce5">
            <text:p>16:26:0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4999999999999997E-2" table:style-name="ce1">
            <text:p>0,075</text:p>
          </table:table-cell>
          <table:table-cell office:value-type="float" office:value="7.5899999999999995E-2" table:formula="of:=[.C330]/1000*[.E330]" table:style-name="ce1">
            <text:p>0,0759</text:p>
          </table:table-cell>
          <table:table-cell table:number-columns-repeated="16378"/>
        </table:table-row>
        <table:table-row table:style-name="ro2">
          <table:table-cell office:value-type="time" office:time-value="PT16H26M0S" table:style-name="ce5">
            <text:p>16:26:00</text:p>
          </table:table-cell>
          <table:table-cell office:value-type="time" office:time-value="PT16H26M1S" table:style-name="ce5">
            <text:p>16:26:01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199999999999999" table:style-name="ce1">
            <text:p>0,102</text:p>
          </table:table-cell>
          <table:table-cell office:value-type="float" office:value="0.103224" table:formula="of:=[.C331]/1000*[.E331]" table:style-name="ce1">
            <text:p>0,103224</text:p>
          </table:table-cell>
          <table:table-cell table:number-columns-repeated="16378"/>
        </table:table-row>
        <table:table-row table:style-name="ro2">
          <table:table-cell office:value-type="time" office:time-value="PT16H26M1S" table:style-name="ce5">
            <text:p>16:26:01</text:p>
          </table:table-cell>
          <table:table-cell office:value-type="time" office:time-value="PT16H26M2S" table:style-name="ce5">
            <text:p>16:26:02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8.5999999999999993E-2" table:style-name="ce1">
            <text:p>0,086</text:p>
          </table:table-cell>
          <table:table-cell office:value-type="float" office:value="8.7031999999999998E-2" table:formula="of:=[.C332]/1000*[.E332]" table:style-name="ce1">
            <text:p>0,087032</text:p>
          </table:table-cell>
          <table:table-cell table:number-columns-repeated="16378"/>
        </table:table-row>
        <table:table-row table:style-name="ro2">
          <table:table-cell office:value-type="time" office:time-value="PT16H26M2S" table:style-name="ce5">
            <text:p>16:26:02</text:p>
          </table:table-cell>
          <table:table-cell office:value-type="time" office:time-value="PT16H26M3S" table:style-name="ce5">
            <text:p>16:26:0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8999999999999996E-2" table:style-name="ce1">
            <text:p>0,089</text:p>
          </table:table-cell>
          <table:table-cell office:value-type="float" office:value="9.0067999999999995E-2" table:formula="of:=[.C333]/1000*[.E333]" table:style-name="ce1">
            <text:p>0,090068</text:p>
          </table:table-cell>
          <table:table-cell table:number-columns-repeated="16378"/>
        </table:table-row>
        <table:table-row table:style-name="ro2">
          <table:table-cell office:value-type="time" office:time-value="PT16H26M3S" table:style-name="ce5">
            <text:p>16:26:03</text:p>
          </table:table-cell>
          <table:table-cell office:value-type="time" office:time-value="PT16H26M4S" table:style-name="ce5">
            <text:p>16:26:04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21" table:style-name="ce1">
            <text:p>0,121</text:p>
          </table:table-cell>
          <table:table-cell office:value-type="float" office:value="0.12257299999999999" table:formula="of:=[.C334]/1000*[.E334]" table:style-name="ce1">
            <text:p>0,122573</text:p>
          </table:table-cell>
          <table:table-cell table:number-columns-repeated="16378"/>
        </table:table-row>
        <table:table-row table:style-name="ro2">
          <table:table-cell office:value-type="time" office:time-value="PT16H26M4S" table:style-name="ce5">
            <text:p>16:26:04</text:p>
          </table:table-cell>
          <table:table-cell office:value-type="time" office:time-value="PT16H26M5S" table:style-name="ce5">
            <text:p>16:26:05</text:p>
          </table:table-cell>
          <table:table-cell office:value-type="float" office:value="1011" table:style-name="ce1">
            <text:p>1011</text:p>
          </table:table-cell>
          <table:table-cell office:value-type="float" office:value="0.247" table:style-name="ce1">
            <text:p>0,247</text:p>
          </table:table-cell>
          <table:table-cell office:value-type="float" office:value="0.123" table:style-name="ce1">
            <text:p>0,123</text:p>
          </table:table-cell>
          <table:table-cell office:value-type="float" office:value="0.12435299999999999" table:formula="of:=[.C335]/1000*[.E335]" table:style-name="ce1">
            <text:p>0,124353</text:p>
          </table:table-cell>
          <table:table-cell table:number-columns-repeated="16378"/>
        </table:table-row>
        <table:table-row table:style-name="ro2">
          <table:table-cell office:value-type="time" office:time-value="PT16H26M5S" table:style-name="ce5">
            <text:p>16:26:05</text:p>
          </table:table-cell>
          <table:table-cell office:value-type="time" office:time-value="PT16H26M6S" table:style-name="ce5">
            <text:p>16:26:0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7" table:style-name="ce1">
            <text:p>0,107</text:p>
          </table:table-cell>
          <table:table-cell office:value-type="float" office:value="0.10828400000000001" table:formula="of:=[.C336]/1000*[.E336]" table:style-name="ce1">
            <text:p>0,108284</text:p>
          </table:table-cell>
          <table:table-cell table:number-columns-repeated="16378"/>
        </table:table-row>
        <table:table-row table:style-name="ro2">
          <table:table-cell office:value-type="time" office:time-value="PT16H26M6S" table:style-name="ce5">
            <text:p>16:26:06</text:p>
          </table:table-cell>
          <table:table-cell office:value-type="time" office:time-value="PT16H26M7S" table:style-name="ce5">
            <text:p>16:26:0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199999999999999" table:style-name="ce1">
            <text:p>0,102</text:p>
          </table:table-cell>
          <table:table-cell office:value-type="float" office:value="0.103224" table:formula="of:=[.C337]/1000*[.E337]" table:style-name="ce1">
            <text:p>0,103224</text:p>
          </table:table-cell>
          <table:table-cell table:number-columns-repeated="16378"/>
        </table:table-row>
        <table:table-row table:style-name="ro2">
          <table:table-cell office:value-type="time" office:time-value="PT16H26M7S" table:style-name="ce5">
            <text:p>16:26:07</text:p>
          </table:table-cell>
          <table:table-cell office:value-type="time" office:time-value="PT16H26M8S" table:style-name="ce5">
            <text:p>16:26:08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7.4999999999999997E-2" table:style-name="ce1">
            <text:p>0,075</text:p>
          </table:table-cell>
          <table:table-cell office:value-type="float" office:value="7.5974999999999987E-2" table:formula="of:=[.C338]/1000*[.E338]" table:style-name="ce1">
            <text:p>0,075975</text:p>
          </table:table-cell>
          <table:table-cell table:number-columns-repeated="16378"/>
        </table:table-row>
        <table:table-row table:style-name="ro2">
          <table:table-cell office:value-type="time" office:time-value="PT16H26M8S" table:style-name="ce5">
            <text:p>16:26:08</text:p>
          </table:table-cell>
          <table:table-cell office:value-type="time" office:time-value="PT16H26M9S" table:style-name="ce5">
            <text:p>16:26:0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5999999999999998E-2" table:style-name="ce1">
            <text:p>0,076</text:p>
          </table:table-cell>
          <table:table-cell office:value-type="float" office:value="7.6911999999999994E-2" table:formula="of:=[.C339]/1000*[.E339]" table:style-name="ce1">
            <text:p>0,076912</text:p>
          </table:table-cell>
          <table:table-cell table:number-columns-repeated="16378"/>
        </table:table-row>
        <table:table-row table:style-name="ro2">
          <table:table-cell office:value-type="time" office:time-value="PT16H26M9S" table:style-name="ce5">
            <text:p>16:26:09</text:p>
          </table:table-cell>
          <table:table-cell office:value-type="time" office:time-value="PT16H26M10S" table:style-name="ce5">
            <text:p>16:26:10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0.100287" table:formula="of:=[.C340]/1000*[.E340]" table:style-name="ce1">
            <text:p>0,100287</text:p>
          </table:table-cell>
          <table:table-cell table:number-columns-repeated="16378"/>
        </table:table-row>
        <table:table-row table:style-name="ro2">
          <table:table-cell office:value-type="time" office:time-value="PT16H26M10S" table:style-name="ce5">
            <text:p>16:26:10</text:p>
          </table:table-cell>
          <table:table-cell office:value-type="time" office:time-value="PT16H26M11S" table:style-name="ce5">
            <text:p>16:26:11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9055999999999996E-2" table:formula="of:=[.C341]/1000*[.E341]" table:style-name="ce1">
            <text:p>0,089056</text:p>
          </table:table-cell>
          <table:table-cell table:number-columns-repeated="16378"/>
        </table:table-row>
        <table:table-row table:style-name="ro2">
          <table:table-cell office:value-type="time" office:time-value="PT16H26M11S" table:style-name="ce5">
            <text:p>16:26:11</text:p>
          </table:table-cell>
          <table:table-cell office:value-type="time" office:time-value="PT16H26M12S" table:style-name="ce5">
            <text:p>16:26:12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7.4999999999999997E-2" table:style-name="ce1">
            <text:p>0,075</text:p>
          </table:table-cell>
          <table:table-cell office:value-type="float" office:value="7.5974999999999987E-2" table:formula="of:=[.C342]/1000*[.E342]" table:style-name="ce1">
            <text:p>0,075975</text:p>
          </table:table-cell>
          <table:table-cell table:number-columns-repeated="16378"/>
        </table:table-row>
        <table:table-row table:style-name="ro2">
          <table:table-cell office:value-type="time" office:time-value="PT16H26M12S" table:style-name="ce5">
            <text:p>16:26:12</text:p>
          </table:table-cell>
          <table:table-cell office:value-type="time" office:time-value="PT16H26M13S" table:style-name="ce5">
            <text:p>16:26:1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9000000000000001E-2" table:style-name="ce1">
            <text:p>0,079</text:p>
          </table:table-cell>
          <table:table-cell office:value-type="float" office:value="7.9948000000000005E-2" table:formula="of:=[.C343]/1000*[.E343]" table:style-name="ce1">
            <text:p>0,079948</text:p>
          </table:table-cell>
          <table:table-cell table:number-columns-repeated="16378"/>
        </table:table-row>
        <table:table-row table:style-name="ro2">
          <table:table-cell office:value-type="time" office:time-value="PT16H26M13S" table:style-name="ce5">
            <text:p>16:26:13</text:p>
          </table:table-cell>
          <table:table-cell office:value-type="time" office:time-value="PT16H26M14S" table:style-name="ce5">
            <text:p>16:26:1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8999999999999996E-2" table:style-name="ce1">
            <text:p>0,089</text:p>
          </table:table-cell>
          <table:table-cell office:value-type="float" office:value="9.0067999999999995E-2" table:formula="of:=[.C344]/1000*[.E344]" table:style-name="ce1">
            <text:p>0,090068</text:p>
          </table:table-cell>
          <table:table-cell table:number-columns-repeated="16378"/>
        </table:table-row>
        <table:table-row table:style-name="ro2">
          <table:table-cell office:value-type="time" office:time-value="PT16H26M14S" table:style-name="ce5">
            <text:p>16:26:14</text:p>
          </table:table-cell>
          <table:table-cell office:value-type="time" office:time-value="PT16H26M15S" table:style-name="ce5">
            <text:p>16:26:15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199999999999999" table:style-name="ce1">
            <text:p>0,102</text:p>
          </table:table-cell>
          <table:table-cell office:value-type="float" office:value="0.103224" table:formula="of:=[.C345]/1000*[.E345]" table:style-name="ce1">
            <text:p>0,103224</text:p>
          </table:table-cell>
          <table:table-cell table:number-columns-repeated="16378"/>
        </table:table-row>
        <table:table-row table:style-name="ro2">
          <table:table-cell office:value-type="time" office:time-value="PT16H26M15S" table:style-name="ce5">
            <text:p>16:26:15</text:p>
          </table:table-cell>
          <table:table-cell office:value-type="time" office:time-value="PT16H26M16S" table:style-name="ce5">
            <text:p>16:26:16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3600000000000001" table:style-name="ce1">
            <text:p>0,136</text:p>
          </table:table-cell>
          <table:table-cell office:value-type="float" office:value="0.137632" table:formula="of:=[.C346]/1000*[.E346]" table:style-name="ce1">
            <text:p>0,137632</text:p>
          </table:table-cell>
          <table:table-cell table:number-columns-repeated="16378"/>
        </table:table-row>
        <table:table-row table:style-name="ro2">
          <table:table-cell office:value-type="time" office:time-value="PT16H26M16S" table:style-name="ce5">
            <text:p>16:26:16</text:p>
          </table:table-cell>
          <table:table-cell office:value-type="time" office:time-value="PT16H26M17S" table:style-name="ce5">
            <text:p>16:26:1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22" table:style-name="ce1">
            <text:p>0,122</text:p>
          </table:table-cell>
          <table:table-cell office:value-type="float" office:value="0.123464" table:formula="of:=[.C347]/1000*[.E347]" table:style-name="ce1">
            <text:p>0,123464</text:p>
          </table:table-cell>
          <table:table-cell table:number-columns-repeated="16378"/>
        </table:table-row>
        <table:table-row table:style-name="ro2">
          <table:table-cell office:value-type="time" office:time-value="PT16H26M17S" table:style-name="ce5">
            <text:p>16:26:17</text:p>
          </table:table-cell>
          <table:table-cell office:value-type="time" office:time-value="PT16H26M18S" table:style-name="ce5">
            <text:p>16:26:1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1" table:style-name="ce1">
            <text:p>0,11</text:p>
          </table:table-cell>
          <table:table-cell office:value-type="float" office:value="0.11132" table:formula="of:=[.C348]/1000*[.E348]" table:style-name="ce1">
            <text:p>0,11132</text:p>
          </table:table-cell>
          <table:table-cell table:number-columns-repeated="16378"/>
        </table:table-row>
        <table:table-row table:style-name="ro2">
          <table:table-cell office:value-type="time" office:time-value="PT16H26M18S" table:style-name="ce5">
            <text:p>16:26:18</text:p>
          </table:table-cell>
          <table:table-cell office:value-type="time" office:time-value="PT16H26M19S" table:style-name="ce5">
            <text:p>16:26:19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06" table:style-name="ce1">
            <text:p>0,106</text:p>
          </table:table-cell>
          <table:table-cell office:value-type="float" office:value="0.10737799999999999" table:formula="of:=[.C349]/1000*[.E349]" table:style-name="ce1">
            <text:p>0,107378</text:p>
          </table:table-cell>
          <table:table-cell table:number-columns-repeated="16378"/>
        </table:table-row>
        <table:table-row table:style-name="ro2">
          <table:table-cell office:value-type="time" office:time-value="PT16H26M19S" table:style-name="ce5">
            <text:p>16:26:19</text:p>
          </table:table-cell>
          <table:table-cell office:value-type="time" office:time-value="PT16H26M20S" table:style-name="ce5">
            <text:p>16:26:2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09" table:style-name="ce1">
            <text:p>0,09</text:p>
          </table:table-cell>
          <table:table-cell office:value-type="float" office:value="9.1079999999999994E-2" table:formula="of:=[.C350]/1000*[.E350]" table:style-name="ce1">
            <text:p>0,09108</text:p>
          </table:table-cell>
          <table:table-cell table:number-columns-repeated="16378"/>
        </table:table-row>
        <table:table-row table:style-name="ro2">
          <table:table-cell office:value-type="time" office:time-value="PT16H26M20S" table:style-name="ce5">
            <text:p>16:26:20</text:p>
          </table:table-cell>
          <table:table-cell office:value-type="time" office:time-value="PT16H26M21S" table:style-name="ce5">
            <text:p>16:26:21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08" table:style-name="ce1">
            <text:p>0,08</text:p>
          </table:table-cell>
          <table:table-cell office:value-type="float" office:value="8.0960000000000004E-2" table:formula="of:=[.C351]/1000*[.E351]" table:style-name="ce1">
            <text:p>0,08096</text:p>
          </table:table-cell>
          <table:table-cell table:number-columns-repeated="16378"/>
        </table:table-row>
        <table:table-row table:style-name="ro2">
          <table:table-cell office:value-type="time" office:time-value="PT16H26M21S" table:style-name="ce5">
            <text:p>16:26:21</text:p>
          </table:table-cell>
          <table:table-cell office:value-type="time" office:time-value="PT16H26M23S" table:style-name="ce5">
            <text:p>16:26:2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4999999999999997E-2" table:style-name="ce1">
            <text:p>0,075</text:p>
          </table:table-cell>
          <table:table-cell office:value-type="float" office:value="7.5899999999999995E-2" table:formula="of:=[.C352]/1000*[.E352]" table:style-name="ce1">
            <text:p>0,0759</text:p>
          </table:table-cell>
          <table:table-cell table:number-columns-repeated="16378"/>
        </table:table-row>
        <table:table-row table:style-name="ro2">
          <table:table-cell office:value-type="time" office:time-value="PT16H26M23S" table:style-name="ce5">
            <text:p>16:26:23</text:p>
          </table:table-cell>
          <table:table-cell office:value-type="time" office:time-value="PT16H26M24S" table:style-name="ce5">
            <text:p>16:26:24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2053000000000001E-2" table:formula="of:=[.C353]/1000*[.E353]" table:style-name="ce1">
            <text:p>0,082053</text:p>
          </table:table-cell>
          <table:table-cell table:number-columns-repeated="16378"/>
        </table:table-row>
        <table:table-row table:style-name="ro2">
          <table:table-cell office:value-type="time" office:time-value="PT16H26M24S" table:style-name="ce5">
            <text:p>16:26:24</text:p>
          </table:table-cell>
          <table:table-cell office:value-type="time" office:time-value="PT16H26M25S" table:style-name="ce5">
            <text:p>16:26:25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3996000000000001E-2" table:formula="of:=[.C354]/1000*[.E354]" table:style-name="ce1">
            <text:p>0,083996</text:p>
          </table:table-cell>
          <table:table-cell table:number-columns-repeated="16378"/>
        </table:table-row>
        <table:table-row table:style-name="ro2">
          <table:table-cell office:value-type="time" office:time-value="PT16H26M25S" table:style-name="ce5">
            <text:p>16:26:25</text:p>
          </table:table-cell>
          <table:table-cell office:value-type="time" office:time-value="PT16H26M26S" table:style-name="ce5">
            <text:p>16:26:26</text:p>
          </table:table-cell>
          <table:table-cell office:value-type="float" office:value="1016" table:style-name="ce1">
            <text:p>1016</text:p>
          </table:table-cell>
          <table:table-cell office:value-type="float" office:value="0.49199999999999999" table:style-name="ce1">
            <text:p>0,492</text:p>
          </table:table-cell>
          <table:table-cell office:value-type="float" office:value="0.11700000000000001" table:style-name="ce1">
            <text:p>0,117</text:p>
          </table:table-cell>
          <table:table-cell office:value-type="float" office:value="0.11887200000000001" table:formula="of:=[.C355]/1000*[.E355]" table:style-name="ce1">
            <text:p>0,118872</text:p>
          </table:table-cell>
          <table:table-cell table:number-columns-repeated="16378"/>
        </table:table-row>
        <table:table-row table:style-name="ro2">
          <table:table-cell office:value-type="time" office:time-value="PT16H26M26S" table:style-name="ce5">
            <text:p>16:26:26</text:p>
          </table:table-cell>
          <table:table-cell office:value-type="time" office:time-value="PT16H26M27S" table:style-name="ce5">
            <text:p>16:26:2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4999999999999997E-2" table:style-name="ce1">
            <text:p>0,075</text:p>
          </table:table-cell>
          <table:table-cell office:value-type="float" office:value="7.5899999999999995E-2" table:formula="of:=[.C356]/1000*[.E356]" table:style-name="ce1">
            <text:p>0,0759</text:p>
          </table:table-cell>
          <table:table-cell table:number-columns-repeated="16378"/>
        </table:table-row>
        <table:table-row table:style-name="ro2">
          <table:table-cell office:value-type="time" office:time-value="PT16H26M27S" table:style-name="ce5">
            <text:p>16:26:27</text:p>
          </table:table-cell>
          <table:table-cell office:value-type="time" office:time-value="PT16H26M28S" table:style-name="ce5">
            <text:p>16:26:2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3996000000000001E-2" table:formula="of:=[.C357]/1000*[.E357]" table:style-name="ce1">
            <text:p>0,083996</text:p>
          </table:table-cell>
          <table:table-cell table:number-columns-repeated="16378"/>
        </table:table-row>
        <table:table-row table:style-name="ro2">
          <table:table-cell office:value-type="time" office:time-value="PT16H26M28S" table:style-name="ce5">
            <text:p>16:26:28</text:p>
          </table:table-cell>
          <table:table-cell office:value-type="time" office:time-value="PT16H26M29S" table:style-name="ce5">
            <text:p>16:26:29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3" table:style-name="ce1">
            <text:p>0,13</text:p>
          </table:table-cell>
          <table:table-cell office:value-type="float" office:value="0.13169" table:formula="of:=[.C358]/1000*[.E358]" table:style-name="ce1">
            <text:p>0,13169</text:p>
          </table:table-cell>
          <table:table-cell table:number-columns-repeated="16378"/>
        </table:table-row>
        <table:table-row table:style-name="ro2">
          <table:table-cell office:value-type="time" office:time-value="PT16H26M29S" table:style-name="ce5">
            <text:p>16:26:29</text:p>
          </table:table-cell>
          <table:table-cell office:value-type="time" office:time-value="PT16H26M30S" table:style-name="ce5">
            <text:p>16:26:3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7000000000000003E-2" table:style-name="ce1">
            <text:p>0,097</text:p>
          </table:table-cell>
          <table:table-cell office:value-type="float" office:value="9.8164000000000001E-2" table:formula="of:=[.C359]/1000*[.E359]" table:style-name="ce1">
            <text:p>0,098164</text:p>
          </table:table-cell>
          <table:table-cell table:number-columns-repeated="16378"/>
        </table:table-row>
        <table:table-row table:style-name="ro2">
          <table:table-cell office:value-type="time" office:time-value="PT16H26M30S" table:style-name="ce5">
            <text:p>16:26:30</text:p>
          </table:table-cell>
          <table:table-cell office:value-type="time" office:time-value="PT16H26M31S" table:style-name="ce5">
            <text:p>16:26:31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26" table:style-name="ce1">
            <text:p>0,126</text:p>
          </table:table-cell>
          <table:table-cell office:value-type="float" office:value="0.127638" table:formula="of:=[.C360]/1000*[.E360]" table:style-name="ce1">
            <text:p>0,127638</text:p>
          </table:table-cell>
          <table:table-cell table:number-columns-repeated="16378"/>
        </table:table-row>
        <table:table-row table:style-name="ro2">
          <table:table-cell office:value-type="time" office:time-value="PT16H26M31S" table:style-name="ce5">
            <text:p>16:26:31</text:p>
          </table:table-cell>
          <table:table-cell office:value-type="time" office:time-value="PT16H26M32S" table:style-name="ce5">
            <text:p>16:26:32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12" table:style-name="ce1">
            <text:p>0,112</text:p>
          </table:table-cell>
          <table:table-cell office:value-type="float" office:value="0.113344" table:formula="of:=[.C361]/1000*[.E361]" table:style-name="ce1">
            <text:p>0,113344</text:p>
          </table:table-cell>
          <table:table-cell table:number-columns-repeated="16378"/>
        </table:table-row>
        <table:table-row table:style-name="ro2">
          <table:table-cell office:value-type="time" office:time-value="PT16H26M32S" table:style-name="ce5">
            <text:p>16:26:32</text:p>
          </table:table-cell>
          <table:table-cell office:value-type="time" office:time-value="PT16H26M33S" table:style-name="ce5">
            <text:p>16:26:33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9.7000000000000003E-2" table:style-name="ce1">
            <text:p>0,097</text:p>
          </table:table-cell>
          <table:table-cell office:value-type="float" office:value="9.8164000000000001E-2" table:formula="of:=[.C362]/1000*[.E362]" table:style-name="ce1">
            <text:p>0,098164</text:p>
          </table:table-cell>
          <table:table-cell table:number-columns-repeated="16378"/>
        </table:table-row>
        <table:table-row table:style-name="ro2">
          <table:table-cell office:value-type="time" office:time-value="PT16H26M33S" table:style-name="ce5">
            <text:p>16:26:33</text:p>
          </table:table-cell>
          <table:table-cell office:value-type="time" office:time-value="PT16H26M34S" table:style-name="ce5">
            <text:p>16:26:3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3999999999999996E-2" table:style-name="ce1">
            <text:p>0,074</text:p>
          </table:table-cell>
          <table:table-cell office:value-type="float" office:value="7.4887999999999996E-2" table:formula="of:=[.C363]/1000*[.E363]" table:style-name="ce1">
            <text:p>0,074888</text:p>
          </table:table-cell>
          <table:table-cell table:number-columns-repeated="16378"/>
        </table:table-row>
        <table:table-row table:style-name="ro2">
          <table:table-cell office:value-type="time" office:time-value="PT16H26M34S" table:style-name="ce5">
            <text:p>16:26:34</text:p>
          </table:table-cell>
          <table:table-cell office:value-type="time" office:time-value="PT16H26M35S" table:style-name="ce5">
            <text:p>16:26:35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7.4999999999999997E-2" table:style-name="ce1">
            <text:p>0,075</text:p>
          </table:table-cell>
          <table:table-cell office:value-type="float" office:value="7.5899999999999995E-2" table:formula="of:=[.C364]/1000*[.E364]" table:style-name="ce1">
            <text:p>0,0759</text:p>
          </table:table-cell>
          <table:table-cell table:number-columns-repeated="16378"/>
        </table:table-row>
        <table:table-row table:style-name="ro2">
          <table:table-cell office:value-type="time" office:time-value="PT16H26M35S" table:style-name="ce5">
            <text:p>16:26:35</text:p>
          </table:table-cell>
          <table:table-cell office:value-type="time" office:time-value="PT16H26M36S" table:style-name="ce5">
            <text:p>16:26:36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4079000000000001E-2" table:formula="of:=[.C365]/1000*[.E365]" table:style-name="ce1">
            <text:p>0,084079</text:p>
          </table:table-cell>
          <table:table-cell table:number-columns-repeated="16378"/>
        </table:table-row>
        <table:table-row table:style-name="ro2">
          <table:table-cell office:value-type="time" office:time-value="PT16H26M36S" table:style-name="ce5">
            <text:p>16:26:36</text:p>
          </table:table-cell>
          <table:table-cell office:value-type="time" office:time-value="PT16H26M37S" table:style-name="ce5">
            <text:p>16:26:3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3996000000000001E-2" table:formula="of:=[.C366]/1000*[.E366]" table:style-name="ce1">
            <text:p>0,083996</text:p>
          </table:table-cell>
          <table:table-cell table:number-columns-repeated="16378"/>
        </table:table-row>
        <table:table-row table:style-name="ro2">
          <table:table-cell office:value-type="time" office:time-value="PT16H26M37S" table:style-name="ce5">
            <text:p>16:26:37</text:p>
          </table:table-cell>
          <table:table-cell office:value-type="time" office:time-value="PT16H26M38S" table:style-name="ce5">
            <text:p>16:26:3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12" table:style-name="ce1">
            <text:p>0,112</text:p>
          </table:table-cell>
          <table:table-cell office:value-type="float" office:value="0.113344" table:formula="of:=[.C367]/1000*[.E367]" table:style-name="ce1">
            <text:p>0,113344</text:p>
          </table:table-cell>
          <table:table-cell table:number-columns-repeated="16378"/>
        </table:table-row>
        <table:table-row table:style-name="ro2">
          <table:table-cell office:value-type="time" office:time-value="PT16H26M38S" table:style-name="ce5">
            <text:p>16:26:38</text:p>
          </table:table-cell>
          <table:table-cell office:value-type="time" office:time-value="PT16H26M39S" table:style-name="ce5">
            <text:p>16:26:3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2999999999999999E-2" table:style-name="ce1">
            <text:p>0,093</text:p>
          </table:table-cell>
          <table:table-cell office:value-type="float" office:value="9.4116000000000005E-2" table:formula="of:=[.C368]/1000*[.E368]" table:style-name="ce1">
            <text:p>0,094116</text:p>
          </table:table-cell>
          <table:table-cell table:number-columns-repeated="16378"/>
        </table:table-row>
        <table:table-row table:style-name="ro2">
          <table:table-cell office:value-type="time" office:time-value="PT16H26M39S" table:style-name="ce5">
            <text:p>16:26:39</text:p>
          </table:table-cell>
          <table:table-cell office:value-type="time" office:time-value="PT16H26M40S" table:style-name="ce5">
            <text:p>16:26:40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7.4999999999999997E-2" table:style-name="ce1">
            <text:p>0,075</text:p>
          </table:table-cell>
          <table:table-cell office:value-type="float" office:value="7.5974999999999987E-2" table:formula="of:=[.C369]/1000*[.E369]" table:style-name="ce1">
            <text:p>0,075975</text:p>
          </table:table-cell>
          <table:table-cell table:number-columns-repeated="16378"/>
        </table:table-row>
        <table:table-row table:style-name="ro2">
          <table:table-cell office:value-type="time" office:time-value="PT16H26M40S" table:style-name="ce5">
            <text:p>16:26:40</text:p>
          </table:table-cell>
          <table:table-cell office:value-type="time" office:time-value="PT16H26M41S" table:style-name="ce5">
            <text:p>16:26:41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9055999999999996E-2" table:formula="of:=[.C370]/1000*[.E370]" table:style-name="ce1">
            <text:p>0,089056</text:p>
          </table:table-cell>
          <table:table-cell table:number-columns-repeated="16378"/>
        </table:table-row>
        <table:table-row table:style-name="ro2">
          <table:table-cell office:value-type="time" office:time-value="PT16H26M41S" table:style-name="ce5">
            <text:p>16:26:41</text:p>
          </table:table-cell>
          <table:table-cell office:value-type="time" office:time-value="PT16H26M42S" table:style-name="ce5">
            <text:p>16:26:42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091999999999993E-2" table:formula="of:=[.C371]/1000*[.E371]" table:style-name="ce1">
            <text:p>0,092092</text:p>
          </table:table-cell>
          <table:table-cell table:number-columns-repeated="16378"/>
        </table:table-row>
        <table:table-row table:style-name="ro2">
          <table:table-cell office:value-type="time" office:time-value="PT16H26M42S" table:style-name="ce5">
            <text:p>16:26:42</text:p>
          </table:table-cell>
          <table:table-cell office:value-type="time" office:time-value="PT16H26M43S" table:style-name="ce5">
            <text:p>16:26:43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299999999999999" table:style-name="ce1">
            <text:p>0,103</text:p>
          </table:table-cell>
          <table:table-cell office:value-type="float" office:value="0.10433899999999999" table:formula="of:=[.C372]/1000*[.E372]" table:style-name="ce1">
            <text:p>0,104339</text:p>
          </table:table-cell>
          <table:table-cell table:number-columns-repeated="16378"/>
        </table:table-row>
        <table:table-row table:style-name="ro2">
          <table:table-cell office:value-type="time" office:time-value="PT16H26M43S" table:style-name="ce5">
            <text:p>16:26:43</text:p>
          </table:table-cell>
          <table:table-cell office:value-type="time" office:time-value="PT16H26M44S" table:style-name="ce5">
            <text:p>16:26:44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4" table:style-name="ce1">
            <text:p>0,104</text:p>
          </table:table-cell>
          <table:table-cell office:value-type="float" office:value="0.10524799999999999" table:formula="of:=[.C373]/1000*[.E373]" table:style-name="ce1">
            <text:p>0,105248</text:p>
          </table:table-cell>
          <table:table-cell table:number-columns-repeated="16378"/>
        </table:table-row>
        <table:table-row table:style-name="ro2">
          <table:table-cell office:value-type="time" office:time-value="PT16H26M44S" table:style-name="ce5">
            <text:p>16:26:44</text:p>
          </table:table-cell>
          <table:table-cell office:value-type="time" office:time-value="PT16H26M45S" table:style-name="ce5">
            <text:p>16:26:45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13" table:style-name="ce1">
            <text:p>0,113</text:p>
          </table:table-cell>
          <table:table-cell office:value-type="float" office:value="0.114356" table:formula="of:=[.C374]/1000*[.E374]" table:style-name="ce1">
            <text:p>0,114356</text:p>
          </table:table-cell>
          <table:table-cell table:number-columns-repeated="16378"/>
        </table:table-row>
        <table:table-row table:style-name="ro2">
          <table:table-cell office:value-type="time" office:time-value="PT16H26M45S" table:style-name="ce5">
            <text:p>16:26:45</text:p>
          </table:table-cell>
          <table:table-cell office:value-type="time" office:time-value="PT16H26M46S" table:style-name="ce5">
            <text:p>16:26:4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1" table:style-name="ce1">
            <text:p>0,11</text:p>
          </table:table-cell>
          <table:table-cell office:value-type="float" office:value="0.11132" table:formula="of:=[.C375]/1000*[.E375]" table:style-name="ce1">
            <text:p>0,11132</text:p>
          </table:table-cell>
          <table:table-cell table:number-columns-repeated="16378"/>
        </table:table-row>
        <table:table-row table:style-name="ro2">
          <table:table-cell office:value-type="time" office:time-value="PT16H26M46S" table:style-name="ce5">
            <text:p>16:26:46</text:p>
          </table:table-cell>
          <table:table-cell office:value-type="time" office:time-value="PT16H26M47S" table:style-name="ce5">
            <text:p>16:26:4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4999999999999997E-2" table:style-name="ce1">
            <text:p>0,075</text:p>
          </table:table-cell>
          <table:table-cell office:value-type="float" office:value="7.5899999999999995E-2" table:formula="of:=[.C376]/1000*[.E376]" table:style-name="ce1">
            <text:p>0,0759</text:p>
          </table:table-cell>
          <table:table-cell table:number-columns-repeated="16378"/>
        </table:table-row>
        <table:table-row table:style-name="ro2">
          <table:table-cell office:value-type="time" office:time-value="PT16H26M47S" table:style-name="ce5">
            <text:p>16:26:47</text:p>
          </table:table-cell>
          <table:table-cell office:value-type="time" office:time-value="PT16H26M48S" table:style-name="ce5">
            <text:p>16:26:48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5999999999999993E-2" table:style-name="ce1">
            <text:p>0,086</text:p>
          </table:table-cell>
          <table:table-cell office:value-type="float" office:value="8.7117999999999987E-2" table:formula="of:=[.C377]/1000*[.E377]" table:style-name="ce1">
            <text:p>0,087118</text:p>
          </table:table-cell>
          <table:table-cell table:number-columns-repeated="16378"/>
        </table:table-row>
        <table:table-row table:style-name="ro2">
          <table:table-cell office:value-type="time" office:time-value="PT16H26M48S" table:style-name="ce5">
            <text:p>16:26:48</text:p>
          </table:table-cell>
          <table:table-cell office:value-type="time" office:time-value="PT16H26M49S" table:style-name="ce5">
            <text:p>16:26:49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008E-2" table:formula="of:=[.C378]/1000*[.E378]" table:style-name="ce1">
            <text:p>0,085008</text:p>
          </table:table-cell>
          <table:table-cell table:number-columns-repeated="16378"/>
        </table:table-row>
        <table:table-row table:style-name="ro2">
          <table:table-cell office:value-type="time" office:time-value="PT16H26M49S" table:style-name="ce5">
            <text:p>16:26:49</text:p>
          </table:table-cell>
          <table:table-cell office:value-type="time" office:time-value="PT16H26M50S" table:style-name="ce5">
            <text:p>16:26:50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9055999999999996E-2" table:formula="of:=[.C379]/1000*[.E379]" table:style-name="ce1">
            <text:p>0,089056</text:p>
          </table:table-cell>
          <table:table-cell table:number-columns-repeated="16378"/>
        </table:table-row>
        <table:table-row table:style-name="ro2">
          <table:table-cell office:value-type="time" office:time-value="PT16H26M50S" table:style-name="ce5">
            <text:p>16:26:50</text:p>
          </table:table-cell>
          <table:table-cell office:value-type="time" office:time-value="PT16H26M51S" table:style-name="ce5">
            <text:p>16:26:51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1700000000000001" table:style-name="ce1">
            <text:p>0,117</text:p>
          </table:table-cell>
          <table:table-cell office:value-type="float" office:value="0.118521" table:formula="of:=[.C380]/1000*[.E380]" table:style-name="ce1">
            <text:p>0,118521</text:p>
          </table:table-cell>
          <table:table-cell table:number-columns-repeated="16378"/>
        </table:table-row>
        <table:table-row table:style-name="ro2">
          <table:table-cell office:value-type="time" office:time-value="PT16H26M51S" table:style-name="ce5">
            <text:p>16:26:51</text:p>
          </table:table-cell>
          <table:table-cell office:value-type="time" office:time-value="PT16H26M52S" table:style-name="ce5">
            <text:p>16:26:52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5000000000000001E-2" table:style-name="ce1">
            <text:p>0,095</text:p>
          </table:table-cell>
          <table:table-cell office:value-type="float" office:value="9.6140000000000003E-2" table:formula="of:=[.C381]/1000*[.E381]" table:style-name="ce1">
            <text:p>0,09614</text:p>
          </table:table-cell>
          <table:table-cell table:number-columns-repeated="16378"/>
        </table:table-row>
        <table:table-row table:style-name="ro2">
          <table:table-cell office:value-type="time" office:time-value="PT16H26M52S" table:style-name="ce5">
            <text:p>16:26:52</text:p>
          </table:table-cell>
          <table:table-cell office:value-type="time" office:time-value="PT16H26M53S" table:style-name="ce5">
            <text:p>16:26:5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2999999999999995E-2" table:style-name="ce1">
            <text:p>0,073</text:p>
          </table:table-cell>
          <table:table-cell office:value-type="float" office:value="7.3875999999999997E-2" table:formula="of:=[.C382]/1000*[.E382]" table:style-name="ce1">
            <text:p>0,073876</text:p>
          </table:table-cell>
          <table:table-cell table:number-columns-repeated="16378"/>
        </table:table-row>
        <table:table-row table:style-name="ro2">
          <table:table-cell office:value-type="time" office:time-value="PT16H26M53S" table:style-name="ce5">
            <text:p>16:26:53</text:p>
          </table:table-cell>
          <table:table-cell office:value-type="time" office:time-value="PT16H26M54S" table:style-name="ce5">
            <text:p>16:26:54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6105000000000001E-2" table:formula="of:=[.C383]/1000*[.E383]" table:style-name="ce1">
            <text:p>0,086105</text:p>
          </table:table-cell>
          <table:table-cell table:number-columns-repeated="16378"/>
        </table:table-row>
        <table:table-row table:style-name="ro2">
          <table:table-cell office:value-type="time" office:time-value="PT16H26M54S" table:style-name="ce5">
            <text:p>16:26:54</text:p>
          </table:table-cell>
          <table:table-cell office:value-type="time" office:time-value="PT16H26M55S" table:style-name="ce5">
            <text:p>16:26:55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6020000000000013E-2" table:formula="of:=[.C384]/1000*[.E384]" table:style-name="ce1">
            <text:p>0,08602</text:p>
          </table:table-cell>
          <table:table-cell table:number-columns-repeated="16378"/>
        </table:table-row>
        <table:table-row table:style-name="ro2">
          <table:table-cell office:value-type="time" office:time-value="PT16H26M55S" table:style-name="ce5">
            <text:p>16:26:55</text:p>
          </table:table-cell>
          <table:table-cell office:value-type="time" office:time-value="PT16H26M56S" table:style-name="ce5">
            <text:p>16:26:5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" table:style-name="ce1">
            <text:p>0,1</text:p>
          </table:table-cell>
          <table:table-cell office:value-type="float" office:value="0.10120000000000001" table:formula="of:=[.C385]/1000*[.E385]" table:style-name="ce1">
            <text:p>0,1012</text:p>
          </table:table-cell>
          <table:table-cell table:number-columns-repeated="16378"/>
        </table:table-row>
        <table:table-row table:style-name="ro2">
          <table:table-cell office:value-type="time" office:time-value="PT16H26M56S" table:style-name="ce5">
            <text:p>16:26:56</text:p>
          </table:table-cell>
          <table:table-cell office:value-type="time" office:time-value="PT16H26M57S" table:style-name="ce5">
            <text:p>16:26:5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08" table:style-name="ce1">
            <text:p>0,08</text:p>
          </table:table-cell>
          <table:table-cell office:value-type="float" office:value="8.0960000000000004E-2" table:formula="of:=[.C386]/1000*[.E386]" table:style-name="ce1">
            <text:p>0,08096</text:p>
          </table:table-cell>
          <table:table-cell table:number-columns-repeated="16378"/>
        </table:table-row>
        <table:table-row table:style-name="ro2">
          <table:table-cell office:value-type="time" office:time-value="PT16H26M57S" table:style-name="ce5">
            <text:p>16:26:57</text:p>
          </table:table-cell>
          <table:table-cell office:value-type="time" office:time-value="PT16H26M58S" table:style-name="ce5">
            <text:p>16:26:58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7.8E-2" table:style-name="ce1">
            <text:p>0,078</text:p>
          </table:table-cell>
          <table:table-cell office:value-type="float" office:value="7.9013999999999987E-2" table:formula="of:=[.C387]/1000*[.E387]" table:style-name="ce1">
            <text:p>0,079014</text:p>
          </table:table-cell>
          <table:table-cell table:number-columns-repeated="16378"/>
        </table:table-row>
        <table:table-row table:style-name="ro2">
          <table:table-cell office:value-type="time" office:time-value="PT16H26M58S" table:style-name="ce5">
            <text:p>16:26:58</text:p>
          </table:table-cell>
          <table:table-cell office:value-type="time" office:time-value="PT16H26M59S" table:style-name="ce5">
            <text:p>16:26:5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5999999999999998E-2" table:style-name="ce1">
            <text:p>0,076</text:p>
          </table:table-cell>
          <table:table-cell office:value-type="float" office:value="7.6911999999999994E-2" table:formula="of:=[.C388]/1000*[.E388]" table:style-name="ce1">
            <text:p>0,076912</text:p>
          </table:table-cell>
          <table:table-cell table:number-columns-repeated="16378"/>
        </table:table-row>
        <table:table-row table:style-name="ro2">
          <table:table-cell office:value-type="time" office:time-value="PT16H26M59S" table:style-name="ce5">
            <text:p>16:26:59</text:p>
          </table:table-cell>
          <table:table-cell office:value-type="time" office:time-value="PT16H27M0S" table:style-name="ce5">
            <text:p>16:27:0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6999999999999999E-2" table:style-name="ce1">
            <text:p>0,077</text:p>
          </table:table-cell>
          <table:table-cell office:value-type="float" office:value="7.7923999999999993E-2" table:formula="of:=[.C389]/1000*[.E389]" table:style-name="ce1">
            <text:p>0,077924</text:p>
          </table:table-cell>
          <table:table-cell table:number-columns-repeated="16378"/>
        </table:table-row>
        <table:table-row table:style-name="ro2">
          <table:table-cell office:value-type="time" office:time-value="PT16H27M0S" table:style-name="ce5">
            <text:p>16:27:00</text:p>
          </table:table-cell>
          <table:table-cell office:value-type="time" office:time-value="PT16H27M1S" table:style-name="ce5">
            <text:p>16:27:01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8" table:style-name="ce1">
            <text:p>0,108</text:p>
          </table:table-cell>
          <table:table-cell office:value-type="float" office:value="0.10940399999999999" table:formula="of:=[.C390]/1000*[.E390]" table:style-name="ce1">
            <text:p>0,109404</text:p>
          </table:table-cell>
          <table:table-cell table:number-columns-repeated="16378"/>
        </table:table-row>
        <table:table-row table:style-name="ro2">
          <table:table-cell office:value-type="time" office:time-value="PT16H27M1S" table:style-name="ce5">
            <text:p>16:27:01</text:p>
          </table:table-cell>
          <table:table-cell office:value-type="time" office:time-value="PT16H27M2S" table:style-name="ce5">
            <text:p>16:27:02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9055999999999996E-2" table:formula="of:=[.C391]/1000*[.E391]" table:style-name="ce1">
            <text:p>0,089056</text:p>
          </table:table-cell>
          <table:table-cell table:number-columns-repeated="16378"/>
        </table:table-row>
        <table:table-row table:style-name="ro2">
          <table:table-cell office:value-type="time" office:time-value="PT16H27M2S" table:style-name="ce5">
            <text:p>16:27:02</text:p>
          </table:table-cell>
          <table:table-cell office:value-type="time" office:time-value="PT16H27M3S" table:style-name="ce5">
            <text:p>16:27:03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4E-2" table:style-name="ce1">
            <text:p>0,094</text:p>
          </table:table-cell>
          <table:table-cell office:value-type="float" office:value="9.5221999999999987E-2" table:formula="of:=[.C392]/1000*[.E392]" table:style-name="ce1">
            <text:p>0,095222</text:p>
          </table:table-cell>
          <table:table-cell table:number-columns-repeated="16378"/>
        </table:table-row>
        <table:table-row table:style-name="ro2">
          <table:table-cell office:value-type="time" office:time-value="PT16H27M3S" table:style-name="ce5">
            <text:p>16:27:03</text:p>
          </table:table-cell>
          <table:table-cell office:value-type="time" office:time-value="PT16H27M4S" table:style-name="ce5">
            <text:p>16:27:0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8000000000000004E-2" table:style-name="ce1">
            <text:p>0,098</text:p>
          </table:table-cell>
          <table:table-cell office:value-type="float" office:value="9.9176E-2" table:formula="of:=[.C393]/1000*[.E393]" table:style-name="ce1">
            <text:p>0,099176</text:p>
          </table:table-cell>
          <table:table-cell table:number-columns-repeated="16378"/>
        </table:table-row>
        <table:table-row table:style-name="ro2">
          <table:table-cell office:value-type="time" office:time-value="PT16H27M4S" table:style-name="ce5">
            <text:p>16:27:04</text:p>
          </table:table-cell>
          <table:table-cell office:value-type="time" office:time-value="PT16H27M5S" table:style-name="ce5">
            <text:p>16:27:05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.114" table:style-name="ce1">
            <text:p>0,114</text:p>
          </table:table-cell>
          <table:table-cell office:value-type="float" office:value="0.11536800000000001" table:formula="of:=[.C394]/1000*[.E394]" table:style-name="ce1">
            <text:p>0,115368</text:p>
          </table:table-cell>
          <table:table-cell table:number-columns-repeated="16378"/>
        </table:table-row>
        <table:table-row table:style-name="ro2">
          <table:table-cell office:value-type="time" office:time-value="PT16H27M5S" table:style-name="ce5">
            <text:p>16:27:05</text:p>
          </table:table-cell>
          <table:table-cell office:value-type="time" office:time-value="PT16H27M6S" table:style-name="ce5">
            <text:p>16:27:0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13" table:style-name="ce1">
            <text:p>0,113</text:p>
          </table:table-cell>
          <table:table-cell office:value-type="float" office:value="0.114356" table:formula="of:=[.C395]/1000*[.E395]" table:style-name="ce1">
            <text:p>0,114356</text:p>
          </table:table-cell>
          <table:table-cell table:number-columns-repeated="16378"/>
        </table:table-row>
        <table:table-row table:style-name="ro2">
          <table:table-cell office:value-type="time" office:time-value="PT16H27M6S" table:style-name="ce5">
            <text:p>16:27:06</text:p>
          </table:table-cell>
          <table:table-cell office:value-type="time" office:time-value="PT16H27M7S" table:style-name="ce5">
            <text:p>16:27:07</text:p>
          </table:table-cell>
          <table:table-cell office:value-type="float" office:value="1021" table:style-name="ce1">
            <text:p>1021</text:p>
          </table:table-cell>
          <table:table-cell office:value-type="float" office:value="0.49" table:style-name="ce1">
            <text:p>0,49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0.10312099999999999" table:formula="of:=[.C396]/1000*[.E396]" table:style-name="ce1">
            <text:p>0,103121</text:p>
          </table:table-cell>
          <table:table-cell table:number-columns-repeated="16378"/>
        </table:table-row>
        <table:table-row table:style-name="ro2">
          <table:table-cell office:value-type="time" office:time-value="PT16H27M7S" table:style-name="ce5">
            <text:p>16:27:07</text:p>
          </table:table-cell>
          <table:table-cell office:value-type="time" office:time-value="PT16H27M8S" table:style-name="ce5">
            <text:p>16:27:0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15" table:style-name="ce1">
            <text:p>0,115</text:p>
          </table:table-cell>
          <table:table-cell office:value-type="float" office:value="0.11638000000000001" table:formula="of:=[.C397]/1000*[.E397]" table:style-name="ce1">
            <text:p>0,11638</text:p>
          </table:table-cell>
          <table:table-cell table:number-columns-repeated="16378"/>
        </table:table-row>
        <table:table-row table:style-name="ro2">
          <table:table-cell office:value-type="time" office:time-value="PT16H27M8S" table:style-name="ce5">
            <text:p>16:27:08</text:p>
          </table:table-cell>
          <table:table-cell office:value-type="time" office:time-value="PT16H27M9S" table:style-name="ce5">
            <text:p>16:27:09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7000000000000003E-2" table:style-name="ce1">
            <text:p>0,097</text:p>
          </table:table-cell>
          <table:table-cell office:value-type="float" office:value="9.8260999999999987E-2" table:formula="of:=[.C398]/1000*[.E398]" table:style-name="ce1">
            <text:p>0,098261</text:p>
          </table:table-cell>
          <table:table-cell table:number-columns-repeated="16378"/>
        </table:table-row>
        <table:table-row table:style-name="ro2">
          <table:table-cell office:value-type="time" office:time-value="PT16H27M9S" table:style-name="ce5">
            <text:p>16:27:09</text:p>
          </table:table-cell>
          <table:table-cell office:value-type="time" office:time-value="PT16H27M10S" table:style-name="ce5">
            <text:p>16:27:1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9" table:style-name="ce1">
            <text:p>0,109</text:p>
          </table:table-cell>
          <table:table-cell office:value-type="float" office:value="0.110308" table:formula="of:=[.C399]/1000*[.E399]" table:style-name="ce1">
            <text:p>0,110308</text:p>
          </table:table-cell>
          <table:table-cell table:number-columns-repeated="16378"/>
        </table:table-row>
        <table:table-row table:style-name="ro2">
          <table:table-cell office:value-type="time" office:time-value="PT16H27M10S" table:style-name="ce5">
            <text:p>16:27:10</text:p>
          </table:table-cell>
          <table:table-cell office:value-type="time" office:time-value="PT16H27M11S" table:style-name="ce5">
            <text:p>16:27:11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9055999999999996E-2" table:formula="of:=[.C400]/1000*[.E400]" table:style-name="ce1">
            <text:p>0,089056</text:p>
          </table:table-cell>
          <table:table-cell table:number-columns-repeated="16378"/>
        </table:table-row>
        <table:table-row table:style-name="ro2">
          <table:table-cell office:value-type="time" office:time-value="PT16H27M11S" table:style-name="ce5">
            <text:p>16:27:11</text:p>
          </table:table-cell>
          <table:table-cell office:value-type="time" office:time-value="PT16H27M12S" table:style-name="ce5">
            <text:p>16:27:12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6020000000000013E-2" table:formula="of:=[.C401]/1000*[.E401]" table:style-name="ce1">
            <text:p>0,08602</text:p>
          </table:table-cell>
          <table:table-cell table:number-columns-repeated="16378"/>
        </table:table-row>
        <table:table-row table:style-name="ro2">
          <table:table-cell office:value-type="time" office:time-value="PT16H27M12S" table:style-name="ce5">
            <text:p>16:27:12</text:p>
          </table:table-cell>
          <table:table-cell office:value-type="time" office:time-value="PT16H27M13S" table:style-name="ce5">
            <text:p>16:27:13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5999999999999993E-2" table:style-name="ce1">
            <text:p>0,086</text:p>
          </table:table-cell>
          <table:table-cell office:value-type="float" office:value="8.7031999999999998E-2" table:formula="of:=[.C402]/1000*[.E402]" table:style-name="ce1">
            <text:p>0,087032</text:p>
          </table:table-cell>
          <table:table-cell table:number-columns-repeated="16378"/>
        </table:table-row>
        <table:table-row table:style-name="ro2">
          <table:table-cell office:value-type="time" office:time-value="PT16H27M13S" table:style-name="ce5">
            <text:p>16:27:13</text:p>
          </table:table-cell>
          <table:table-cell office:value-type="time" office:time-value="PT16H27M14S" table:style-name="ce5">
            <text:p>16:27:14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4E-2" table:style-name="ce1">
            <text:p>0,094</text:p>
          </table:table-cell>
          <table:table-cell office:value-type="float" office:value="9.5221999999999987E-2" table:formula="of:=[.C403]/1000*[.E403]" table:style-name="ce1">
            <text:p>0,095222</text:p>
          </table:table-cell>
          <table:table-cell table:number-columns-repeated="16378"/>
        </table:table-row>
        <table:table-row table:style-name="ro2">
          <table:table-cell office:value-type="time" office:time-value="PT16H27M14S" table:style-name="ce5">
            <text:p>16:27:14</text:p>
          </table:table-cell>
          <table:table-cell office:value-type="time" office:time-value="PT16H27M15S" table:style-name="ce5">
            <text:p>16:27:15</text:p>
          </table:table-cell>
          <table:table-cell office:value-type="float" office:value="1011" table:style-name="ce1">
            <text:p>1011</text:p>
          </table:table-cell>
          <table:table-cell office:value-type="float" office:value="0.74199999999999999" table:style-name="ce1">
            <text:p>0,742</text:p>
          </table:table-cell>
          <table:table-cell office:value-type="float" office:value="0.111" table:style-name="ce1">
            <text:p>0,111</text:p>
          </table:table-cell>
          <table:table-cell office:value-type="float" office:value="0.11222099999999999" table:formula="of:=[.C404]/1000*[.E404]" table:style-name="ce1">
            <text:p>0,112221</text:p>
          </table:table-cell>
          <table:table-cell table:number-columns-repeated="16378"/>
        </table:table-row>
        <table:table-row table:style-name="ro2">
          <table:table-cell office:value-type="time" office:time-value="PT16H27M15S" table:style-name="ce5">
            <text:p>16:27:15</text:p>
          </table:table-cell>
          <table:table-cell office:value-type="time" office:time-value="PT16H27M16S" table:style-name="ce5">
            <text:p>16:27:16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0.10221200000000001" table:formula="of:=[.C405]/1000*[.E405]" table:style-name="ce1">
            <text:p>0,102212</text:p>
          </table:table-cell>
          <table:table-cell table:number-columns-repeated="16378"/>
        </table:table-row>
        <table:table-row table:style-name="ro2">
          <table:table-cell office:value-type="time" office:time-value="PT16H27M16S" table:style-name="ce5">
            <text:p>16:27:16</text:p>
          </table:table-cell>
          <table:table-cell office:value-type="time" office:time-value="PT16H27M17S" table:style-name="ce5">
            <text:p>16:27:17</text:p>
          </table:table-cell>
          <table:table-cell office:value-type="float" office:value="1011" table:style-name="ce1">
            <text:p>1011</text:p>
          </table:table-cell>
          <table:table-cell office:value-type="float" office:value="0.247" table:style-name="ce1">
            <text:p>0,247</text:p>
          </table:table-cell>
          <table:table-cell office:value-type="float" office:value="0.124" table:style-name="ce1">
            <text:p>0,124</text:p>
          </table:table-cell>
          <table:table-cell office:value-type="float" office:value="0.12536399999999998" table:formula="of:=[.C406]/1000*[.E406]" table:style-name="ce1">
            <text:p>0,125364</text:p>
          </table:table-cell>
          <table:table-cell table:number-columns-repeated="16378"/>
        </table:table-row>
        <table:table-row table:style-name="ro2">
          <table:table-cell office:value-type="time" office:time-value="PT16H27M17S" table:style-name="ce5">
            <text:p>16:27:17</text:p>
          </table:table-cell>
          <table:table-cell office:value-type="time" office:time-value="PT16H27M18S" table:style-name="ce5">
            <text:p>16:27:1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8" table:style-name="ce1">
            <text:p>0,108</text:p>
          </table:table-cell>
          <table:table-cell office:value-type="float" office:value="0.109296" table:formula="of:=[.C407]/1000*[.E407]" table:style-name="ce1">
            <text:p>0,109296</text:p>
          </table:table-cell>
          <table:table-cell table:number-columns-repeated="16378"/>
        </table:table-row>
        <table:table-row table:style-name="ro2">
          <table:table-cell office:value-type="time" office:time-value="PT16H27M18S" table:style-name="ce5">
            <text:p>16:27:18</text:p>
          </table:table-cell>
          <table:table-cell office:value-type="time" office:time-value="PT16H27M19S" table:style-name="ce5">
            <text:p>16:27:1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008E-2" table:formula="of:=[.C408]/1000*[.E408]" table:style-name="ce1">
            <text:p>0,085008</text:p>
          </table:table-cell>
          <table:table-cell table:number-columns-repeated="16378"/>
        </table:table-row>
        <table:table-row table:style-name="ro2">
          <table:table-cell office:value-type="time" office:time-value="PT16H27M19S" table:style-name="ce5">
            <text:p>16:27:19</text:p>
          </table:table-cell>
          <table:table-cell office:value-type="time" office:time-value="PT16H27M20S" table:style-name="ce5">
            <text:p>16:27:2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1799999999999999" table:style-name="ce1">
            <text:p>0,118</text:p>
          </table:table-cell>
          <table:table-cell office:value-type="float" office:value="0.11941599999999999" table:formula="of:=[.C409]/1000*[.E409]" table:style-name="ce1">
            <text:p>0,119416</text:p>
          </table:table-cell>
          <table:table-cell table:number-columns-repeated="16378"/>
        </table:table-row>
        <table:table-row table:style-name="ro2">
          <table:table-cell office:value-type="time" office:time-value="PT16H27M20S" table:style-name="ce5">
            <text:p>16:27:20</text:p>
          </table:table-cell>
          <table:table-cell office:value-type="time" office:time-value="PT16H27M21S" table:style-name="ce5">
            <text:p>16:27:21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6105000000000001E-2" table:formula="of:=[.C410]/1000*[.E410]" table:style-name="ce1">
            <text:p>0,086105</text:p>
          </table:table-cell>
          <table:table-cell table:number-columns-repeated="16378"/>
        </table:table-row>
        <table:table-row table:style-name="ro2">
          <table:table-cell office:value-type="time" office:time-value="PT16H27M21S" table:style-name="ce5">
            <text:p>16:27:21</text:p>
          </table:table-cell>
          <table:table-cell office:value-type="time" office:time-value="PT16H27M23S" table:style-name="ce5">
            <text:p>16:27:2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08" table:style-name="ce1">
            <text:p>0,08</text:p>
          </table:table-cell>
          <table:table-cell office:value-type="float" office:value="8.0960000000000004E-2" table:formula="of:=[.C411]/1000*[.E411]" table:style-name="ce1">
            <text:p>0,08096</text:p>
          </table:table-cell>
          <table:table-cell table:number-columns-repeated="16378"/>
        </table:table-row>
        <table:table-row table:style-name="ro2">
          <table:table-cell office:value-type="time" office:time-value="PT16H27M23S" table:style-name="ce5">
            <text:p>16:27:23</text:p>
          </table:table-cell>
          <table:table-cell office:value-type="time" office:time-value="PT16H27M24S" table:style-name="ce5">
            <text:p>16:27:2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08" table:style-name="ce1">
            <text:p>0,08</text:p>
          </table:table-cell>
          <table:table-cell office:value-type="float" office:value="8.0960000000000004E-2" table:formula="of:=[.C412]/1000*[.E412]" table:style-name="ce1">
            <text:p>0,08096</text:p>
          </table:table-cell>
          <table:table-cell table:number-columns-repeated="16378"/>
        </table:table-row>
        <table:table-row table:style-name="ro2">
          <table:table-cell office:value-type="time" office:time-value="PT16H27M24S" table:style-name="ce5">
            <text:p>16:27:24</text:p>
          </table:table-cell>
          <table:table-cell office:value-type="time" office:time-value="PT16H27M25S" table:style-name="ce5">
            <text:p>16:27:25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21" table:style-name="ce1">
            <text:p>0,121</text:p>
          </table:table-cell>
          <table:table-cell office:value-type="float" office:value="0.12257299999999999" table:formula="of:=[.C413]/1000*[.E413]" table:style-name="ce1">
            <text:p>0,122573</text:p>
          </table:table-cell>
          <table:table-cell table:number-columns-repeated="16378"/>
        </table:table-row>
        <table:table-row table:style-name="ro2">
          <table:table-cell office:value-type="time" office:time-value="PT16H27M25S" table:style-name="ce5">
            <text:p>16:27:25</text:p>
          </table:table-cell>
          <table:table-cell office:value-type="time" office:time-value="PT16H27M26S" table:style-name="ce5">
            <text:p>16:27:26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3" table:style-name="ce1">
            <text:p>0,13</text:p>
          </table:table-cell>
          <table:table-cell office:value-type="float" office:value="0.13156000000000001" table:formula="of:=[.C414]/1000*[.E414]" table:style-name="ce1">
            <text:p>0,13156</text:p>
          </table:table-cell>
          <table:table-cell table:number-columns-repeated="16378"/>
        </table:table-row>
        <table:table-row table:style-name="ro2">
          <table:table-cell office:value-type="time" office:time-value="PT16H27M26S" table:style-name="ce5">
            <text:p>16:27:26</text:p>
          </table:table-cell>
          <table:table-cell office:value-type="time" office:time-value="PT16H27M27S" table:style-name="ce5">
            <text:p>16:27:27</text:p>
          </table:table-cell>
          <table:table-cell office:value-type="float" office:value="1011" table:style-name="ce1">
            <text:p>1011</text:p>
          </table:table-cell>
          <table:table-cell office:value-type="float" office:value="0.247" table:style-name="ce1">
            <text:p>0,247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8967999999999992E-2" table:formula="of:=[.C415]/1000*[.E415]" table:style-name="ce1">
            <text:p>0,088968</text:p>
          </table:table-cell>
          <table:table-cell table:number-columns-repeated="16378"/>
        </table:table-row>
        <table:table-row table:style-name="ro2">
          <table:table-cell office:value-type="time" office:time-value="PT16H27M27S" table:style-name="ce5">
            <text:p>16:27:27</text:p>
          </table:table-cell>
          <table:table-cell office:value-type="time" office:time-value="PT16H27M28S" table:style-name="ce5">
            <text:p>16:27:2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091999999999993E-2" table:formula="of:=[.C416]/1000*[.E416]" table:style-name="ce1">
            <text:p>0,092092</text:p>
          </table:table-cell>
          <table:table-cell table:number-columns-repeated="16378"/>
        </table:table-row>
        <table:table-row table:style-name="ro2">
          <table:table-cell office:value-type="time" office:time-value="PT16H27M28S" table:style-name="ce5">
            <text:p>16:27:28</text:p>
          </table:table-cell>
          <table:table-cell office:value-type="time" office:time-value="PT16H27M29S" table:style-name="ce5">
            <text:p>16:27:29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9.5000000000000001E-2" table:style-name="ce1">
            <text:p>0,095</text:p>
          </table:table-cell>
          <table:table-cell office:value-type="float" office:value="9.6140000000000003E-2" table:formula="of:=[.C417]/1000*[.E417]" table:style-name="ce1">
            <text:p>0,09614</text:p>
          </table:table-cell>
          <table:table-cell table:number-columns-repeated="16378"/>
        </table:table-row>
        <table:table-row table:style-name="ro2">
          <table:table-cell office:value-type="time" office:time-value="PT16H27M29S" table:style-name="ce5">
            <text:p>16:27:29</text:p>
          </table:table-cell>
          <table:table-cell office:value-type="time" office:time-value="PT16H27M30S" table:style-name="ce5">
            <text:p>16:27:30</text:p>
          </table:table-cell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,1</text:p>
          </table:table-cell>
          <table:table-cell office:value-type="float" office:value="0.1013" table:formula="of:=[.C418]/1000*[.E418]" table:style-name="ce1">
            <text:p>0,1013</text:p>
          </table:table-cell>
          <table:table-cell table:number-columns-repeated="16378"/>
        </table:table-row>
        <table:table-row table:style-name="ro2">
          <table:table-cell office:value-type="time" office:time-value="PT16H27M30S" table:style-name="ce5">
            <text:p>16:27:30</text:p>
          </table:table-cell>
          <table:table-cell office:value-type="time" office:time-value="PT16H27M31S" table:style-name="ce5">
            <text:p>16:27:31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26" table:style-name="ce1">
            <text:p>0,126</text:p>
          </table:table-cell>
          <table:table-cell office:value-type="float" office:value="0.12751200000000001" table:formula="of:=[.C419]/1000*[.E419]" table:style-name="ce1">
            <text:p>0,127512</text:p>
          </table:table-cell>
          <table:table-cell table:number-columns-repeated="16378"/>
        </table:table-row>
        <table:table-row table:style-name="ro2">
          <table:table-cell office:value-type="time" office:time-value="PT16H27M31S" table:style-name="ce5">
            <text:p>16:27:31</text:p>
          </table:table-cell>
          <table:table-cell office:value-type="time" office:time-value="PT16H27M32S" table:style-name="ce5">
            <text:p>16:27:32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199999999999999" table:style-name="ce1">
            <text:p>0,102</text:p>
          </table:table-cell>
          <table:table-cell office:value-type="float" office:value="0.103224" table:formula="of:=[.C420]/1000*[.E420]" table:style-name="ce1">
            <text:p>0,103224</text:p>
          </table:table-cell>
          <table:table-cell table:number-columns-repeated="16378"/>
        </table:table-row>
        <table:table-row table:style-name="ro2">
          <table:table-cell office:value-type="time" office:time-value="PT16H27M32S" table:style-name="ce5">
            <text:p>16:27:32</text:p>
          </table:table-cell>
          <table:table-cell office:value-type="time" office:time-value="PT16H27M33S" table:style-name="ce5">
            <text:p>16:27:33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7.8E-2" table:style-name="ce1">
            <text:p>0,078</text:p>
          </table:table-cell>
          <table:table-cell office:value-type="float" office:value="7.8936000000000006E-2" table:formula="of:=[.C421]/1000*[.E421]" table:style-name="ce1">
            <text:p>0,078936</text:p>
          </table:table-cell>
          <table:table-cell table:number-columns-repeated="16378"/>
        </table:table-row>
        <table:table-row table:style-name="ro2">
          <table:table-cell office:value-type="time" office:time-value="PT16H27M33S" table:style-name="ce5">
            <text:p>16:27:33</text:p>
          </table:table-cell>
          <table:table-cell office:value-type="time" office:time-value="PT16H27M34S" table:style-name="ce5">
            <text:p>16:27:34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4499999999999999" table:style-name="ce1">
            <text:p>0,145</text:p>
          </table:table-cell>
          <table:table-cell office:value-type="float" office:value="0.14688499999999999" table:formula="of:=[.C422]/1000*[.E422]" table:style-name="ce1">
            <text:p>0,146885</text:p>
          </table:table-cell>
          <table:table-cell table:number-columns-repeated="16378"/>
        </table:table-row>
        <table:table-row table:style-name="ro2">
          <table:table-cell office:value-type="time" office:time-value="PT16H27M34S" table:style-name="ce5">
            <text:p>16:27:34</text:p>
          </table:table-cell>
          <table:table-cell office:value-type="time" office:time-value="PT16H27M35S" table:style-name="ce5">
            <text:p>16:27:35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3996000000000001E-2" table:formula="of:=[.C423]/1000*[.E423]" table:style-name="ce1">
            <text:p>0,083996</text:p>
          </table:table-cell>
          <table:table-cell table:number-columns-repeated="16378"/>
        </table:table-row>
        <table:table-row table:style-name="ro2">
          <table:table-cell office:value-type="time" office:time-value="PT16H27M35S" table:style-name="ce5">
            <text:p>16:27:35</text:p>
          </table:table-cell>
          <table:table-cell office:value-type="time" office:time-value="PT16H27M36S" table:style-name="ce5">
            <text:p>16:27:36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182999999999987E-2" table:formula="of:=[.C424]/1000*[.E424]" table:style-name="ce1">
            <text:p>0,092183</text:p>
          </table:table-cell>
          <table:table-cell table:number-columns-repeated="16378"/>
        </table:table-row>
        <table:table-row table:style-name="ro2">
          <table:table-cell office:value-type="time" office:time-value="PT16H27M36S" table:style-name="ce5">
            <text:p>16:27:36</text:p>
          </table:table-cell>
          <table:table-cell office:value-type="time" office:time-value="PT16H27M37S" table:style-name="ce5">
            <text:p>16:27:3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008E-2" table:formula="of:=[.C425]/1000*[.E425]" table:style-name="ce1">
            <text:p>0,085008</text:p>
          </table:table-cell>
          <table:table-cell table:number-columns-repeated="16378"/>
        </table:table-row>
        <table:table-row table:style-name="ro2">
          <table:table-cell office:value-type="time" office:time-value="PT16H27M37S" table:style-name="ce5">
            <text:p>16:27:37</text:p>
          </table:table-cell>
          <table:table-cell office:value-type="time" office:time-value="PT16H27M38S" table:style-name="ce5">
            <text:p>16:27:38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9055999999999996E-2" table:formula="of:=[.C426]/1000*[.E426]" table:style-name="ce1">
            <text:p>0,089056</text:p>
          </table:table-cell>
          <table:table-cell table:number-columns-repeated="16378"/>
        </table:table-row>
        <table:table-row table:style-name="ro2">
          <table:table-cell office:value-type="time" office:time-value="PT16H27M38S" table:style-name="ce5">
            <text:p>16:27:38</text:p>
          </table:table-cell>
          <table:table-cell office:value-type="time" office:time-value="PT16H27M39S" table:style-name="ce5">
            <text:p>16:27:39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7.8E-2" table:style-name="ce1">
            <text:p>0,078</text:p>
          </table:table-cell>
          <table:table-cell office:value-type="float" office:value="7.9013999999999987E-2" table:formula="of:=[.C427]/1000*[.E427]" table:style-name="ce1">
            <text:p>0,079014</text:p>
          </table:table-cell>
          <table:table-cell table:number-columns-repeated="16378"/>
        </table:table-row>
        <table:table-row table:style-name="ro2">
          <table:table-cell office:value-type="time" office:time-value="PT16H27M39S" table:style-name="ce5">
            <text:p>16:27:39</text:p>
          </table:table-cell>
          <table:table-cell office:value-type="time" office:time-value="PT16H27M40S" table:style-name="ce5">
            <text:p>16:27:40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043999999999997E-2" table:formula="of:=[.C428]/1000*[.E428]" table:style-name="ce1">
            <text:p>0,088044</text:p>
          </table:table-cell>
          <table:table-cell table:number-columns-repeated="16378"/>
        </table:table-row>
        <table:table-row table:style-name="ro2">
          <table:table-cell office:value-type="time" office:time-value="PT16H27M40S" table:style-name="ce5">
            <text:p>16:27:40</text:p>
          </table:table-cell>
          <table:table-cell office:value-type="time" office:time-value="PT16H27M41S" table:style-name="ce5">
            <text:p>16:27:41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199999999999999" table:style-name="ce1">
            <text:p>0,102</text:p>
          </table:table-cell>
          <table:table-cell office:value-type="float" office:value="0.103224" table:formula="of:=[.C429]/1000*[.E429]" table:style-name="ce1">
            <text:p>0,103224</text:p>
          </table:table-cell>
          <table:table-cell table:number-columns-repeated="16378"/>
        </table:table-row>
        <table:table-row table:style-name="ro2">
          <table:table-cell office:value-type="time" office:time-value="PT16H27M41S" table:style-name="ce5">
            <text:p>16:27:41</text:p>
          </table:table-cell>
          <table:table-cell office:value-type="time" office:time-value="PT16H27M42S" table:style-name="ce5">
            <text:p>16:27:42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1799999999999999" table:style-name="ce1">
            <text:p>0,118</text:p>
          </table:table-cell>
          <table:table-cell office:value-type="float" office:value="0.11941599999999999" table:formula="of:=[.C430]/1000*[.E430]" table:style-name="ce1">
            <text:p>0,119416</text:p>
          </table:table-cell>
          <table:table-cell table:number-columns-repeated="16378"/>
        </table:table-row>
        <table:table-row table:style-name="ro2">
          <table:table-cell office:value-type="time" office:time-value="PT16H27M42S" table:style-name="ce5">
            <text:p>16:27:42</text:p>
          </table:table-cell>
          <table:table-cell office:value-type="time" office:time-value="PT16H27M43S" table:style-name="ce5">
            <text:p>16:27:43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1972000000000003E-2" table:formula="of:=[.C431]/1000*[.E431]" table:style-name="ce1">
            <text:p>0,081972</text:p>
          </table:table-cell>
          <table:table-cell table:number-columns-repeated="16378"/>
        </table:table-row>
        <table:table-row table:style-name="ro2">
          <table:table-cell office:value-type="time" office:time-value="PT16H27M43S" table:style-name="ce5">
            <text:p>16:27:43</text:p>
          </table:table-cell>
          <table:table-cell office:value-type="time" office:time-value="PT16H27M44S" table:style-name="ce5">
            <text:p>16:27:4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4" table:style-name="ce1">
            <text:p>0,104</text:p>
          </table:table-cell>
          <table:table-cell office:value-type="float" office:value="0.10524799999999999" table:formula="of:=[.C432]/1000*[.E432]" table:style-name="ce1">
            <text:p>0,105248</text:p>
          </table:table-cell>
          <table:table-cell table:number-columns-repeated="16378"/>
        </table:table-row>
        <table:table-row table:style-name="ro2">
          <table:table-cell office:value-type="time" office:time-value="PT16H27M44S" table:style-name="ce5">
            <text:p>16:27:44</text:p>
          </table:table-cell>
          <table:table-cell office:value-type="time" office:time-value="PT16H27M45S" table:style-name="ce5">
            <text:p>16:27:45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091999999999993E-2" table:formula="of:=[.C433]/1000*[.E433]" table:style-name="ce1">
            <text:p>0,092092</text:p>
          </table:table-cell>
          <table:table-cell table:number-columns-repeated="16378"/>
        </table:table-row>
        <table:table-row table:style-name="ro2">
          <table:table-cell office:value-type="time" office:time-value="PT16H27M45S" table:style-name="ce5">
            <text:p>16:27:45</text:p>
          </table:table-cell>
          <table:table-cell office:value-type="time" office:time-value="PT16H27M46S" table:style-name="ce5">
            <text:p>16:27:46</text:p>
          </table:table-cell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.114" table:style-name="ce1">
            <text:p>0,114</text:p>
          </table:table-cell>
          <table:table-cell office:value-type="float" office:value="0.11548199999999999" table:formula="of:=[.C434]/1000*[.E434]" table:style-name="ce1">
            <text:p>0,115482</text:p>
          </table:table-cell>
          <table:table-cell table:number-columns-repeated="16378"/>
        </table:table-row>
        <table:table-row table:style-name="ro2">
          <table:table-cell office:value-type="time" office:time-value="PT16H27M46S" table:style-name="ce5">
            <text:p>16:27:46</text:p>
          </table:table-cell>
          <table:table-cell office:value-type="time" office:time-value="PT16H27M47S" table:style-name="ce5">
            <text:p>16:27:47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" table:style-name="ce1">
            <text:p>0,1</text:p>
          </table:table-cell>
          <table:table-cell office:value-type="float" office:value="0.10120000000000001" table:formula="of:=[.C435]/1000*[.E435]" table:style-name="ce1">
            <text:p>0,1012</text:p>
          </table:table-cell>
          <table:table-cell table:number-columns-repeated="16378"/>
        </table:table-row>
        <table:table-row table:style-name="ro2">
          <table:table-cell office:value-type="time" office:time-value="PT16H27M47S" table:style-name="ce5">
            <text:p>16:27:47</text:p>
          </table:table-cell>
          <table:table-cell office:value-type="time" office:time-value="PT16H27M48S" table:style-name="ce5">
            <text:p>16:27:4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6999999999999999E-2" table:style-name="ce1">
            <text:p>0,077</text:p>
          </table:table-cell>
          <table:table-cell office:value-type="float" office:value="7.7923999999999993E-2" table:formula="of:=[.C436]/1000*[.E436]" table:style-name="ce1">
            <text:p>0,077924</text:p>
          </table:table-cell>
          <table:table-cell table:number-columns-repeated="16378"/>
        </table:table-row>
        <table:table-row table:style-name="ro2">
          <table:table-cell office:value-type="time" office:time-value="PT16H27M48S" table:style-name="ce5">
            <text:p>16:27:48</text:p>
          </table:table-cell>
          <table:table-cell office:value-type="time" office:time-value="PT16H27M49S" table:style-name="ce5">
            <text:p>16:27:4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3996000000000001E-2" table:formula="of:=[.C437]/1000*[.E437]" table:style-name="ce1">
            <text:p>0,083996</text:p>
          </table:table-cell>
          <table:table-cell table:number-columns-repeated="16378"/>
        </table:table-row>
        <table:table-row table:style-name="ro2">
          <table:table-cell office:value-type="time" office:time-value="PT16H27M49S" table:style-name="ce5">
            <text:p>16:27:49</text:p>
          </table:table-cell>
          <table:table-cell office:value-type="time" office:time-value="PT16H27M50S" table:style-name="ce5">
            <text:p>16:27:5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5999999999999993E-2" table:style-name="ce1">
            <text:p>0,086</text:p>
          </table:table-cell>
          <table:table-cell office:value-type="float" office:value="8.7031999999999998E-2" table:formula="of:=[.C438]/1000*[.E438]" table:style-name="ce1">
            <text:p>0,087032</text:p>
          </table:table-cell>
          <table:table-cell table:number-columns-repeated="16378"/>
        </table:table-row>
        <table:table-row table:style-name="ro2">
          <table:table-cell office:value-type="time" office:time-value="PT16H27M50S" table:style-name="ce5">
            <text:p>16:27:50</text:p>
          </table:table-cell>
          <table:table-cell office:value-type="time" office:time-value="PT16H27M51S" table:style-name="ce5">
            <text:p>16:27:51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1899999999999999" table:style-name="ce1">
            <text:p>0,119</text:p>
          </table:table-cell>
          <table:table-cell office:value-type="float" office:value="0.12042799999999999" table:formula="of:=[.C439]/1000*[.E439]" table:style-name="ce1">
            <text:p>0,120428</text:p>
          </table:table-cell>
          <table:table-cell table:number-columns-repeated="16378"/>
        </table:table-row>
        <table:table-row table:style-name="ro2">
          <table:table-cell office:value-type="time" office:time-value="PT16H27M51S" table:style-name="ce5">
            <text:p>16:27:51</text:p>
          </table:table-cell>
          <table:table-cell office:value-type="time" office:time-value="PT16H27M52S" table:style-name="ce5">
            <text:p>16:27:52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9000000000000001E-2" table:style-name="ce1">
            <text:p>0,079</text:p>
          </table:table-cell>
          <table:table-cell office:value-type="float" office:value="7.9948000000000005E-2" table:formula="of:=[.C440]/1000*[.E440]" table:style-name="ce1">
            <text:p>0,079948</text:p>
          </table:table-cell>
          <table:table-cell table:number-columns-repeated="16378"/>
        </table:table-row>
        <table:table-row table:style-name="ro2">
          <table:table-cell office:value-type="time" office:time-value="PT16H27M52S" table:style-name="ce5">
            <text:p>16:27:52</text:p>
          </table:table-cell>
          <table:table-cell office:value-type="time" office:time-value="PT16H27M53S" table:style-name="ce5">
            <text:p>16:27:5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043999999999997E-2" table:formula="of:=[.C441]/1000*[.E441]" table:style-name="ce1">
            <text:p>0,088044</text:p>
          </table:table-cell>
          <table:table-cell table:number-columns-repeated="16378"/>
        </table:table-row>
        <table:table-row table:style-name="ro2">
          <table:table-cell office:value-type="time" office:time-value="PT16H27M53S" table:style-name="ce5">
            <text:p>16:27:53</text:p>
          </table:table-cell>
          <table:table-cell office:value-type="time" office:time-value="PT16H27M54S" table:style-name="ce5">
            <text:p>16:27:54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8999999999999996E-2" table:style-name="ce1">
            <text:p>0,089</text:p>
          </table:table-cell>
          <table:table-cell office:value-type="float" office:value="9.0156999999999987E-2" table:formula="of:=[.C442]/1000*[.E442]" table:style-name="ce1">
            <text:p>0,090157</text:p>
          </table:table-cell>
          <table:table-cell table:number-columns-repeated="16378"/>
        </table:table-row>
        <table:table-row table:style-name="ro2">
          <table:table-cell office:value-type="time" office:time-value="PT16H27M54S" table:style-name="ce5">
            <text:p>16:27:54</text:p>
          </table:table-cell>
          <table:table-cell office:value-type="time" office:time-value="PT16H27M55S" table:style-name="ce5">
            <text:p>16:27:55</text:p>
          </table:table-cell>
          <table:table-cell office:value-type="float" office:value="1012" table:style-name="ce1">
            <text:p>1012</text:p>
          </table:table-cell>
          <table:table-cell office:value-type="float" office:value="0.74099999999999999" table:style-name="ce1">
            <text:p>0,741</text:p>
          </table:table-cell>
          <table:table-cell office:value-type="float" office:value="0.106" table:style-name="ce1">
            <text:p>0,106</text:p>
          </table:table-cell>
          <table:table-cell office:value-type="float" office:value="0.10727199999999999" table:formula="of:=[.C443]/1000*[.E443]" table:style-name="ce1">
            <text:p>0,107272</text:p>
          </table:table-cell>
          <table:table-cell table:number-columns-repeated="16378"/>
        </table:table-row>
        <table:table-row table:style-name="ro2">
          <table:table-cell office:value-type="time" office:time-value="PT16H27M55S" table:style-name="ce5">
            <text:p>16:27:55</text:p>
          </table:table-cell>
          <table:table-cell office:value-type="time" office:time-value="PT16H27M56S" table:style-name="ce5">
            <text:p>16:27:5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4" table:style-name="ce1">
            <text:p>0,104</text:p>
          </table:table-cell>
          <table:table-cell office:value-type="float" office:value="0.10524799999999999" table:formula="of:=[.C444]/1000*[.E444]" table:style-name="ce1">
            <text:p>0,105248</text:p>
          </table:table-cell>
          <table:table-cell table:number-columns-repeated="16378"/>
        </table:table-row>
        <table:table-row table:style-name="ro2">
          <table:table-cell office:value-type="time" office:time-value="PT16H27M56S" table:style-name="ce5">
            <text:p>16:27:56</text:p>
          </table:table-cell>
          <table:table-cell office:value-type="time" office:time-value="PT16H27M57S" table:style-name="ce5">
            <text:p>16:27:5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5" table:style-name="ce1">
            <text:p>0,105</text:p>
          </table:table-cell>
          <table:table-cell office:value-type="float" office:value="0.10625999999999999" table:formula="of:=[.C445]/1000*[.E445]" table:style-name="ce1">
            <text:p>0,10626</text:p>
          </table:table-cell>
          <table:table-cell table:number-columns-repeated="16378"/>
        </table:table-row>
        <table:table-row table:style-name="ro2">
          <table:table-cell office:value-type="time" office:time-value="PT16H27M57S" table:style-name="ce5">
            <text:p>16:27:57</text:p>
          </table:table-cell>
          <table:table-cell office:value-type="time" office:time-value="PT16H27M58S" table:style-name="ce5">
            <text:p>16:27:58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7.5999999999999998E-2" table:style-name="ce1">
            <text:p>0,076</text:p>
          </table:table-cell>
          <table:table-cell office:value-type="float" office:value="7.6987999999999987E-2" table:formula="of:=[.C446]/1000*[.E446]" table:style-name="ce1">
            <text:p>0,076988</text:p>
          </table:table-cell>
          <table:table-cell table:number-columns-repeated="16378"/>
        </table:table-row>
        <table:table-row table:style-name="ro2">
          <table:table-cell office:value-type="time" office:time-value="PT16H27M58S" table:style-name="ce5">
            <text:p>16:27:58</text:p>
          </table:table-cell>
          <table:table-cell office:value-type="time" office:time-value="PT16H27M59S" table:style-name="ce5">
            <text:p>16:27:5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2999999999999995E-2" table:style-name="ce1">
            <text:p>0,073</text:p>
          </table:table-cell>
          <table:table-cell office:value-type="float" office:value="7.3875999999999997E-2" table:formula="of:=[.C447]/1000*[.E447]" table:style-name="ce1">
            <text:p>0,073876</text:p>
          </table:table-cell>
          <table:table-cell table:number-columns-repeated="16378"/>
        </table:table-row>
        <table:table-row table:style-name="ro2">
          <table:table-cell office:value-type="time" office:time-value="PT16H27M59S" table:style-name="ce5">
            <text:p>16:27:59</text:p>
          </table:table-cell>
          <table:table-cell office:value-type="time" office:time-value="PT16H28M0S" table:style-name="ce5">
            <text:p>16:28:0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5999999999999998E-2" table:style-name="ce1">
            <text:p>0,076</text:p>
          </table:table-cell>
          <table:table-cell office:value-type="float" office:value="7.6911999999999994E-2" table:formula="of:=[.C448]/1000*[.E448]" table:style-name="ce1">
            <text:p>0,076912</text:p>
          </table:table-cell>
          <table:table-cell table:number-columns-repeated="16378"/>
        </table:table-row>
        <table:table-row table:style-name="ro2">
          <table:table-cell office:value-type="time" office:time-value="PT16H28M0S" table:style-name="ce5">
            <text:p>16:28:00</text:p>
          </table:table-cell>
          <table:table-cell office:value-type="time" office:time-value="PT16H28M1S" table:style-name="ce5">
            <text:p>16:28:01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26" table:style-name="ce1">
            <text:p>0,126</text:p>
          </table:table-cell>
          <table:table-cell office:value-type="float" office:value="0.127638" table:formula="of:=[.C449]/1000*[.E449]" table:style-name="ce1">
            <text:p>0,127638</text:p>
          </table:table-cell>
          <table:table-cell table:number-columns-repeated="16378"/>
        </table:table-row>
        <table:table-row table:style-name="ro2">
          <table:table-cell office:value-type="time" office:time-value="PT16H28M1S" table:style-name="ce5">
            <text:p>16:28:01</text:p>
          </table:table-cell>
          <table:table-cell office:value-type="time" office:time-value="PT16H28M2S" table:style-name="ce5">
            <text:p>16:28:02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6020000000000013E-2" table:formula="of:=[.C450]/1000*[.E450]" table:style-name="ce1">
            <text:p>0,08602</text:p>
          </table:table-cell>
          <table:table-cell table:number-columns-repeated="16378"/>
        </table:table-row>
        <table:table-row table:style-name="ro2">
          <table:table-cell office:value-type="time" office:time-value="PT16H28M2S" table:style-name="ce5">
            <text:p>16:28:02</text:p>
          </table:table-cell>
          <table:table-cell office:value-type="time" office:time-value="PT16H28M3S" table:style-name="ce5">
            <text:p>16:28:0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9.3104000000000006E-2" table:formula="of:=[.C451]/1000*[.E451]" table:style-name="ce1">
            <text:p>0,093104</text:p>
          </table:table-cell>
          <table:table-cell table:number-columns-repeated="16378"/>
        </table:table-row>
        <table:table-row table:style-name="ro2">
          <table:table-cell office:value-type="time" office:time-value="PT16H28M3S" table:style-name="ce5">
            <text:p>16:28:03</text:p>
          </table:table-cell>
          <table:table-cell office:value-type="time" office:time-value="PT16H28M4S" table:style-name="ce5">
            <text:p>16:28:0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2999999999999999E-2" table:style-name="ce1">
            <text:p>0,093</text:p>
          </table:table-cell>
          <table:table-cell office:value-type="float" office:value="9.4116000000000005E-2" table:formula="of:=[.C452]/1000*[.E452]" table:style-name="ce1">
            <text:p>0,094116</text:p>
          </table:table-cell>
          <table:table-cell table:number-columns-repeated="16378"/>
        </table:table-row>
        <table:table-row table:style-name="ro2">
          <table:table-cell office:value-type="time" office:time-value="PT16H28M4S" table:style-name="ce5">
            <text:p>16:28:04</text:p>
          </table:table-cell>
          <table:table-cell office:value-type="time" office:time-value="PT16H28M5S" table:style-name="ce5">
            <text:p>16:28:05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299999999999999" table:style-name="ce1">
            <text:p>0,103</text:p>
          </table:table-cell>
          <table:table-cell office:value-type="float" office:value="0.104236" table:formula="of:=[.C453]/1000*[.E453]" table:style-name="ce1">
            <text:p>0,104236</text:p>
          </table:table-cell>
          <table:table-cell table:number-columns-repeated="16378"/>
        </table:table-row>
        <table:table-row table:style-name="ro2">
          <table:table-cell office:value-type="time" office:time-value="PT16H28M5S" table:style-name="ce5">
            <text:p>16:28:05</text:p>
          </table:table-cell>
          <table:table-cell office:value-type="time" office:time-value="PT16H28M6S" table:style-name="ce5">
            <text:p>16:28:06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7.6999999999999999E-2" table:style-name="ce1">
            <text:p>0,077</text:p>
          </table:table-cell>
          <table:table-cell office:value-type="float" office:value="7.8000999999999987E-2" table:formula="of:=[.C454]/1000*[.E454]" table:style-name="ce1">
            <text:p>0,078001</text:p>
          </table:table-cell>
          <table:table-cell table:number-columns-repeated="16378"/>
        </table:table-row>
        <table:table-row table:style-name="ro2">
          <table:table-cell office:value-type="time" office:time-value="PT16H28M6S" table:style-name="ce5">
            <text:p>16:28:06</text:p>
          </table:table-cell>
          <table:table-cell office:value-type="time" office:time-value="PT16H28M7S" table:style-name="ce5">
            <text:p>16:28:0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6020000000000013E-2" table:formula="of:=[.C455]/1000*[.E455]" table:style-name="ce1">
            <text:p>0,08602</text:p>
          </table:table-cell>
          <table:table-cell table:number-columns-repeated="16378"/>
        </table:table-row>
        <table:table-row table:style-name="ro2">
          <table:table-cell office:value-type="time" office:time-value="PT16H28M7S" table:style-name="ce5">
            <text:p>16:28:07</text:p>
          </table:table-cell>
          <table:table-cell office:value-type="time" office:time-value="PT16H28M8S" table:style-name="ce5">
            <text:p>16:28:0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4E-2" table:style-name="ce1">
            <text:p>0,094</text:p>
          </table:table-cell>
          <table:table-cell office:value-type="float" office:value="9.5128000000000004E-2" table:formula="of:=[.C456]/1000*[.E456]" table:style-name="ce1">
            <text:p>0,095128</text:p>
          </table:table-cell>
          <table:table-cell table:number-columns-repeated="16378"/>
        </table:table-row>
        <table:table-row table:style-name="ro2">
          <table:table-cell office:value-type="time" office:time-value="PT16H28M8S" table:style-name="ce5">
            <text:p>16:28:08</text:p>
          </table:table-cell>
          <table:table-cell office:value-type="time" office:time-value="PT16H28M9S" table:style-name="ce5">
            <text:p>16:28:0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0.100188" table:formula="of:=[.C457]/1000*[.E457]" table:style-name="ce1">
            <text:p>0,100188</text:p>
          </table:table-cell>
          <table:table-cell table:number-columns-repeated="16378"/>
        </table:table-row>
        <table:table-row table:style-name="ro2">
          <table:table-cell office:value-type="time" office:time-value="PT16H28M9S" table:style-name="ce5">
            <text:p>16:28:09</text:p>
          </table:table-cell>
          <table:table-cell office:value-type="time" office:time-value="PT16H28M10S" table:style-name="ce5">
            <text:p>16:28:1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3" table:style-name="ce1">
            <text:p>0,13</text:p>
          </table:table-cell>
          <table:table-cell office:value-type="float" office:value="0.13156000000000001" table:formula="of:=[.C458]/1000*[.E458]" table:style-name="ce1">
            <text:p>0,13156</text:p>
          </table:table-cell>
          <table:table-cell table:number-columns-repeated="16378"/>
        </table:table-row>
        <table:table-row table:style-name="ro2">
          <table:table-cell office:value-type="time" office:time-value="PT16H28M10S" table:style-name="ce5">
            <text:p>16:28:10</text:p>
          </table:table-cell>
          <table:table-cell office:value-type="time" office:time-value="PT16H28M11S" table:style-name="ce5">
            <text:p>16:28:11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1899999999999999" table:style-name="ce1">
            <text:p>0,119</text:p>
          </table:table-cell>
          <table:table-cell office:value-type="float" office:value="0.12054699999999999" table:formula="of:=[.C459]/1000*[.E459]" table:style-name="ce1">
            <text:p>0,120547</text:p>
          </table:table-cell>
          <table:table-cell table:number-columns-repeated="16378"/>
        </table:table-row>
        <table:table-row table:style-name="ro2">
          <table:table-cell office:value-type="time" office:time-value="PT16H28M11S" table:style-name="ce5">
            <text:p>16:28:11</text:p>
          </table:table-cell>
          <table:table-cell office:value-type="time" office:time-value="PT16H28M12S" table:style-name="ce5">
            <text:p>16:28:12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7.4999999999999997E-2" table:style-name="ce1">
            <text:p>0,075</text:p>
          </table:table-cell>
          <table:table-cell office:value-type="float" office:value="7.5899999999999995E-2" table:formula="of:=[.C460]/1000*[.E460]" table:style-name="ce1">
            <text:p>0,0759</text:p>
          </table:table-cell>
          <table:table-cell table:number-columns-repeated="16378"/>
        </table:table-row>
        <table:table-row table:style-name="ro2">
          <table:table-cell office:value-type="time" office:time-value="PT16H28M12S" table:style-name="ce5">
            <text:p>16:28:12</text:p>
          </table:table-cell>
          <table:table-cell office:value-type="time" office:time-value="PT16H28M13S" table:style-name="ce5">
            <text:p>16:28:1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08" table:style-name="ce1">
            <text:p>0,08</text:p>
          </table:table-cell>
          <table:table-cell office:value-type="float" office:value="8.0960000000000004E-2" table:formula="of:=[.C461]/1000*[.E461]" table:style-name="ce1">
            <text:p>0,08096</text:p>
          </table:table-cell>
          <table:table-cell table:number-columns-repeated="16378"/>
        </table:table-row>
        <table:table-row table:style-name="ro2">
          <table:table-cell office:value-type="time" office:time-value="PT16H28M13S" table:style-name="ce5">
            <text:p>16:28:13</text:p>
          </table:table-cell>
          <table:table-cell office:value-type="time" office:time-value="PT16H28M14S" table:style-name="ce5">
            <text:p>16:28:1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9055999999999996E-2" table:formula="of:=[.C462]/1000*[.E462]" table:style-name="ce1">
            <text:p>0,089056</text:p>
          </table:table-cell>
          <table:table-cell table:number-columns-repeated="16378"/>
        </table:table-row>
        <table:table-row table:style-name="ro2">
          <table:table-cell office:value-type="time" office:time-value="PT16H28M14S" table:style-name="ce5">
            <text:p>16:28:14</text:p>
          </table:table-cell>
          <table:table-cell office:value-type="time" office:time-value="PT16H28M15S" table:style-name="ce5">
            <text:p>16:28:15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0.102313" table:formula="of:=[.C463]/1000*[.E463]" table:style-name="ce1">
            <text:p>0,102313</text:p>
          </table:table-cell>
          <table:table-cell table:number-columns-repeated="16378"/>
        </table:table-row>
        <table:table-row table:style-name="ro2">
          <table:table-cell office:value-type="time" office:time-value="PT16H28M15S" table:style-name="ce5">
            <text:p>16:28:15</text:p>
          </table:table-cell>
          <table:table-cell office:value-type="time" office:time-value="PT16H28M16S" table:style-name="ce5">
            <text:p>16:28:1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2999999999999999E-2" table:style-name="ce1">
            <text:p>0,093</text:p>
          </table:table-cell>
          <table:table-cell office:value-type="float" office:value="9.4116000000000005E-2" table:formula="of:=[.C464]/1000*[.E464]" table:style-name="ce1">
            <text:p>0,094116</text:p>
          </table:table-cell>
          <table:table-cell table:number-columns-repeated="16378"/>
        </table:table-row>
        <table:table-row table:style-name="ro2">
          <table:table-cell office:value-type="time" office:time-value="PT16H28M16S" table:style-name="ce5">
            <text:p>16:28:16</text:p>
          </table:table-cell>
          <table:table-cell office:value-type="time" office:time-value="PT16H28M17S" table:style-name="ce5">
            <text:p>16:28:1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26" table:style-name="ce1">
            <text:p>0,126</text:p>
          </table:table-cell>
          <table:table-cell office:value-type="float" office:value="0.12751200000000001" table:formula="of:=[.C465]/1000*[.E465]" table:style-name="ce1">
            <text:p>0,127512</text:p>
          </table:table-cell>
          <table:table-cell table:number-columns-repeated="16378"/>
        </table:table-row>
        <table:table-row table:style-name="ro2">
          <table:table-cell office:value-type="time" office:time-value="PT16H28M17S" table:style-name="ce5">
            <text:p>16:28:17</text:p>
          </table:table-cell>
          <table:table-cell office:value-type="time" office:time-value="PT16H28M18S" table:style-name="ce5">
            <text:p>16:28:18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4079000000000001E-2" table:formula="of:=[.C466]/1000*[.E466]" table:style-name="ce1">
            <text:p>0,084079</text:p>
          </table:table-cell>
          <table:table-cell table:number-columns-repeated="16378"/>
        </table:table-row>
        <table:table-row table:style-name="ro2">
          <table:table-cell office:value-type="time" office:time-value="PT16H28M18S" table:style-name="ce5">
            <text:p>16:28:18</text:p>
          </table:table-cell>
          <table:table-cell office:value-type="time" office:time-value="PT16H28M19S" table:style-name="ce5">
            <text:p>16:28:19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8999999999999996E-2" table:style-name="ce1">
            <text:p>0,089</text:p>
          </table:table-cell>
          <table:table-cell office:value-type="float" office:value="9.0067999999999995E-2" table:formula="of:=[.C467]/1000*[.E467]" table:style-name="ce1">
            <text:p>0,090068</text:p>
          </table:table-cell>
          <table:table-cell table:number-columns-repeated="16378"/>
        </table:table-row>
        <table:table-row table:style-name="ro2">
          <table:table-cell office:value-type="time" office:time-value="PT16H28M19S" table:style-name="ce5">
            <text:p>16:28:19</text:p>
          </table:table-cell>
          <table:table-cell office:value-type="time" office:time-value="PT16H28M20S" table:style-name="ce5">
            <text:p>16:28:20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6000000000000002E-2" table:style-name="ce1">
            <text:p>0,096</text:p>
          </table:table-cell>
          <table:table-cell office:value-type="float" office:value="9.7152000000000002E-2" table:formula="of:=[.C468]/1000*[.E468]" table:style-name="ce1">
            <text:p>0,097152</text:p>
          </table:table-cell>
          <table:table-cell table:number-columns-repeated="16378"/>
        </table:table-row>
        <table:table-row table:style-name="ro2">
          <table:table-cell office:value-type="time" office:time-value="PT16H28M20S" table:style-name="ce5">
            <text:p>16:28:20</text:p>
          </table:table-cell>
          <table:table-cell office:value-type="time" office:time-value="PT16H28M21S" table:style-name="ce5">
            <text:p>16:28:21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0199999999999999" table:style-name="ce1">
            <text:p>0,102</text:p>
          </table:table-cell>
          <table:table-cell office:value-type="float" office:value="0.10332599999999999" table:formula="of:=[.C469]/1000*[.E469]" table:style-name="ce1">
            <text:p>0,103326</text:p>
          </table:table-cell>
          <table:table-cell table:number-columns-repeated="16378"/>
        </table:table-row>
        <table:table-row table:style-name="ro2">
          <table:table-cell office:value-type="time" office:time-value="PT16H28M21S" table:style-name="ce5">
            <text:p>16:28:21</text:p>
          </table:table-cell>
          <table:table-cell office:value-type="time" office:time-value="PT16H28M22S" table:style-name="ce5">
            <text:p>16:28:22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2053000000000001E-2" table:formula="of:=[.C470]/1000*[.E470]" table:style-name="ce1">
            <text:p>0,082053</text:p>
          </table:table-cell>
          <table:table-cell table:number-columns-repeated="16378"/>
        </table:table-row>
        <table:table-row table:style-name="ro2">
          <table:table-cell office:value-type="time" office:time-value="PT16H28M22S" table:style-name="ce5">
            <text:p>16:28:22</text:p>
          </table:table-cell>
          <table:table-cell office:value-type="time" office:time-value="PT16H28M23S" table:style-name="ce5">
            <text:p>16:28:2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8E-2" table:style-name="ce1">
            <text:p>0,078</text:p>
          </table:table-cell>
          <table:table-cell office:value-type="float" office:value="7.8936000000000006E-2" table:formula="of:=[.C471]/1000*[.E471]" table:style-name="ce1">
            <text:p>0,078936</text:p>
          </table:table-cell>
          <table:table-cell table:number-columns-repeated="16378"/>
        </table:table-row>
        <table:table-row table:style-name="ro2">
          <table:table-cell office:value-type="time" office:time-value="PT16H28M24S" table:style-name="ce5">
            <text:p>16:28:24</text:p>
          </table:table-cell>
          <table:table-cell office:value-type="time" office:time-value="PT16H28M25S" table:style-name="ce5">
            <text:p>16:28:25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6999999999999999E-2" table:style-name="ce1">
            <text:p>0,077</text:p>
          </table:table-cell>
          <table:table-cell office:value-type="float" office:value="7.7923999999999993E-2" table:formula="of:=[.C472]/1000*[.E472]" table:style-name="ce1">
            <text:p>0,077924</text:p>
          </table:table-cell>
          <table:table-cell table:number-columns-repeated="16378"/>
        </table:table-row>
        <table:table-row table:style-name="ro2">
          <table:table-cell office:value-type="time" office:time-value="PT16H28M25S" table:style-name="ce5">
            <text:p>16:28:25</text:p>
          </table:table-cell>
          <table:table-cell office:value-type="time" office:time-value="PT16H28M26S" table:style-name="ce5">
            <text:p>16:28:2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8" table:style-name="ce1">
            <text:p>0,108</text:p>
          </table:table-cell>
          <table:table-cell office:value-type="float" office:value="0.109296" table:formula="of:=[.C473]/1000*[.E473]" table:style-name="ce1">
            <text:p>0,109296</text:p>
          </table:table-cell>
          <table:table-cell table:number-columns-repeated="16378"/>
        </table:table-row>
        <table:table-row table:style-name="ro1">
          <table:table-cell table:number-columns-repeated="4" table:style-name="ce3"/>
          <table:table-cell office:value-type="string" table:style-name="ce3">
            <text:p>Total energy</text:p>
          </table:table-cell>
          <table:table-cell office:value-type="float" office:value="19.323234999999986" table:formula="of:=SUM([.F272:.F473])" table:style-name="ce3">
            <text:p>19,323235</text:p>
          </table:table-cell>
          <table:table-cell table:number-columns-repeated="16378" table:style-name="ce3"/>
        </table:table-row>
        <table:table-row table:number-rows-repeated="104810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jennifer</dc:creator>
    <meta:creation-date>2024-04-24T11:39:07Z</meta:creation-date>
    <dc:date>2024-04-30T14:56:32Z</dc:date>
    <meta:editing-cycles>3</meta:editing-cycles>
    <meta:editing-duration>PT406S</meta:editing-duration>
  </office:meta>
</office:document-meta>
</file>